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5.528cm"/>
    </style:style>
    <style:style style:name="co3" style:family="table-column">
      <style:table-column-properties fo:break-before="auto" style:column-width="1.99cm"/>
    </style:style>
    <style:style style:name="co4" style:family="table-column">
      <style:table-column-properties fo:break-before="auto" style:column-width="2.355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733cm"/>
    </style:style>
    <style:style style:name="co8" style:family="table-column">
      <style:table-column-properties fo:break-before="auto" style:column-width="1.215cm"/>
    </style:style>
    <style:style style:name="co9" style:family="table-column">
      <style:table-column-properties fo:break-before="auto" style:column-width="4.313cm"/>
    </style:style>
    <style:style style:name="co10" style:family="table-column">
      <style:table-column-properties fo:break-before="auto" style:column-width="2.985cm"/>
    </style:style>
    <style:style style:name="co11" style:family="table-column">
      <style:table-column-properties fo:break-before="auto" style:column-width="4.147cm"/>
    </style:style>
    <style:style style:name="co12" style:family="table-column">
      <style:table-column-properties fo:break-before="auto" style:column-width="2.598cm"/>
    </style:style>
    <style:style style:name="co13" style:family="table-column">
      <style:table-column-properties fo:break-before="auto" style:column-width="1.464cm"/>
    </style:style>
    <style:style style:name="co14" style:family="table-column">
      <style:table-column-properties fo:break-before="auto" style:column-width="4.173cm"/>
    </style:style>
    <style:style style:name="co15" style:family="table-column">
      <style:table-column-properties fo:break-before="auto" style:column-width="3.681cm"/>
    </style:style>
    <style:style style:name="co16" style:family="table-column">
      <style:table-column-properties fo:break-before="auto" style:column-width="2.992cm"/>
    </style:style>
    <style:style style:name="co17" style:family="table-column">
      <style:table-column-properties fo:break-before="auto" style:column-width="1.692cm"/>
    </style:style>
    <style:style style:name="co18" style:family="table-column">
      <style:table-column-properties fo:break-before="auto" style:column-width="4.318cm"/>
    </style:style>
    <style:style style:name="co19" style:family="table-column">
      <style:table-column-properties fo:break-before="auto" style:column-width="2.852cm"/>
    </style:style>
    <style:style style:name="co20" style:family="table-column">
      <style:table-column-properties fo:break-before="auto" style:column-width="1.713cm"/>
    </style:style>
    <style:style style:name="co21" style:family="table-column">
      <style:table-column-properties fo:break-before="auto" style:column-width="2.902cm"/>
    </style:style>
    <style:style style:name="co22" style:family="table-column">
      <style:table-column-properties fo:break-before="auto" style:column-width="2.769cm"/>
    </style:style>
    <style:style style:name="co23" style:family="table-column">
      <style:table-column-properties fo:break-before="auto" style:column-width="1.82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 style:data-style-name="N1"/>
    <style:style style:name="ce8" style:family="table-cell" style:parent-style-name="Default">
      <style:text-properties fo:color="#0047ff" fo:font-weight="bold" style:font-weight-asian="bold" style:font-weight-complex="bold"/>
    </style:style>
    <style:style style:name="ce9" style:family="table-cell" style:parent-style-name="Default" style:data-style-name="N100"/>
    <style:style style:name="ce10" style:family="table-cell" style:parent-style-name="Default" style:data-style-name="N37"/>
    <style:style style:name="ce11" style:family="table-cell" style:parent-style-name="Default" style:data-style-name="N0"/>
  </office:automatic-styles>
  <office:body>
    <office:spreadsheet>
      <table:table table:name="citi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number-columns-repeated="7"/>
          <table:table-cell table:style-name="ce2" office:value-type="string" calcext:value-type="string">
            <text:p>SQL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ities</text:p>
          </table:table-cell>
          <table:table-cell table:number-columns-repeated="6"/>
          <table:table-cell table:style-name="ce3" table:formula="of:=&quot;--&quot;&amp;CHAR(13)&amp;CHAR(10)&amp;&quot;-- Dump dei dati per la tabella &quot;&amp;[.$A$2]&amp;CHAR(13)&amp;CHAR(10)&amp;&quot;-- &quot;" office:value-type="string" office:string-value="--&#13;&#10;-- Dump dei dati per la tabella cities&#13;&#10;-- " calcext:value-type="string">
            <text:p>--</text:p>
            <text:p>-- Dump dei dati per la tabella cities</text:p>
            <text:p>--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zip</text:p>
          </table:table-cell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country_code</text:p>
          </table:table-cell>
          <table:table-cell table:style-name="ce2"/>
          <table:table-cell table:formula="of:=&quot;insert into &quot;&amp;[.$A$2]&amp;&quot; (&quot;&amp;[.$A$3]&amp;&quot;,&quot;&amp;[.$B$3]&amp;&quot;,&quot;&amp;[.$C$3]&amp;&quot;,&quot;&amp;[.$D$3]&amp;&quot;,&quot;&amp;[.$E$3]&amp;&quot;,&quot;&amp;[.$F$3]&amp;&quot;,lock_version,created_at,updated_at) values &quot;" office:value-type="string" office:string-value="insert into cities (id,name,zip,area,country,country_code,lock_version,created_at,updated_at) values " calcext:value-type="string">
            <text:p>insert into cities (id,name,zip,area,country,country_code,lock_version,created_at,updated_at) values </text:p>
          </table:table-cell>
          <table:table-cell table:style-name="ce2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GENT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4]&amp;&quot;,'&quot;&amp;SUBSTITUTE([.B4];&quot;'&quot;;&quot;''&quot;)&amp;&quot;','&quot;&amp;[.C4]&amp;&quot;','&quot;&amp;SUBSTITUTE([.D4];&quot;'&quot;;&quot;''&quot;)&amp;&quot;','&quot;&amp;[.E4]&amp;&quot;','&quot;&amp;[.F4]&amp;&quot;',0,CURDATE(),CURDATE())&quot;&amp;IF([.$A5]&gt;0;&quot;,&quot;;&quot;;&quot;)" office:value-type="string" office:string-value="(1,'ARGENTA','?','FERRARA','ITALIA','ITA',0,CURDATE(),CURDATE())," calcext:value-type="string">
            <text:p>(1,'ARGENTA','?','FERRAR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BBIA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5]&amp;&quot;,'&quot;&amp;SUBSTITUTE([.B5];&quot;'&quot;;&quot;''&quot;)&amp;&quot;','&quot;&amp;[.C5]&amp;&quot;','&quot;&amp;SUBSTITUTE([.D5];&quot;'&quot;;&quot;''&quot;)&amp;&quot;','&quot;&amp;[.E5]&amp;&quot;','&quot;&amp;[.F5]&amp;&quot;',0,CURDATE(),CURDATE())&quot;&amp;IF([.$A6]&gt;0;&quot;,&quot;;&quot;;&quot;)" office:value-type="string" office:string-value="(2,'BIBBIANO','?','REGGIO EMILIA','ITALIA','ITA',0,CURDATE(),CURDATE())," calcext:value-type="string">
            <text:p>(2,'BIBBIANO','?','REGGIO EMILI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6]&amp;&quot;,'&quot;&amp;SUBSTITUTE([.B6];&quot;'&quot;;&quot;''&quot;)&amp;&quot;','&quot;&amp;[.C6]&amp;&quot;','&quot;&amp;SUBSTITUTE([.D6];&quot;'&quot;;&quot;''&quot;)&amp;&quot;','&quot;&amp;[.E6]&amp;&quot;','&quot;&amp;[.F6]&amp;&quot;',0,CURDATE(),CURDATE())&quot;&amp;IF([.$A7]&gt;0;&quot;,&quot;;&quot;;&quot;)" office:value-type="string" office:string-value="(3,'BOLOGNA','?','BOLOGNA','ITALIA','ITA',0,CURDATE(),CURDATE())," calcext:value-type="string">
            <text:p>(3,'BOLOGNA','?','BOLOGN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7]&amp;&quot;,'&quot;&amp;SUBSTITUTE([.B7];&quot;'&quot;;&quot;''&quot;)&amp;&quot;','&quot;&amp;[.C7]&amp;&quot;','&quot;&amp;SUBSTITUTE([.D7];&quot;'&quot;;&quot;''&quot;)&amp;&quot;','&quot;&amp;[.E7]&amp;&quot;','&quot;&amp;[.F7]&amp;&quot;',0,CURDATE(),CURDATE())&quot;&amp;IF([.$A8]&gt;0;&quot;,&quot;;&quot;;&quot;)" office:value-type="string" office:string-value="(4,'BRESCIA','?','BRESCIA','ITALIA','ITA',0,CURDATE(),CURDATE())," calcext:value-type="string">
            <text:p>(4,'BRESCIA','?','BRESCI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P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ODEN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8]&amp;&quot;,'&quot;&amp;SUBSTITUTE([.B8];&quot;'&quot;;&quot;''&quot;)&amp;&quot;','&quot;&amp;[.C8]&amp;&quot;','&quot;&amp;SUBSTITUTE([.D8];&quot;'&quot;;&quot;''&quot;)&amp;&quot;','&quot;&amp;[.E8]&amp;&quot;','&quot;&amp;[.F8]&amp;&quot;',0,CURDATE(),CURDATE())&quot;&amp;IF([.$A9]&gt;0;&quot;,&quot;;&quot;;&quot;)" office:value-type="string" office:string-value="(5,'CARPI','?','MODENA','ITALIA','ITA',0,CURDATE(),CURDATE())," calcext:value-type="string">
            <text:p>(5,'CARPI','?','MODEN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ELNOVO NE' MONT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9]&amp;&quot;,'&quot;&amp;SUBSTITUTE([.B9];&quot;'&quot;;&quot;''&quot;)&amp;&quot;','&quot;&amp;[.C9]&amp;&quot;','&quot;&amp;SUBSTITUTE([.D9];&quot;'&quot;;&quot;''&quot;)&amp;&quot;','&quot;&amp;[.E9]&amp;&quot;','&quot;&amp;[.F9]&amp;&quot;',0,CURDATE(),CURDATE())&quot;&amp;IF([.$A10]&gt;0;&quot;,&quot;;&quot;;&quot;)" office:value-type="string" office:string-value="(6,'CASTELNOVO NE'' MONTI','?','REGGIO EMILIA','ITALIA','ITA',0,CURDATE(),CURDATE())," calcext:value-type="string">
            <text:p>(6,'CASTELNOVO NE'' MONTI','?','REGGIO EMILI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10]&amp;&quot;,'&quot;&amp;SUBSTITUTE([.B10];&quot;'&quot;;&quot;''&quot;)&amp;&quot;','&quot;&amp;[.C10]&amp;&quot;','&quot;&amp;SUBSTITUTE([.D10];&quot;'&quot;;&quot;''&quot;)&amp;&quot;','&quot;&amp;[.E10]&amp;&quot;','&quot;&amp;[.F10]&amp;&quot;',0,CURDATE(),CURDATE())&quot;&amp;IF([.$A11]&gt;0;&quot;,&quot;;&quot;;&quot;)" office:value-type="string" office:string-value="(7,'CENTO','?','FERRARA','ITALIA','ITA',0,CURDATE(),CURDATE())," calcext:value-type="string">
            <text:p>(7,'CENTO','?','FERRAR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ESEN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IMINI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11]&amp;&quot;,'&quot;&amp;SUBSTITUTE([.B11];&quot;'&quot;;&quot;''&quot;)&amp;&quot;','&quot;&amp;[.C11]&amp;&quot;','&quot;&amp;SUBSTITUTE([.D11];&quot;'&quot;;&quot;''&quot;)&amp;&quot;','&quot;&amp;[.E11]&amp;&quot;','&quot;&amp;[.F11]&amp;&quot;',0,CURDATE(),CURDATE())&quot;&amp;IF([.$A12]&gt;0;&quot;,&quot;;&quot;;&quot;)" office:value-type="string" office:string-value="(8,'CESENA','?','RIMINI','ITALIA','ITA',0,CURDATE(),CURDATE())," calcext:value-type="string">
            <text:p>(8,'CESENA','?','RIMINI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GGI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12]&amp;&quot;,'&quot;&amp;SUBSTITUTE([.B12];&quot;'&quot;;&quot;''&quot;)&amp;&quot;','&quot;&amp;[.C12]&amp;&quot;','&quot;&amp;SUBSTITUTE([.D12];&quot;'&quot;;&quot;''&quot;)&amp;&quot;','&quot;&amp;[.E12]&amp;&quot;','&quot;&amp;[.F12]&amp;&quot;',0,CURDATE(),CURDATE())&quot;&amp;IF([.$A13]&gt;0;&quot;,&quot;;&quot;;&quot;)" office:value-type="string" office:string-value="(9,'CORREGGIO','?','REGGIO EMILIA','ITALIA','ITA',0,CURDATE(),CURDATE())," calcext:value-type="string">
            <text:p>(9,'CORREGGIO','?','REGGIO EMILI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MON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REMON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13]&amp;&quot;,'&quot;&amp;SUBSTITUTE([.B13];&quot;'&quot;;&quot;''&quot;)&amp;&quot;','&quot;&amp;[.C13]&amp;&quot;','&quot;&amp;SUBSTITUTE([.D13];&quot;'&quot;;&quot;''&quot;)&amp;&quot;','&quot;&amp;[.E13]&amp;&quot;','&quot;&amp;[.F13]&amp;&quot;',0,CURDATE(),CURDATE())&quot;&amp;IF([.$A14]&gt;0;&quot;,&quot;;&quot;;&quot;)" office:value-type="string" office:string-value="(10,'CREMONA','?','CREMONA','ITALIA','ITA',0,CURDATE(),CURDATE())," calcext:value-type="string">
            <text:p>(10,'CREMONA','?','CREMON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SENZANO DEL GARD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14]&amp;&quot;,'&quot;&amp;SUBSTITUTE([.B14];&quot;'&quot;;&quot;''&quot;)&amp;&quot;','&quot;&amp;[.C14]&amp;&quot;','&quot;&amp;SUBSTITUTE([.D14];&quot;'&quot;;&quot;''&quot;)&amp;&quot;','&quot;&amp;[.E14]&amp;&quot;','&quot;&amp;[.F14]&amp;&quot;',0,CURDATE(),CURDATE())&quot;&amp;IF([.$A15]&gt;0;&quot;,&quot;;&quot;;&quot;)" office:value-type="string" office:string-value="(11,'DESENZANO DEL GARDA','?','BRESCIA','ITALIA','ITA',0,CURDATE(),CURDATE())," calcext:value-type="string">
            <text:p>(11,'DESENZANO DEL GARDA','?','BRESCI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INDHOVE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INDHOVEN</text:p>
          </table:table-cell>
          <table:table-cell office:value-type="string" calcext:value-type="string">
            <text:p>NEDERLAND</text:p>
          </table:table-cell>
          <table:table-cell office:value-type="string" calcext:value-type="string">
            <text:p>NED</text:p>
          </table:table-cell>
          <table:table-cell/>
          <table:table-cell table:formula="of:=&quot;(&quot;&amp;[.A15]&amp;&quot;,'&quot;&amp;SUBSTITUTE([.B15];&quot;'&quot;;&quot;''&quot;)&amp;&quot;','&quot;&amp;[.C15]&amp;&quot;','&quot;&amp;SUBSTITUTE([.D15];&quot;'&quot;;&quot;''&quot;)&amp;&quot;','&quot;&amp;[.E15]&amp;&quot;','&quot;&amp;[.F15]&amp;&quot;',0,CURDATE(),CURDATE())&quot;&amp;IF([.$A16]&gt;0;&quot;,&quot;;&quot;;&quot;)" office:value-type="string" office:string-value="(12,'EINDHOVEN','?','EINDHOVEN','NEDERLAND','NED',0,CURDATE(),CURDATE())," calcext:value-type="string">
            <text:p>(12,'EINDHOVEN','?','EINDHOVEN','NEDERLAND','NED',0,CURDATE(),CURDATE()),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16]&amp;&quot;,'&quot;&amp;SUBSTITUTE([.B16];&quot;'&quot;;&quot;''&quot;)&amp;&quot;','&quot;&amp;[.C16]&amp;&quot;','&quot;&amp;SUBSTITUTE([.D16];&quot;'&quot;;&quot;''&quot;)&amp;&quot;','&quot;&amp;[.E16]&amp;&quot;','&quot;&amp;[.F16]&amp;&quot;',0,CURDATE(),CURDATE())&quot;&amp;IF([.$A17]&gt;0;&quot;,&quot;;&quot;;&quot;)" office:value-type="string" office:string-value="(13,'FERRARA','?','FERRARA','ITALIA','ITA',0,CURDATE(),CURDATE())," calcext:value-type="string">
            <text:p>(13,'FERRARA','?','FERRAR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IDENZ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17]&amp;&quot;,'&quot;&amp;SUBSTITUTE([.B17];&quot;'&quot;;&quot;''&quot;)&amp;&quot;','&quot;&amp;[.C17]&amp;&quot;','&quot;&amp;SUBSTITUTE([.D17];&quot;'&quot;;&quot;''&quot;)&amp;&quot;','&quot;&amp;[.E17]&amp;&quot;','&quot;&amp;[.F17]&amp;&quot;',0,CURDATE(),CURDATE())&quot;&amp;IF([.$A18]&gt;0;&quot;,&quot;;&quot;;&quot;)" office:value-type="string" office:string-value="(14,'FIDENZA','?','PARMA','ITALIA','ITA',0,CURDATE(),CURDATE())," calcext:value-type="string">
            <text:p>(14,'FIDENZA','?','PARM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ORLI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ORLI'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18]&amp;&quot;,'&quot;&amp;SUBSTITUTE([.B18];&quot;'&quot;;&quot;''&quot;)&amp;&quot;','&quot;&amp;[.C18]&amp;&quot;','&quot;&amp;SUBSTITUTE([.D18];&quot;'&quot;;&quot;''&quot;)&amp;&quot;','&quot;&amp;[.E18]&amp;&quot;','&quot;&amp;[.F18]&amp;&quot;',0,CURDATE(),CURDATE())&quot;&amp;IF([.$A19]&gt;0;&quot;,&quot;;&quot;;&quot;)" office:value-type="string" office:string-value="(15,'FORLI''','?','FORLI''','ITALIA','ITA',0,CURDATE(),CURDATE())," calcext:value-type="string">
            <text:p>(15,'FORLI''','?','FORLI''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ORNOVO TAR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19]&amp;&quot;,'&quot;&amp;SUBSTITUTE([.B19];&quot;'&quot;;&quot;''&quot;)&amp;&quot;','&quot;&amp;[.C19]&amp;&quot;','&quot;&amp;SUBSTITUTE([.D19];&quot;'&quot;;&quot;''&quot;)&amp;&quot;','&quot;&amp;[.E19]&amp;&quot;','&quot;&amp;[.F19]&amp;&quot;',0,CURDATE(),CURDATE())&quot;&amp;IF([.$A20]&gt;0;&quot;,&quot;;&quot;;&quot;)" office:value-type="string" office:string-value="(16,'FORNOVO TARO','?','PARMA','ITALIA','ITA',0,CURDATE(),CURDATE())," calcext:value-type="string">
            <text:p>(16,'FORNOVO TARO','?','PARM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ENOV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ENOV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20]&amp;&quot;,'&quot;&amp;SUBSTITUTE([.B20];&quot;'&quot;;&quot;''&quot;)&amp;&quot;','&quot;&amp;[.C20]&amp;&quot;','&quot;&amp;SUBSTITUTE([.D20];&quot;'&quot;;&quot;''&quot;)&amp;&quot;','&quot;&amp;[.E20]&amp;&quot;','&quot;&amp;[.F20]&amp;&quot;',0,CURDATE(),CURDATE())&quot;&amp;IF([.$A21]&gt;0;&quot;,&quot;;&quot;;&quot;)" office:value-type="string" office:string-value="(17,'GENOVA','?','GENOVA','ITALIA','ITA',0,CURDATE(),CURDATE())," calcext:value-type="string">
            <text:p>(17,'GENOVA','?','GENOV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USSAG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21]&amp;&quot;,'&quot;&amp;SUBSTITUTE([.B21];&quot;'&quot;;&quot;''&quot;)&amp;&quot;','&quot;&amp;[.C21]&amp;&quot;','&quot;&amp;SUBSTITUTE([.D21];&quot;'&quot;;&quot;''&quot;)&amp;&quot;','&quot;&amp;[.E21]&amp;&quot;','&quot;&amp;[.F21]&amp;&quot;',0,CURDATE(),CURDATE())&quot;&amp;IF([.$A22]&gt;0;&quot;,&quot;;&quot;;&quot;)" office:value-type="string" office:string-value="(18,'GUSSAGO','?','BRESCIA','ITALIA','ITA',0,CURDATE(),CURDATE())," calcext:value-type="string">
            <text:p>(18,'GUSSAGO','?','BRESCI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OL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22]&amp;&quot;,'&quot;&amp;SUBSTITUTE([.B22];&quot;'&quot;;&quot;''&quot;)&amp;&quot;','&quot;&amp;[.C22]&amp;&quot;','&quot;&amp;SUBSTITUTE([.D22];&quot;'&quot;;&quot;''&quot;)&amp;&quot;','&quot;&amp;[.E22]&amp;&quot;','&quot;&amp;[.F22]&amp;&quot;',0,CURDATE(),CURDATE())&quot;&amp;IF([.$A23]&gt;0;&quot;,&quot;;&quot;;&quot;)" office:value-type="string" office:string-value="(19,'IMOLA','?','BOLOGNA','ITALIA','ITA',0,CURDATE(),CURDATE())," calcext:value-type="string">
            <text:p>(19,'IMOLA','?','BOLOGN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A SPEZI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A SPEZ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23]&amp;&quot;,'&quot;&amp;SUBSTITUTE([.B23];&quot;'&quot;;&quot;''&quot;)&amp;&quot;','&quot;&amp;[.C23]&amp;&quot;','&quot;&amp;SUBSTITUTE([.D23];&quot;'&quot;;&quot;''&quot;)&amp;&quot;','&quot;&amp;[.E23]&amp;&quot;','&quot;&amp;[.F23]&amp;&quot;',0,CURDATE(),CURDATE())&quot;&amp;IF([.$A24]&gt;0;&quot;,&quot;;&quot;;&quot;)" office:value-type="string" office:string-value="(20,'LA SPEZIA','?','LA SPEZIA','ITALIA','ITA',0,CURDATE(),CURDATE())," calcext:value-type="string">
            <text:p>(20,'LA SPEZIA','?','LA SPEZI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GNAG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ERON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24]&amp;&quot;,'&quot;&amp;SUBSTITUTE([.B24];&quot;'&quot;;&quot;''&quot;)&amp;&quot;','&quot;&amp;[.C24]&amp;&quot;','&quot;&amp;SUBSTITUTE([.D24];&quot;'&quot;;&quot;''&quot;)&amp;&quot;','&quot;&amp;[.E24]&amp;&quot;','&quot;&amp;[.F24]&amp;&quot;',0,CURDATE(),CURDATE())&quot;&amp;IF([.$A25]&gt;0;&quot;,&quot;;&quot;;&quot;)" office:value-type="string" office:string-value="(21,'LEGNAGO','?','VERONA','ITALIA','ITA',0,CURDATE(),CURDATE())," calcext:value-type="string">
            <text:p>(21,'LEGNAGO','?','VERON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IGNANO SABBIADOR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DINE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25]&amp;&quot;,'&quot;&amp;SUBSTITUTE([.B25];&quot;'&quot;;&quot;''&quot;)&amp;&quot;','&quot;&amp;[.C25]&amp;&quot;','&quot;&amp;SUBSTITUTE([.D25];&quot;'&quot;;&quot;''&quot;)&amp;&quot;','&quot;&amp;[.E25]&amp;&quot;','&quot;&amp;[.F25]&amp;&quot;',0,CURDATE(),CURDATE())&quot;&amp;IF([.$A26]&gt;0;&quot;,&quot;;&quot;;&quot;)" office:value-type="string" office:string-value="(22,'LIGNANO SABBIADORO','?','UDINE','ITALIA','ITA',0,CURDATE(),CURDATE())," calcext:value-type="string">
            <text:p>(22,'LIGNANO SABBIADORO','?','UDINE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26]&amp;&quot;,'&quot;&amp;SUBSTITUTE([.B26];&quot;'&quot;;&quot;''&quot;)&amp;&quot;','&quot;&amp;[.C26]&amp;&quot;','&quot;&amp;SUBSTITUTE([.D26];&quot;'&quot;;&quot;''&quot;)&amp;&quot;','&quot;&amp;[.E26]&amp;&quot;','&quot;&amp;[.F26]&amp;&quot;',0,CURDATE(),CURDATE())&quot;&amp;IF([.$A27]&gt;0;&quot;,&quot;;&quot;;&quot;)" office:value-type="string" office:string-value="(23,'LIVORNO','?','LIVORNO','ITALIA','ITA',0,CURDATE(),CURDATE())," calcext:value-type="string">
            <text:p>(23,'LIVORNO','?','LIVORNO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NTOV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ANTOV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27]&amp;&quot;,'&quot;&amp;SUBSTITUTE([.B27];&quot;'&quot;;&quot;''&quot;)&amp;&quot;','&quot;&amp;[.C27]&amp;&quot;','&quot;&amp;SUBSTITUTE([.D27];&quot;'&quot;;&quot;''&quot;)&amp;&quot;','&quot;&amp;[.E27]&amp;&quot;','&quot;&amp;[.F27]&amp;&quot;',0,CURDATE(),CURDATE())&quot;&amp;IF([.$A28]&gt;0;&quot;,&quot;;&quot;;&quot;)" office:value-type="string" office:string-value="(24,'MANTOVA','?','MANTOVA','ITALIA','ITA',0,CURDATE(),CURDATE())," calcext:value-type="string">
            <text:p>(24,'MANTOVA','?','MANTOV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IRANDOL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ODEN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28]&amp;&quot;,'&quot;&amp;SUBSTITUTE([.B28];&quot;'&quot;;&quot;''&quot;)&amp;&quot;','&quot;&amp;[.C28]&amp;&quot;','&quot;&amp;SUBSTITUTE([.D28];&quot;'&quot;;&quot;''&quot;)&amp;&quot;','&quot;&amp;[.E28]&amp;&quot;','&quot;&amp;[.F28]&amp;&quot;',0,CURDATE(),CURDATE())&quot;&amp;IF([.$A29]&gt;0;&quot;,&quot;;&quot;;&quot;)" office:value-type="string" office:string-value="(25,'MIRANDOLA','?','MODENA','ITALIA','ITA',0,CURDATE(),CURDATE())," calcext:value-type="string">
            <text:p>(25,'MIRANDOLA','?','MODEN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DEN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ODEN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29]&amp;&quot;,'&quot;&amp;SUBSTITUTE([.B29];&quot;'&quot;;&quot;''&quot;)&amp;&quot;','&quot;&amp;[.C29]&amp;&quot;','&quot;&amp;SUBSTITUTE([.D29];&quot;'&quot;;&quot;''&quot;)&amp;&quot;','&quot;&amp;[.E29]&amp;&quot;','&quot;&amp;[.F29]&amp;&quot;',0,CURDATE(),CURDATE())&quot;&amp;IF([.$A30]&gt;0;&quot;,&quot;;&quot;;&quot;)" office:value-type="string" office:string-value="(26,'MODENA','?','MODENA','ITALIA','ITA',0,CURDATE(),CURDATE())," calcext:value-type="string">
            <text:p>(26,'MODENA','?','MODEN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OLINELL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30]&amp;&quot;,'&quot;&amp;SUBSTITUTE([.B30];&quot;'&quot;;&quot;''&quot;)&amp;&quot;','&quot;&amp;[.C30]&amp;&quot;','&quot;&amp;SUBSTITUTE([.D30];&quot;'&quot;;&quot;''&quot;)&amp;&quot;','&quot;&amp;[.E30]&amp;&quot;','&quot;&amp;[.F30]&amp;&quot;',0,CURDATE(),CURDATE())&quot;&amp;IF([.$A31]&gt;0;&quot;,&quot;;&quot;;&quot;)" office:value-type="string" office:string-value="(27,'MOLINELLA','?','BOLOGNA','ITALIA','ITA',0,CURDATE(),CURDATE())," calcext:value-type="string">
            <text:p>(27,'MOLINELLA','?','BOLOGN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VELLAR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31]&amp;&quot;,'&quot;&amp;SUBSTITUTE([.B31];&quot;'&quot;;&quot;''&quot;)&amp;&quot;','&quot;&amp;[.C31]&amp;&quot;','&quot;&amp;SUBSTITUTE([.D31];&quot;'&quot;;&quot;''&quot;)&amp;&quot;','&quot;&amp;[.E31]&amp;&quot;','&quot;&amp;[.F31]&amp;&quot;',0,CURDATE(),CURDATE())&quot;&amp;IF([.$A32]&gt;0;&quot;,&quot;;&quot;;&quot;)" office:value-type="string" office:string-value="(28,'NOVELLARA','?','REGGIO EMILIA','ITALIA','ITA',0,CURDATE(),CURDATE())," calcext:value-type="string">
            <text:p>(28,'NOVELLARA','?','REGGIO EMILI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STI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32]&amp;&quot;,'&quot;&amp;SUBSTITUTE([.B32];&quot;'&quot;;&quot;''&quot;)&amp;&quot;','&quot;&amp;[.C32]&amp;&quot;','&quot;&amp;SUBSTITUTE([.D32];&quot;'&quot;;&quot;''&quot;)&amp;&quot;','&quot;&amp;[.E32]&amp;&quot;','&quot;&amp;[.F32]&amp;&quot;',0,CURDATE(),CURDATE())&quot;&amp;IF([.$A33]&gt;0;&quot;,&quot;;&quot;;&quot;)" office:value-type="string" office:string-value="(29,'OSTIA','?','ROMA','ITALIA','ITA',0,CURDATE(),CURDATE())," calcext:value-type="string">
            <text:p>(29,'OSTIA','?','ROM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DOV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ADOV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33]&amp;&quot;,'&quot;&amp;SUBSTITUTE([.B33];&quot;'&quot;;&quot;''&quot;)&amp;&quot;','&quot;&amp;[.C33]&amp;&quot;','&quot;&amp;SUBSTITUTE([.D33];&quot;'&quot;;&quot;''&quot;)&amp;&quot;','&quot;&amp;[.E33]&amp;&quot;','&quot;&amp;[.F33]&amp;&quot;',0,CURDATE(),CURDATE())&quot;&amp;IF([.$A34]&gt;0;&quot;,&quot;;&quot;;&quot;)" office:value-type="string" office:string-value="(30,'PADOVA','?','PADOVA','ITALIA','ITA',0,CURDATE(),CURDATE())," calcext:value-type="string">
            <text:p>(30,'PADOVA','?','PADOV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34]&amp;&quot;,'&quot;&amp;SUBSTITUTE([.B34];&quot;'&quot;;&quot;''&quot;)&amp;&quot;','&quot;&amp;[.C34]&amp;&quot;','&quot;&amp;SUBSTITUTE([.D34];&quot;'&quot;;&quot;''&quot;)&amp;&quot;','&quot;&amp;[.E34]&amp;&quot;','&quot;&amp;[.F34]&amp;&quot;',0,CURDATE(),CURDATE())&quot;&amp;IF([.$A35]&gt;0;&quot;,&quot;;&quot;;&quot;)" office:value-type="string" office:string-value="(31,'PARMA','?','PARMA','ITALIA','ITA',0,CURDATE(),CURDATE())," calcext:value-type="string">
            <text:p>(31,'PARMA','?','PARM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35]&amp;&quot;,'&quot;&amp;SUBSTITUTE([.B35];&quot;'&quot;;&quot;''&quot;)&amp;&quot;','&quot;&amp;[.C35]&amp;&quot;','&quot;&amp;SUBSTITUTE([.D35];&quot;'&quot;;&quot;''&quot;)&amp;&quot;','&quot;&amp;[.E35]&amp;&quot;','&quot;&amp;[.F35]&amp;&quot;',0,CURDATE(),CURDATE())&quot;&amp;IF([.$A36]&gt;0;&quot;,&quot;;&quot;;&quot;)" office:value-type="string" office:string-value="(32,'PIACENZA','?','PIACENZA','ITALIA','ITA',0,CURDATE(),CURDATE())," calcext:value-type="string">
            <text:p>(32,'PIACENZA','?','PIACENZ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INARELLA DI CERVI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AVENN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36]&amp;&quot;,'&quot;&amp;SUBSTITUTE([.B36];&quot;'&quot;;&quot;''&quot;)&amp;&quot;','&quot;&amp;[.C36]&amp;&quot;','&quot;&amp;SUBSTITUTE([.D36];&quot;'&quot;;&quot;''&quot;)&amp;&quot;','&quot;&amp;[.E36]&amp;&quot;','&quot;&amp;[.F36]&amp;&quot;',0,CURDATE(),CURDATE())&quot;&amp;IF([.$A37]&gt;0;&quot;,&quot;;&quot;;&quot;)" office:value-type="string" office:string-value="(33,'PINARELLA DI CERVIA','?','RAVENNA','ITALIA','ITA',0,CURDATE(),CURDATE())," calcext:value-type="string">
            <text:p>(33,'PINARELLA DI CERVIA','?','RAVENN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ONTEDER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IS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37]&amp;&quot;,'&quot;&amp;SUBSTITUTE([.B37];&quot;'&quot;;&quot;''&quot;)&amp;&quot;','&quot;&amp;[.C37]&amp;&quot;','&quot;&amp;SUBSTITUTE([.D37];&quot;'&quot;;&quot;''&quot;)&amp;&quot;','&quot;&amp;[.E37]&amp;&quot;','&quot;&amp;[.F37]&amp;&quot;',0,CURDATE(),CURDATE())&quot;&amp;IF([.$A38]&gt;0;&quot;,&quot;;&quot;;&quot;)" office:value-type="string" office:string-value="(34,'PONTEDERA','?','PISA','ITALIA','ITA',0,CURDATE(),CURDATE())," calcext:value-type="string">
            <text:p>(34,'PONTEDERA','?','PIS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AT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RENZE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38]&amp;&quot;,'&quot;&amp;SUBSTITUTE([.B38];&quot;'&quot;;&quot;''&quot;)&amp;&quot;','&quot;&amp;[.C38]&amp;&quot;','&quot;&amp;SUBSTITUTE([.D38];&quot;'&quot;;&quot;''&quot;)&amp;&quot;','&quot;&amp;[.E38]&amp;&quot;','&quot;&amp;[.F38]&amp;&quot;',0,CURDATE(),CURDATE())&quot;&amp;IF([.$A39]&gt;0;&quot;,&quot;;&quot;;&quot;)" office:value-type="string" office:string-value="(35,'PRATO','?','FIRENZE','ITALIA','ITA',0,CURDATE(),CURDATE())," calcext:value-type="string">
            <text:p>(35,'PRATO','?','FIRENZE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AVENN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AVENN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39]&amp;&quot;,'&quot;&amp;SUBSTITUTE([.B39];&quot;'&quot;;&quot;''&quot;)&amp;&quot;','&quot;&amp;[.C39]&amp;&quot;','&quot;&amp;SUBSTITUTE([.D39];&quot;'&quot;;&quot;''&quot;)&amp;&quot;','&quot;&amp;[.E39]&amp;&quot;','&quot;&amp;[.F39]&amp;&quot;',0,CURDATE(),CURDATE())&quot;&amp;IF([.$A40]&gt;0;&quot;,&quot;;&quot;;&quot;)" office:value-type="string" office:string-value="(36,'RAVENNA','?','RAVENNA','ITALIA','ITA',0,CURDATE(),CURDATE())," calcext:value-type="string">
            <text:p>(36,'RAVENNA','?','RAVENN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GGIO NELL'EMILI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40]&amp;&quot;,'&quot;&amp;SUBSTITUTE([.B40];&quot;'&quot;;&quot;''&quot;)&amp;&quot;','&quot;&amp;[.C40]&amp;&quot;','&quot;&amp;SUBSTITUTE([.D40];&quot;'&quot;;&quot;''&quot;)&amp;&quot;','&quot;&amp;[.E40]&amp;&quot;','&quot;&amp;[.F40]&amp;&quot;',0,CURDATE(),CURDATE())&quot;&amp;IF([.$A41]&gt;0;&quot;,&quot;;&quot;;&quot;)" office:value-type="string" office:string-value="(37,'REGGIO NELL''EMILIA','?','REGGIO EMILIA','ITALIA','ITA',0,CURDATE(),CURDATE())," calcext:value-type="string">
            <text:p>(37,'REGGIO NELL''EMILIA','?','REGGIO EMILI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ICCIO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IMINI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41]&amp;&quot;,'&quot;&amp;SUBSTITUTE([.B41];&quot;'&quot;;&quot;''&quot;)&amp;&quot;','&quot;&amp;[.C41]&amp;&quot;','&quot;&amp;SUBSTITUTE([.D41];&quot;'&quot;;&quot;''&quot;)&amp;&quot;','&quot;&amp;[.E41]&amp;&quot;','&quot;&amp;[.F41]&amp;&quot;',0,CURDATE(),CURDATE())&quot;&amp;IF([.$A42]&gt;0;&quot;,&quot;;&quot;;&quot;)" office:value-type="string" office:string-value="(38,'RICCIONE','?','RIMINI','ITALIA','ITA',0,CURDATE(),CURDATE())," calcext:value-type="string">
            <text:p>(38,'RICCIONE','?','RIMINI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OVIG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OVIGO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42]&amp;&quot;,'&quot;&amp;SUBSTITUTE([.B42];&quot;'&quot;;&quot;''&quot;)&amp;&quot;','&quot;&amp;[.C42]&amp;&quot;','&quot;&amp;SUBSTITUTE([.D42];&quot;'&quot;;&quot;''&quot;)&amp;&quot;','&quot;&amp;[.E42]&amp;&quot;','&quot;&amp;[.F42]&amp;&quot;',0,CURDATE(),CURDATE())&quot;&amp;IF([.$A43]&gt;0;&quot;,&quot;;&quot;;&quot;)" office:value-type="string" office:string-value="(39,'ROVIGO','?','ROVIGO','ITALIA','ITA',0,CURDATE(),CURDATE())," calcext:value-type="string">
            <text:p>(39,'ROVIGO','?','ROVIGO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.LAZZARO DI SAVEN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43]&amp;&quot;,'&quot;&amp;SUBSTITUTE([.B43];&quot;'&quot;;&quot;''&quot;)&amp;&quot;','&quot;&amp;[.C43]&amp;&quot;','&quot;&amp;SUBSTITUTE([.D43];&quot;'&quot;;&quot;''&quot;)&amp;&quot;','&quot;&amp;[.E43]&amp;&quot;','&quot;&amp;[.F43]&amp;&quot;',0,CURDATE(),CURDATE())&quot;&amp;IF([.$A44]&gt;0;&quot;,&quot;;&quot;;&quot;)" office:value-type="string" office:string-value="(40,'S.LAZZARO DI SAVENA','?','BOLOGNA','ITALIA','ITA',0,CURDATE(),CURDATE())," calcext:value-type="string">
            <text:p>(40,'S.LAZZARO DI SAVENA','?','BOLOGN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AINT VINCE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OST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44]&amp;&quot;,'&quot;&amp;SUBSTITUTE([.B44];&quot;'&quot;;&quot;''&quot;)&amp;&quot;','&quot;&amp;[.C44]&amp;&quot;','&quot;&amp;SUBSTITUTE([.D44];&quot;'&quot;;&quot;''&quot;)&amp;&quot;','&quot;&amp;[.E44]&amp;&quot;','&quot;&amp;[.F44]&amp;&quot;',0,CURDATE(),CURDATE())&quot;&amp;IF([.$A45]&gt;0;&quot;,&quot;;&quot;;&quot;)" office:value-type="string" office:string-value="(41,'SAINT VINCENT','?','AOSTA','ITALIA','ITA',0,CURDATE(),CURDATE())," calcext:value-type="string">
            <text:p>(41,'SAINT VINCENT','?','AOST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SAN MARINO</text:p>
          </table:table-cell>
          <table:table-cell office:value-type="string" calcext:value-type="string">
            <text:p>SNM</text:p>
          </table:table-cell>
          <table:table-cell/>
          <table:table-cell table:formula="of:=&quot;(&quot;&amp;[.A45]&amp;&quot;,'&quot;&amp;SUBSTITUTE([.B45];&quot;'&quot;;&quot;''&quot;)&amp;&quot;','&quot;&amp;[.C45]&amp;&quot;','&quot;&amp;SUBSTITUTE([.D45];&quot;'&quot;;&quot;''&quot;)&amp;&quot;','&quot;&amp;[.E45]&amp;&quot;','&quot;&amp;[.F45]&amp;&quot;',0,CURDATE(),CURDATE())&quot;&amp;IF([.$A46]&gt;0;&quot;,&quot;;&quot;;&quot;)" office:value-type="string" office:string-value="(42,'SAN MARINO','?','SAN MARINO','SAN MARINO','SNM',0,CURDATE(),CURDATE())," calcext:value-type="string">
            <text:p>(42,'SAN MARINO','?','SAN MARINO','SAN MARINO','SNM',0,CURDATE(),CURDATE()),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NT'ILARI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46]&amp;&quot;,'&quot;&amp;SUBSTITUTE([.B46];&quot;'&quot;;&quot;''&quot;)&amp;&quot;','&quot;&amp;[.C46]&amp;&quot;','&quot;&amp;SUBSTITUTE([.D46];&quot;'&quot;;&quot;''&quot;)&amp;&quot;','&quot;&amp;[.E46]&amp;&quot;','&quot;&amp;[.F46]&amp;&quot;',0,CURDATE(),CURDATE())&quot;&amp;IF([.$A47]&gt;0;&quot;,&quot;;&quot;;&quot;)" office:value-type="string" office:string-value="(43,'SANT''ILARIO','?','REGGIO EMILIA','ITALIA','ITA',0,CURDATE(),CURDATE())," calcext:value-type="string">
            <text:p>(43,'SANT''ILARIO','?','REGGIO EMILI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ODEN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47]&amp;&quot;,'&quot;&amp;SUBSTITUTE([.B47];&quot;'&quot;;&quot;''&quot;)&amp;&quot;','&quot;&amp;[.C47]&amp;&quot;','&quot;&amp;SUBSTITUTE([.D47];&quot;'&quot;;&quot;''&quot;)&amp;&quot;','&quot;&amp;[.E47]&amp;&quot;','&quot;&amp;[.F47]&amp;&quot;',0,CURDATE(),CURDATE())&quot;&amp;IF([.$A48]&gt;0;&quot;,&quot;;&quot;;&quot;)" office:value-type="string" office:string-value="(44,'SASSUOLO','?','MODENA','ITALIA','ITA',0,CURDATE(),CURDATE())," calcext:value-type="string">
            <text:p>(44,'SASSUOLO','?','MODEN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ONDRI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NDRIO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48]&amp;&quot;,'&quot;&amp;SUBSTITUTE([.B48];&quot;'&quot;;&quot;''&quot;)&amp;&quot;','&quot;&amp;[.C48]&amp;&quot;','&quot;&amp;SUBSTITUTE([.D48];&quot;'&quot;;&quot;''&quot;)&amp;&quot;','&quot;&amp;[.E48]&amp;&quot;','&quot;&amp;[.F48]&amp;&quot;',0,CURDATE(),CURDATE())&quot;&amp;IF([.$A49]&gt;0;&quot;,&quot;;&quot;;&quot;)" office:value-type="string" office:string-value="(45,'SONDRIO','?','SONDRIO','ITALIA','ITA',0,CURDATE(),CURDATE())," calcext:value-type="string">
            <text:p>(45,'SONDRIO','?','SONDRIO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ANFOR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TATI UNITI</text:p>
          </table:table-cell>
          <table:table-cell office:value-type="string" calcext:value-type="string">
            <text:p>USA</text:p>
          </table:table-cell>
          <table:table-cell/>
          <table:table-cell table:formula="of:=&quot;(&quot;&amp;[.A49]&amp;&quot;,'&quot;&amp;SUBSTITUTE([.B49];&quot;'&quot;;&quot;''&quot;)&amp;&quot;','&quot;&amp;[.C49]&amp;&quot;','&quot;&amp;SUBSTITUTE([.D49];&quot;'&quot;;&quot;''&quot;)&amp;&quot;','&quot;&amp;[.E49]&amp;&quot;','&quot;&amp;[.F49]&amp;&quot;',0,CURDATE(),CURDATE())&quot;&amp;IF([.$A50]&gt;0;&quot;,&quot;;&quot;;&quot;)" office:value-type="string" office:string-value="(46,'STANFORD','?','CALIFORNIA','STATI UNITI','USA',0,CURDATE(),CURDATE())," calcext:value-type="string">
            <text:p>(46,'STANFORD','?','CALIFORNIA','STATI UNITI','USA',0,CURDATE(),CURDATE()),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OCCOLM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OCCOLM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/>
          <table:table-cell table:formula="of:=&quot;(&quot;&amp;[.A50]&amp;&quot;,'&quot;&amp;SUBSTITUTE([.B50];&quot;'&quot;;&quot;''&quot;)&amp;&quot;','&quot;&amp;[.C50]&amp;&quot;','&quot;&amp;SUBSTITUTE([.D50];&quot;'&quot;;&quot;''&quot;)&amp;&quot;','&quot;&amp;[.E50]&amp;&quot;','&quot;&amp;[.F50]&amp;&quot;',0,CURDATE(),CURDATE())&quot;&amp;IF([.$A51]&gt;0;&quot;,&quot;;&quot;;&quot;)" office:value-type="string" office:string-value="(47,'STOCCOLMA','?','STOCCOLMA','SWEDEN','SWE',0,CURDATE(),CURDATE())," calcext:value-type="string">
            <text:p>(47,'STOCCOLMA','?','STOCCOLMA','SWEDEN','SWE',0,CURDATE(),CURDATE()),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RIEST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RIESTE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51]&amp;&quot;,'&quot;&amp;SUBSTITUTE([.B51];&quot;'&quot;;&quot;''&quot;)&amp;&quot;','&quot;&amp;[.C51]&amp;&quot;','&quot;&amp;SUBSTITUTE([.D51];&quot;'&quot;;&quot;''&quot;)&amp;&quot;','&quot;&amp;[.E51]&amp;&quot;','&quot;&amp;[.F51]&amp;&quot;',0,CURDATE(),CURDATE())&quot;&amp;IF([.$A52]&gt;0;&quot;,&quot;;&quot;;&quot;)" office:value-type="string" office:string-value="(48,'TRIESTE','?','TRIESTE','ITALIA','ITA',0,CURDATE(),CURDATE())," calcext:value-type="string">
            <text:p>(48,'TRIESTE','?','TRIESTE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ARED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52]&amp;&quot;,'&quot;&amp;SUBSTITUTE([.B52];&quot;'&quot;;&quot;''&quot;)&amp;&quot;','&quot;&amp;[.C52]&amp;&quot;','&quot;&amp;SUBSTITUTE([.D52];&quot;'&quot;;&quot;''&quot;)&amp;&quot;','&quot;&amp;[.E52]&amp;&quot;','&quot;&amp;[.F52]&amp;&quot;',0,CURDATE(),CURDATE())&quot;&amp;IF([.$A53]&gt;0;&quot;,&quot;;&quot;;&quot;)" office:value-type="string" office:string-value="(49,'VAREDO','?','MILANO','ITALIA','ITA',0,CURDATE(),CURDATE())," calcext:value-type="string">
            <text:p>(49,'VAREDO','?','MILANO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EROLANUOV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53]&amp;&quot;,'&quot;&amp;SUBSTITUTE([.B53];&quot;'&quot;;&quot;''&quot;)&amp;&quot;','&quot;&amp;[.C53]&amp;&quot;','&quot;&amp;SUBSTITUTE([.D53];&quot;'&quot;;&quot;''&quot;)&amp;&quot;','&quot;&amp;[.E53]&amp;&quot;','&quot;&amp;[.F53]&amp;&quot;',0,CURDATE(),CURDATE())&quot;&amp;IF([.$A54]&gt;0;&quot;,&quot;;&quot;;&quot;)" office:value-type="string" office:string-value="(50,'VEROLANUOVA','?','BRESCIA','ITALIA','ITA',0,CURDATE(),CURDATE())," calcext:value-type="string">
            <text:p>(50,'VEROLANUOVA','?','BRESCI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IAREGGI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UCC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54]&amp;&quot;,'&quot;&amp;SUBSTITUTE([.B54];&quot;'&quot;;&quot;''&quot;)&amp;&quot;','&quot;&amp;[.C54]&amp;&quot;','&quot;&amp;SUBSTITUTE([.D54];&quot;'&quot;;&quot;''&quot;)&amp;&quot;','&quot;&amp;[.E54]&amp;&quot;','&quot;&amp;[.F54]&amp;&quot;',0,CURDATE(),CURDATE())&quot;&amp;IF([.$A55]&gt;0;&quot;,&quot;;&quot;;&quot;)" office:value-type="string" office:string-value="(51,'VIAREGGIO','?','LUCCA','ITALIA','ITA',0,CURDATE(),CURDATE())," calcext:value-type="string">
            <text:p>(51,'VIAREGGIO','?','LUCC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REZZ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REZZO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55]&amp;&quot;,'&quot;&amp;SUBSTITUTE([.B55];&quot;'&quot;;&quot;''&quot;)&amp;&quot;','&quot;&amp;[.C55]&amp;&quot;','&quot;&amp;SUBSTITUTE([.D55];&quot;'&quot;;&quot;''&quot;)&amp;&quot;','&quot;&amp;[.E55]&amp;&quot;','&quot;&amp;[.F55]&amp;&quot;',0,CURDATE(),CURDATE())&quot;&amp;IF([.$A56]&gt;0;&quot;,&quot;;&quot;;&quot;)" office:value-type="string" office:string-value="(52,'AREZZO','?','AREZZO','ITALIA','ITA',0,CURDATE(),CURDATE())," calcext:value-type="string">
            <text:p>(52,'AREZZO','?','AREZZO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APALL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ENOV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56]&amp;&quot;,'&quot;&amp;SUBSTITUTE([.B56];&quot;'&quot;;&quot;''&quot;)&amp;&quot;','&quot;&amp;[.C56]&amp;&quot;','&quot;&amp;SUBSTITUTE([.D56];&quot;'&quot;;&quot;''&quot;)&amp;&quot;','&quot;&amp;[.E56]&amp;&quot;','&quot;&amp;[.F56]&amp;&quot;',0,CURDATE(),CURDATE())&quot;&amp;IF([.$A57]&gt;0;&quot;,&quot;;&quot;;&quot;)" office:value-type="string" office:string-value="(53,'RAPALLO','?','GENOVA','ITALIA','ITA',0,CURDATE(),CURDATE())," calcext:value-type="string">
            <text:p>(53,'RAPALLO','?','GENOV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UBIER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57]&amp;&quot;,'&quot;&amp;SUBSTITUTE([.B57];&quot;'&quot;;&quot;''&quot;)&amp;&quot;','&quot;&amp;[.C57]&amp;&quot;','&quot;&amp;SUBSTITUTE([.D57];&quot;'&quot;;&quot;''&quot;)&amp;&quot;','&quot;&amp;[.E57]&amp;&quot;','&quot;&amp;[.F57]&amp;&quot;',0,CURDATE(),CURDATE())&quot;&amp;IF([.$A58]&gt;0;&quot;,&quot;;&quot;;&quot;)" office:value-type="string" office:string-value="(54,'RUBIERA','?','REGGIO EMILIA','ITALIA','ITA',0,CURDATE(),CURDATE())," calcext:value-type="string">
            <text:p>(54,'RUBIERA','?','REGGIO EMILI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AN POL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58]&amp;&quot;,'&quot;&amp;SUBSTITUTE([.B58];&quot;'&quot;;&quot;''&quot;)&amp;&quot;','&quot;&amp;[.C58]&amp;&quot;','&quot;&amp;SUBSTITUTE([.D58];&quot;'&quot;;&quot;''&quot;)&amp;&quot;','&quot;&amp;[.E58]&amp;&quot;','&quot;&amp;[.F58]&amp;&quot;',0,CURDATE(),CURDATE())&quot;&amp;IF([.$A59]&gt;0;&quot;,&quot;;&quot;;&quot;)" office:value-type="string" office:string-value="(55,'SAN POLO','?','REGGIO EMILIA','ITALIA','ITA',0,CURDATE(),CURDATE())," calcext:value-type="string">
            <text:p>(55,'SAN POLO','?','REGGIO EMILI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ORETT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59]&amp;&quot;,'&quot;&amp;SUBSTITUTE([.B59];&quot;'&quot;;&quot;''&quot;)&amp;&quot;','&quot;&amp;[.C59]&amp;&quot;','&quot;&amp;SUBSTITUTE([.D59];&quot;'&quot;;&quot;''&quot;)&amp;&quot;','&quot;&amp;[.E59]&amp;&quot;','&quot;&amp;[.F59]&amp;&quot;',0,CURDATE(),CURDATE())&quot;&amp;IF([.$A60]&gt;0;&quot;,&quot;;&quot;;&quot;)" office:value-type="string" office:string-value="(56,'BORETTO','?','REGGIO EMILIA','ITALIA','ITA',0,CURDATE(),CURDATE())," calcext:value-type="string">
            <text:p>(56,'BORETTO','?','REGGIO EMILI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CANDIA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60]&amp;&quot;,'&quot;&amp;SUBSTITUTE([.B60];&quot;'&quot;;&quot;''&quot;)&amp;&quot;','&quot;&amp;[.C60]&amp;&quot;','&quot;&amp;SUBSTITUTE([.D60];&quot;'&quot;;&quot;''&quot;)&amp;&quot;','&quot;&amp;[.E60]&amp;&quot;','&quot;&amp;[.F60]&amp;&quot;',0,CURDATE(),CURDATE())&quot;&amp;IF([.$A61]&gt;0;&quot;,&quot;;&quot;;&quot;)" office:value-type="string" office:string-value="(57,'SCANDIANO','?','REGGIO EMILIA','ITALIA','ITA',0,CURDATE(),CURDATE())," calcext:value-type="string">
            <text:p>(57,'SCANDIANO','?','REGGIO EMILI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ONTECCHI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61]&amp;&quot;,'&quot;&amp;SUBSTITUTE([.B61];&quot;'&quot;;&quot;''&quot;)&amp;&quot;','&quot;&amp;[.C61]&amp;&quot;','&quot;&amp;SUBSTITUTE([.D61];&quot;'&quot;;&quot;''&quot;)&amp;&quot;','&quot;&amp;[.E61]&amp;&quot;','&quot;&amp;[.F61]&amp;&quot;',0,CURDATE(),CURDATE())&quot;&amp;IF([.$A62]&gt;0;&quot;,&quot;;&quot;;&quot;)" office:value-type="string" office:string-value="(58,'MONTECCHIO','?','REGGIO EMILIA','ITALIA','ITA',0,CURDATE(),CURDATE())," calcext:value-type="string">
            <text:p>(58,'MONTECCHIO','?','REGGIO EMILIA','ITALIA','ITA',0,CURDATE(),CURDATE()),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RAVAGLIAT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/>
          <table:table-cell table:formula="of:=&quot;(&quot;&amp;[.A62]&amp;&quot;,'&quot;&amp;SUBSTITUTE([.B62];&quot;'&quot;;&quot;''&quot;)&amp;&quot;','&quot;&amp;[.C62]&amp;&quot;','&quot;&amp;SUBSTITUTE([.D62];&quot;'&quot;;&quot;''&quot;)&amp;&quot;','&quot;&amp;[.E62]&amp;&quot;','&quot;&amp;[.F62]&amp;&quot;',0,CURDATE(),CURDATE())&quot;&amp;IF([.$A63]&gt;0;&quot;,&quot;;&quot;;&quot;)" office:value-type="string" office:string-value="(59,'TRAVAGLIATO','?','BRESCIA','ITALIA','ITA',0,CURDATE(),CURDATE());" calcext:value-type="string">
            <text:p>(59,'TRAVAGLIATO','?','BRESCIA','ITALIA','ITA',0,CURDATE(),CURDATE());</text:p>
          </table:table-cell>
          <table:table-cell table:number-columns-repeated="1015"/>
        </table:table-row>
      </table:table>
      <table:table table:name="swimming_pools" table:style-name="ta1">
        <office:forms form:automatic-focus="false" form:apply-design-mode="false"/>
        <table:table-column table:style-name="co7" table:visibility="collapse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6" table:default-cell-style-name="Default"/>
        <table:table-column table:style-name="co14" table:default-cell-style-name="ce11"/>
        <table:table-column table:style-name="co6" table:number-columns-repeated="4" table:default-cell-style-name="Default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7"/>
        <table:table-column table:style-name="co19" table:number-columns-repeated="2" table:default-cell-style-name="Default"/>
        <table:table-column table:style-name="co20" table:default-cell-style-name="Default"/>
        <table:table-column table:style-name="co13" table:default-cell-style-name="ce11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6" table:number-columns-repeated="6" table:default-cell-style-name="Default"/>
        <table:table-row table:style-name="ro3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4"/>
          <table:table-cell table:number-columns-repeated="3"/>
          <table:table-cell table:style-name="Default"/>
          <table:table-cell table:number-columns-repeated="10"/>
          <table:table-cell table:style-name="ce5" office:value-type="string" calcext:value-type="string">
            <text:p>SQL</text:p>
          </table:table-cell>
        </table:table-row>
        <table:table-row table:style-name="ro2">
          <table:table-cell/>
          <table:table-cell table:style-name="ce4" office:value-type="string" calcext:value-type="string">
            <text:p>swimming_pools</text:p>
          </table:table-cell>
          <table:table-cell/>
          <table:table-cell table:style-name="ce8"/>
          <table:table-cell table:style-name="ce8" office:value-type="string" calcext:value-type="string">
            <text:p>cities</text:p>
          </table:table-cell>
          <table:table-cell table:style-name="Default"/>
          <table:table-cell table:style-name="ce8" office:value-type="string" calcext:value-type="string">
            <text:p>pool_types</text:p>
          </table:table-cell>
          <table:table-cell/>
          <table:table-cell table:style-name="Default"/>
          <table:table-cell table:style-name="ce8" office:value-type="string" calcext:value-type="string">
            <text:p>locker_cabinet_types</text:p>
          </table:table-cell>
          <table:table-cell table:style-name="ce8" office:value-type="string" calcext:value-type="string">
            <text:p>shower_types</text:p>
          </table:table-cell>
          <table:table-cell table:style-name="ce8" office:value-type="string" calcext:value-type="string">
            <text:p>hair_dryer_types</text:p>
          </table:table-cell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10"/>
          <table:table-cell table:style-name="ce6" table:formula="of:=&quot;--&quot;&amp;CHAR(13)&amp;CHAR(10)&amp;&quot;-- Dump dei dati per la tabella &quot;&amp;[.$B$2]&amp;CHAR(13)&amp;CHAR(10)&amp;&quot;-- &quot;" office:value-type="string" office:string-value="--&#13;&#10;-- Dump dei dati per la tabella swimming_pools&#13;&#10;-- " calcext:value-type="string">
            <text:p>--</text:p>
            <text:p>-- Dump dei dati per la tabella swimming_pools</text:p>
            <text:p>-- </text:p>
          </table:table-cell>
        </table:table-row>
        <table:table-row table:style-name="ro3">
          <table:table-cell office:value-type="string" calcext:value-type="string">
            <text:p>Chiave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phone_number</text:p>
          </table:table-cell>
          <table:table-cell table:style-name="ce8" office:value-type="string" calcext:value-type="string">
            <text:p>name</text:p>
          </table:table-cell>
          <table:table-cell table:style-name="ce5" office:value-type="string" calcext:value-type="string">
            <text:p>lanes_number</text:p>
          </table:table-cell>
          <table:table-cell table:style-name="ce8" office:value-type="string" calcext:value-type="string">
            <text:p>code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nick_name</text:p>
          </table:table-cell>
          <table:table-cell table:number-columns-repeated="3" table:style-name="ce8" office:value-type="string" calcext:value-type="string">
            <text:p>code</text:p>
          </table:table-cell>
          <table:table-cell table:style-name="ce5" office:value-type="string" calcext:value-type="string">
            <text:p>maps_uri</text:p>
          </table:table-cell>
          <table:table-cell table:style-name="ce5" office:value-type="string" calcext:value-type="string">
            <text:p>has_multiple_pools</text:p>
          </table:table-cell>
          <table:table-cell table:style-name="ce5" office:value-type="string" calcext:value-type="string">
            <text:p>has_open_area</text:p>
          </table:table-cell>
          <table:table-cell table:style-name="ce5" office:value-type="string" calcext:value-type="string">
            <text:p>has_bar</text:p>
          </table:table-cell>
          <table:table-cell table:style-name="ce5" office:value-type="string" calcext:value-type="string">
            <text:p>has_restaurant_service</text:p>
          </table:table-cell>
          <table:table-cell table:style-name="ce5" office:value-type="string" calcext:value-type="string">
            <text:p>has_gym_area</text:p>
          </table:table-cell>
          <table:table-cell table:style-name="ce5" office:value-type="string" calcext:value-type="string">
            <text:p>has_children_area</text:p>
          </table:table-cell>
          <table:table-cell table:style-name="ce5" office:value-type="string" calcext:value-type="string">
            <text:p>notes</text:p>
          </table:table-cell>
          <table:table-cell table:style-name="ce5" office:value-type="string" calcext:value-type="string">
            <text:p>zip</text:p>
          </table:table-cell>
          <table:table-cell table:style-name="ce5" office:value-type="string" calcext:value-type="string">
            <text:p>fax_number</text:p>
          </table:table-cell>
          <table:table-cell table:style-name="ce5" office:value-type="string" calcext:value-type="string">
            <text:p>e_mail</text:p>
          </table:table-cell>
          <table:table-cell table:style-name="ce5" office:value-type="string" calcext:value-type="string">
            <text:p>contact_name</text:p>
          </table:table-cell>
          <table:table-cell table:style-name="ce5" office:value-type="string" calcext:value-type="string">
            <text:p>user_id</text:p>
          </table:table-cell>
          <table:table-cell table:style-name="ce5" office:value-type="string" calcext:value-type="string">
            <text:p>city_id</text:p>
          </table:table-cell>
          <table:table-cell table:style-name="ce5" office:value-type="string" calcext:value-type="string">
            <text:p>pool_type_id</text:p>
          </table:table-cell>
          <table:table-cell table:style-name="ce5" office:value-type="string" calcext:value-type="string">
            <text:p>locker_cabinet_type_id</text:p>
          </table:table-cell>
          <table:table-cell table:style-name="ce5" office:value-type="string" calcext:value-type="string">
            <text:p>shower_type_id</text:p>
          </table:table-cell>
          <table:table-cell table:style-name="ce5" office:value-type="string" calcext:value-type="string">
            <text:p>hair_dryer_type_id</text:p>
          </table:table-cell>
          <table:table-cell/>
          <table:table-cell table:formula="of:=&quot;INSERT INTO &quot;&amp;[.$B$2]&amp;&quot; (&quot;&amp;[.$B$3]&amp;&quot;,&quot;&amp;[.$C$3]&amp;&quot;,&quot;&amp;[.$D$3]&amp;&quot;,&quot;&amp;[.$F$3]&amp;&quot;,&quot;&amp;[.$H$3]&amp;&quot;,&quot;&amp;[.$I$3]&amp;&quot;,&quot;&amp;[.$M$3]&amp;&quot;,&quot;&amp;[.$N$3]&amp;&quot;,&quot;&amp;[.$O$3]&amp;&quot;,&quot;&amp;[.$P$3]&amp;&quot;,&quot;&amp;[.$Q$3]&amp;&quot;,&quot;&amp;[.$R$3]&amp;&quot;,&quot;&amp;[.$S$3]&amp;&quot;,&quot;&amp;[.$T$3]&amp;&quot;,&quot;&amp;[.$U$3]&amp;&quot;,&quot;&amp;[.$V$3]&amp;&quot;,&quot;&amp;[.$W$3]&amp;&quot;,&quot;&amp;[.$X$3]&amp;&quot;,&quot;&amp;[.$Y$3]&amp;&quot;,&quot;&amp;[.$Z$3]&amp;&quot;,&quot;&amp;[.$AA$3]&amp;&quot;,&quot;&amp;[.$AB$3]&amp;&quot;,&quot;&amp;[.$AC$3]&amp;&quot;,&quot;&amp;[.$AD$3]&amp;&quot;,lock_version,created_at,updated_at) VALUES &quot;" office:value-type="string" office:string-value="INSERT INTO swimming_pools (id,name,phone_number,lanes_number,address,nick_name,maps_uri,has_multiple_pools,has_open_area,has_bar,has_restaurant_service,has_gym_area,has_children_area,notes,zip,fax_number,e_mail,contact_name,user_id,city_id,pool_type_id,locker_cabinet_type_id,shower_type_id,hair_dryer_type_id,lock_version,created_at,updated_at) VALUES " calcext:value-type="string">
            <text:p>INSERT INTO swimming_pools (id,name,phone_number,lanes_number,address,nick_name,maps_uri,has_multiple_pools,has_open_area,has_bar,has_restaurant_service,has_gym_area,has_children_area,notes,zip,fax_number,e_mail,contact_name,user_id,city_id,pool_type_id,locker_cabinet_type_id,shower_type_id,hair_dryer_type_id,lock_version,created_at,updated_at) VALUES </text:p>
          </table:table-cell>
        </table:table-row>
        <table:table-row table:style-name="ro3">
          <table:table-cell table:formula="of:=[.E4]&amp;&quot;-&quot;&amp;[.G4]&amp;&quot;-&quot;&amp;[.F4]" office:value-type="string" office:string-value="REGGIO NELL'EMILIA-25-6" calcext:value-type="string">
            <text:p>REGGIO NELL'EMILIA-25-6</text:p>
          </table:table-cell>
          <table:table-cell table:style-name="Default" table:formula="of:=ROW([.B4])-3" office:value-type="float" office:value="1" calcext:value-type="float">
            <text:p>1</text:p>
          </table:table-cell>
          <table:table-cell office:value-type="string" calcext:value-type="string">
            <text:p>S.Ferretti</text:p>
          </table:table-cell>
          <table:table-cell/>
          <table:table-cell office:value-type="string" calcext:value-type="string">
            <text:p>REGGIO NELL'EMIL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le Melato</text:p>
          </table:table-cell>
          <table:table-cell table:style-name="Default" office:value-type="string" calcext:value-type="string">
            <text:p>reggiocomunale25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4];&quot;'&quot;;&quot;''&quot;)&amp;&quot;')&quot;" office:value-type="string" office:string-value="(select t.id from cities t where t.name = 'REGGIO NELL''EMILIA')" calcext:value-type="string">
            <text:p>(select t.id from cities t where t.name = 'REGGIO NELL''EMILIA')</text:p>
          </table:table-cell>
          <table:table-cell table:formula="of:=&quot;(select t.id from &quot;&amp;[.G$2]&amp;&quot; t where t.&quot;&amp;[.G$3]&amp;&quot; = '&quot;&amp;[.G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4]&amp;&quot;')&quot;" office:value-type="string" office:string-value="(select t.id from locker_cabinet_types t where t.code = 'G')" calcext:value-type="string">
            <text:p>(select t.id from locker_cabinet_types t where t.code = 'G')</text:p>
          </table:table-cell>
          <table:table-cell table:formula="of:=&quot;(select t.id from &quot;&amp;[.K$2]&amp;&quot; t where t.&quot;&amp;[.K$3]&amp;&quot; = '&quot;&amp;[.K4]&amp;&quot;')&quot;" office:value-type="string" office:string-value="(select t.id from shower_types t where t.code = 'B')" calcext:value-type="string">
            <text:p>(select t.id from shower_types t where t.code = 'B')</text:p>
          </table:table-cell>
          <table:table-cell table:formula="of:=&quot;(select t.id from &quot;&amp;[.L$2]&amp;&quot; t where t.&quot;&amp;[.L$3]&amp;&quot; = '&quot;&amp;[.L4]&amp;&quot;')&quot;" office:value-type="string" office:string-value="(select t.id from hair_dryer_types t where t.code = 'B')" calcext:value-type="string">
            <text:p>(select t.id from hair_dryer_types t where t.code = 'B')</text:p>
          </table:table-cell>
          <table:table-cell/>
          <table:table-cell table:formula="of:=&quot;(&quot;&amp;[.B4]&amp;&quot;,'&quot;&amp;SUBSTITUTE([.C4];&quot;'&quot;;&quot;''&quot;)&amp;&quot;','&quot;&amp;[.D4]&amp;&quot;',&quot;&amp;[.F4]&amp;&quot;,'&quot;&amp;SUBSTITUTE([.H4];&quot;'&quot;;&quot;''&quot;)&amp;&quot;','&quot;&amp;[.I4]&amp;&quot;','&quot;&amp;[.M4]&amp;&quot;',&quot;&amp;[.N4]&amp;&quot;,&quot;&amp;[.O4]&amp;&quot;,&quot;&amp;[.P4]&amp;&quot;,&quot;&amp;[.Q4]&amp;&quot;,&quot;&amp;[.R4]&amp;&quot;,&quot;&amp;[.S4]&amp;&quot;,'&quot;&amp;[.T4]&amp;&quot;','&quot;&amp;[.U4]&amp;&quot;','&quot;&amp;[.V4]&amp;&quot;','&quot;&amp;[.W4]&amp;&quot;','&quot;&amp;[.X4]&amp;&quot;',&quot;&amp;[.Y4]&amp;&quot;,&quot;&amp;[.Z4]&amp;&quot;,&quot;&amp;[.AA4]&amp;&quot;,&quot;&amp;[.AB4]&amp;&quot;,&quot;&amp;[.AC4]&amp;&quot;,&quot;&amp;[.AD4]&amp;&quot;,0,CURDATE(),CURDATE())&quot;&amp;IF([.$B5]&gt;0;&quot;,&quot;;&quot;;&quot;)" office:value-type="string" office:string-value="(1,'S.Ferretti','',6,'Viale Melato','reggiocomunale25','',1,0,1,0,1,1,'','','','','',2,(select t.id from cities t where t.name = 'REGGIO NELL''EMILIA'),(select t.id from pool_types t where t.code = '25'),(select t.id from locker_cabinet_types t where t.code = 'G'),(select t.id from shower_types t where t.code = 'B'),(select t.id from hair_dryer_types t where t.code = 'B'),0,CURDATE(),CURDATE())," calcext:value-type="string">
            <text:p>(1,'S.Ferretti','',6,'Viale Melato','reggiocomunale25','',1,0,1,0,1,1,'','','','','',2,(select t.id from cities t where t.name = 'REGGIO NELL''EMILIA'),(select t.id from pool_types t where t.code = '25'),(select t.id from locker_cabinet_types t where t.code = 'G'),(select t.id from shower_types t where t.code = 'B'),(select t.id from hair_dryer_types t where t.code = 'B'),0,CURDATE(),CURDATE()),</text:p>
          </table:table-cell>
        </table:table-row>
        <table:table-row table:style-name="ro3">
          <table:table-cell table:formula="of:=[.E5]&amp;&quot;-&quot;&amp;[.G5]&amp;&quot;-&quot;&amp;[.F5]" office:value-type="string" office:string-value="REGGIO NELL'EMILIA-50-8" calcext:value-type="string">
            <text:p>REGGIO NELL'EMILIA-50-8</text:p>
          </table:table-cell>
          <table:table-cell table:style-name="Default" table:formula="of:=ROW([.B5])-3" office:value-type="float" office:value="2" calcext:value-type="float">
            <text:p>2</text:p>
          </table:table-cell>
          <table:table-cell office:value-type="string" calcext:value-type="string">
            <text:p>O.Ferrari</text:p>
          </table:table-cell>
          <table:table-cell/>
          <table:table-cell office:value-type="string" calcext:value-type="string">
            <text:p>REGGIO NELL'EMIL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Viale Melato</text:p>
          </table:table-cell>
          <table:table-cell table:style-name="Default" office:value-type="string" calcext:value-type="string">
            <text:p>reggiocomunale50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5];&quot;'&quot;;&quot;''&quot;)&amp;&quot;')&quot;" office:value-type="string" office:string-value="(select t.id from cities t where t.name = 'REGGIO NELL''EMILIA')" calcext:value-type="string">
            <text:p>(select t.id from cities t where t.name = 'REGGIO NELL''EMILIA')</text:p>
          </table:table-cell>
          <table:table-cell table:formula="of:=&quot;(select t.id from &quot;&amp;[.G$2]&amp;&quot; t where t.&quot;&amp;[.G$3]&amp;&quot; = '&quot;&amp;[.G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J$2]&amp;&quot; t where t.&quot;&amp;[.J$3]&amp;&quot; = '&quot;&amp;[.J5]&amp;&quot;')&quot;" office:value-type="string" office:string-value="(select t.id from locker_cabinet_types t where t.code = 'G')" calcext:value-type="string">
            <text:p>(select t.id from locker_cabinet_types t where t.code = 'G')</text:p>
          </table:table-cell>
          <table:table-cell table:formula="of:=&quot;(select t.id from &quot;&amp;[.K$2]&amp;&quot; t where t.&quot;&amp;[.K$3]&amp;&quot; = '&quot;&amp;[.K5]&amp;&quot;')&quot;" office:value-type="string" office:string-value="(select t.id from shower_types t where t.code = 'B')" calcext:value-type="string">
            <text:p>(select t.id from shower_types t where t.code = 'B')</text:p>
          </table:table-cell>
          <table:table-cell table:formula="of:=&quot;(select t.id from &quot;&amp;[.L$2]&amp;&quot; t where t.&quot;&amp;[.L$3]&amp;&quot; = '&quot;&amp;[.L5]&amp;&quot;')&quot;" office:value-type="string" office:string-value="(select t.id from hair_dryer_types t where t.code = 'B')" calcext:value-type="string">
            <text:p>(select t.id from hair_dryer_types t where t.code = 'B')</text:p>
          </table:table-cell>
          <table:table-cell/>
          <table:table-cell table:formula="of:=&quot;(&quot;&amp;[.B5]&amp;&quot;,'&quot;&amp;SUBSTITUTE([.C5];&quot;'&quot;;&quot;''&quot;)&amp;&quot;','&quot;&amp;[.D5]&amp;&quot;',&quot;&amp;[.F5]&amp;&quot;,'&quot;&amp;SUBSTITUTE([.H5];&quot;'&quot;;&quot;''&quot;)&amp;&quot;','&quot;&amp;[.I5]&amp;&quot;','&quot;&amp;[.M5]&amp;&quot;',&quot;&amp;[.N5]&amp;&quot;,&quot;&amp;[.O5]&amp;&quot;,&quot;&amp;[.P5]&amp;&quot;,&quot;&amp;[.Q5]&amp;&quot;,&quot;&amp;[.R5]&amp;&quot;,&quot;&amp;[.S5]&amp;&quot;,'&quot;&amp;[.T5]&amp;&quot;','&quot;&amp;[.U5]&amp;&quot;','&quot;&amp;[.V5]&amp;&quot;','&quot;&amp;[.W5]&amp;&quot;','&quot;&amp;[.X5]&amp;&quot;',&quot;&amp;[.Y5]&amp;&quot;,&quot;&amp;[.Z5]&amp;&quot;,&quot;&amp;[.AA5]&amp;&quot;,&quot;&amp;[.AB5]&amp;&quot;,&quot;&amp;[.AC5]&amp;&quot;,&quot;&amp;[.AD5]&amp;&quot;,0,CURDATE(),CURDATE())&quot;&amp;IF([.$B6]&gt;0;&quot;,&quot;;&quot;;&quot;)" office:value-type="string" office:string-value="(2,'O.Ferrari','',8,'Viale Melato','reggiocomunale50','',1,1,1,0,1,1,'','','','','',2,(select t.id from cities t where t.name = 'REGGIO NELL''EMILIA'),(select t.id from pool_types t where t.code = '50'),(select t.id from locker_cabinet_types t where t.code = 'G'),(select t.id from shower_types t where t.code = 'B'),(select t.id from hair_dryer_types t where t.code = 'B'),0,CURDATE(),CURDATE())," calcext:value-type="string">
            <text:p>(2,'O.Ferrari','',8,'Viale Melato','reggiocomunale50','',1,1,1,0,1,1,'','','','','',2,(select t.id from cities t where t.name = 'REGGIO NELL''EMILIA'),(select t.id from pool_types t where t.code = '50'),(select t.id from locker_cabinet_types t where t.code = 'G'),(select t.id from shower_types t where t.code = 'B'),(select t.id from hair_dryer_types t where t.code = 'B'),0,CURDATE(),CURDATE()),</text:p>
          </table:table-cell>
        </table:table-row>
        <table:table-row table:style-name="ro3">
          <table:table-cell table:formula="of:=[.E6]&amp;&quot;-&quot;&amp;[.G6]&amp;&quot;-&quot;&amp;[.F6]" office:value-type="string" office:string-value="PARMA-25-8" calcext:value-type="string">
            <text:p>PARMA-25-8</text:p>
          </table:table-cell>
          <table:table-cell table:style-name="Default" table:formula="of:=ROW([.B6])-3" office:value-type="float" office:value="3" calcext:value-type="float">
            <text:p>3</text:p>
          </table:table-cell>
          <table:table-cell office:value-type="string" calcext:value-type="string">
            <text:p>Moletolo</text:p>
          </table:table-cell>
          <table:table-cell/>
          <table:table-cell office:value-type="string" calcext:value-type="string">
            <text:p>PARM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Moletolo 69/A</text:p>
          </table:table-cell>
          <table:table-cell table:style-name="Default" office:value-type="string" calcext:value-type="string">
            <text:p>parmamoletol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6];&quot;'&quot;;&quot;''&quot;)&amp;&quot;')&quot;" office:value-type="string" office:string-value="(select t.id from cities t where t.name = 'PARMA')" calcext:value-type="string">
            <text:p>(select t.id from cities t where t.name = 'PARMA')</text:p>
          </table:table-cell>
          <table:table-cell table:formula="of:=&quot;(select t.id from &quot;&amp;[.G$2]&amp;&quot; t where t.&quot;&amp;[.G$3]&amp;&quot; = '&quot;&amp;[.G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6]&amp;&quot;')&quot;" office:value-type="string" office:string-value="(select t.id from locker_cabinet_types t where t.code = 'P')" calcext:value-type="string">
            <text:p>(select t.id from locker_cabinet_types t where t.code = 'P')</text:p>
          </table:table-cell>
          <table:table-cell table:formula="of:=&quot;(select t.id from &quot;&amp;[.K$2]&amp;&quot; t where t.&quot;&amp;[.K$3]&amp;&quot; = '&quot;&amp;[.K6]&amp;&quot;')&quot;" office:value-type="string" office:string-value="(select t.id from shower_types t where t.code = 'G')" calcext:value-type="string">
            <text:p>(select t.id from shower_types t where t.code = 'G')</text:p>
          </table:table-cell>
          <table:table-cell table:formula="of:=&quot;(select t.id from &quot;&amp;[.L$2]&amp;&quot; t where t.&quot;&amp;[.L$3]&amp;&quot; = '&quot;&amp;[.L6]&amp;&quot;')&quot;" office:value-type="string" office:string-value="(select t.id from hair_dryer_types t where t.code = '2')" calcext:value-type="string">
            <text:p>(select t.id from hair_dryer_types t where t.code = '2')</text:p>
          </table:table-cell>
          <table:table-cell/>
          <table:table-cell table:formula="of:=&quot;(&quot;&amp;[.B6]&amp;&quot;,'&quot;&amp;SUBSTITUTE([.C6];&quot;'&quot;;&quot;''&quot;)&amp;&quot;','&quot;&amp;[.D6]&amp;&quot;',&quot;&amp;[.F6]&amp;&quot;,'&quot;&amp;SUBSTITUTE([.H6];&quot;'&quot;;&quot;''&quot;)&amp;&quot;','&quot;&amp;[.I6]&amp;&quot;','&quot;&amp;[.M6]&amp;&quot;',&quot;&amp;[.N6]&amp;&quot;,&quot;&amp;[.O6]&amp;&quot;,&quot;&amp;[.P6]&amp;&quot;,&quot;&amp;[.Q6]&amp;&quot;,&quot;&amp;[.R6]&amp;&quot;,&quot;&amp;[.S6]&amp;&quot;,'&quot;&amp;[.T6]&amp;&quot;','&quot;&amp;[.U6]&amp;&quot;','&quot;&amp;[.V6]&amp;&quot;','&quot;&amp;[.W6]&amp;&quot;','&quot;&amp;[.X6]&amp;&quot;',&quot;&amp;[.Y6]&amp;&quot;,&quot;&amp;[.Z6]&amp;&quot;,&quot;&amp;[.AA6]&amp;&quot;,&quot;&amp;[.AB6]&amp;&quot;,&quot;&amp;[.AC6]&amp;&quot;,&quot;&amp;[.AD6]&amp;&quot;,0,CURDATE(),CURDATE())&quot;&amp;IF([.$B7]&gt;0;&quot;,&quot;;&quot;;&quot;)" office:value-type="string" office:string-value="(3,'Moletolo','',8,'Via Moletolo 69/A','parmamoletolo','',0,1,1,0,0,0,'','','','','',2,(select t.id from cities t where t.name = 'PARMA'),(select t.id from pool_types t where t.code = '25'),(select t.id from locker_cabinet_types t where t.code = 'P'),(select t.id from shower_types t where t.code = 'G'),(select t.id from hair_dryer_types t where t.code = '2'),0,CURDATE(),CURDATE())," calcext:value-type="string">
            <text:p>(3,'Moletolo','',8,'Via Moletolo 69/A','parmamoletolo','',0,1,1,0,0,0,'','','','','',2,(select t.id from cities t where t.name = 'PARMA'),(select t.id from pool_types t where t.code = '25'),(select t.id from locker_cabinet_types t where t.code = 'P'),(select t.id from shower_types t where t.code = 'G'),(select t.id from hair_dryer_types t where t.code = '2'),0,CURDATE(),CURDATE()),</text:p>
          </table:table-cell>
        </table:table-row>
        <table:table-row table:style-name="ro3">
          <table:table-cell table:formula="of:=[.E7]&amp;&quot;-&quot;&amp;[.G7]&amp;&quot;-&quot;&amp;[.F7]" office:value-type="string" office:string-value="BOLOGNA-25-6" calcext:value-type="string">
            <text:p>BOLOGNA-25-6</text:p>
          </table:table-cell>
          <table:table-cell table:style-name="Default" table:formula="of:=ROW([.B7])-3" office:value-type="float" office:value="4" calcext:value-type="float">
            <text:p>4</text:p>
          </table:table-cell>
          <table:table-cell office:value-type="string" calcext:value-type="string">
            <text:p>C.Longo (Stadio)</text:p>
          </table:table-cell>
          <table:table-cell/>
          <table:table-cell office:value-type="string" calcext:value-type="string">
            <text:p>BOLOG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dello Sport 2</text:p>
          </table:table-cell>
          <table:table-cell table:style-name="Default" office:value-type="string" calcext:value-type="string">
            <text:p>bolognastadi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7];&quot;'&quot;;&quot;''&quot;)&amp;&quot;')&quot;" office:value-type="string" office:string-value="(select t.id from cities t where t.name = 'BOLOGNA')" calcext:value-type="string">
            <text:p>(select t.id from cities t where t.name = 'BOLOGNA')</text:p>
          </table:table-cell>
          <table:table-cell table:formula="of:=&quot;(select t.id from &quot;&amp;[.G$2]&amp;&quot; t where t.&quot;&amp;[.G$3]&amp;&quot; = '&quot;&amp;[.G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7]&amp;&quot;')&quot;" office:value-type="string" office:string-value="(select t.id from locker_cabinet_types t where t.code = 'P')" calcext:value-type="string">
            <text:p>(select t.id from locker_cabinet_types t where t.code = 'P')</text:p>
          </table:table-cell>
          <table:table-cell table:formula="of:=&quot;(select t.id from &quot;&amp;[.K$2]&amp;&quot; t where t.&quot;&amp;[.K$3]&amp;&quot; = '&quot;&amp;[.K7]&amp;&quot;')&quot;" office:value-type="string" office:string-value="(select t.id from shower_types t where t.code = 'G')" calcext:value-type="string">
            <text:p>(select t.id from shower_types t where t.code = 'G')</text:p>
          </table:table-cell>
          <table:table-cell table:formula="of:=&quot;(select t.id from &quot;&amp;[.L$2]&amp;&quot; t where t.&quot;&amp;[.L$3]&amp;&quot; = '&quot;&amp;[.L7]&amp;&quot;')&quot;" office:value-type="string" office:string-value="(select t.id from hair_dryer_types t where t.code = 'P')" calcext:value-type="string">
            <text:p>(select t.id from hair_dryer_types t where t.code = 'P')</text:p>
          </table:table-cell>
          <table:table-cell/>
          <table:table-cell table:formula="of:=&quot;(&quot;&amp;[.B7]&amp;&quot;,'&quot;&amp;SUBSTITUTE([.C7];&quot;'&quot;;&quot;''&quot;)&amp;&quot;','&quot;&amp;[.D7]&amp;&quot;',&quot;&amp;[.F7]&amp;&quot;,'&quot;&amp;SUBSTITUTE([.H7];&quot;'&quot;;&quot;''&quot;)&amp;&quot;','&quot;&amp;[.I7]&amp;&quot;','&quot;&amp;[.M7]&amp;&quot;',&quot;&amp;[.N7]&amp;&quot;,&quot;&amp;[.O7]&amp;&quot;,&quot;&amp;[.P7]&amp;&quot;,&quot;&amp;[.Q7]&amp;&quot;,&quot;&amp;[.R7]&amp;&quot;,&quot;&amp;[.S7]&amp;&quot;,'&quot;&amp;[.T7]&amp;&quot;','&quot;&amp;[.U7]&amp;&quot;','&quot;&amp;[.V7]&amp;&quot;','&quot;&amp;[.W7]&amp;&quot;','&quot;&amp;[.X7]&amp;&quot;',&quot;&amp;[.Y7]&amp;&quot;,&quot;&amp;[.Z7]&amp;&quot;,&quot;&amp;[.AA7]&amp;&quot;,&quot;&amp;[.AB7]&amp;&quot;,&quot;&amp;[.AC7]&amp;&quot;,&quot;&amp;[.AD7]&amp;&quot;,0,CURDATE(),CURDATE())&quot;&amp;IF([.$B8]&gt;0;&quot;,&quot;;&quot;;&quot;)" office:value-type="string" office:string-value="(4,'C.Longo (Stadio)','',6,'Via dello Sport 2','bolognastadio','',0,0,0,0,0,0,'','','','','',2,(select t.id from cities t where t.name = 'BOLOGNA'),(select t.id from pool_types t where t.code = '25'),(select t.id from locker_cabinet_types t where t.code = 'P'),(select t.id from shower_types t where t.code = 'G'),(select t.id from hair_dryer_types t where t.code = 'P'),0,CURDATE(),CURDATE())," calcext:value-type="string">
            <text:p>(4,'C.Longo (Stadio)','',6,'Via dello Sport 2','bolognastadio','',0,0,0,0,0,0,'','','','','',2,(select t.id from cities t where t.name = 'BOLOGNA'),(select t.id from pool_types t where t.code = '25'),(select t.id from locker_cabinet_types t where t.code = 'P'),(select t.id from shower_types t where t.code = 'G'),(select t.id from hair_dryer_types t where t.code = 'P'),0,CURDATE(),CURDATE()),</text:p>
          </table:table-cell>
        </table:table-row>
        <table:table-row table:style-name="ro3">
          <table:table-cell table:formula="of:=[.E8]&amp;&quot;-&quot;&amp;[.G8]&amp;&quot;-&quot;&amp;[.F8]" office:value-type="string" office:string-value="BOLOGNA-25-6" calcext:value-type="string">
            <text:p>BOLOGNA-25-6</text:p>
          </table:table-cell>
          <table:table-cell table:style-name="Default" table:formula="of:=ROW([.B8])-3" office:value-type="float" office:value="5" calcext:value-type="float">
            <text:p>5</text:p>
          </table:table-cell>
          <table:table-cell office:value-type="string" calcext:value-type="string">
            <text:p>Spiraglio</text:p>
          </table:table-cell>
          <table:table-cell/>
          <table:table-cell office:value-type="string" calcext:value-type="string">
            <text:p>BOLOG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del Carpentiere 40</text:p>
          </table:table-cell>
          <table:table-cell table:style-name="Default" office:value-type="string" calcext:value-type="string">
            <text:p>bolognaspiraglio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8];&quot;'&quot;;&quot;''&quot;)&amp;&quot;')&quot;" office:value-type="string" office:string-value="(select t.id from cities t where t.name = 'BOLOGNA')" calcext:value-type="string">
            <text:p>(select t.id from cities t where t.name = 'BOLOGNA')</text:p>
          </table:table-cell>
          <table:table-cell table:formula="of:=&quot;(select t.id from &quot;&amp;[.G$2]&amp;&quot; t where t.&quot;&amp;[.G$3]&amp;&quot; = '&quot;&amp;[.G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8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8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8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8]&amp;&quot;,'&quot;&amp;SUBSTITUTE([.C8];&quot;'&quot;;&quot;''&quot;)&amp;&quot;','&quot;&amp;[.D8]&amp;&quot;',&quot;&amp;[.F8]&amp;&quot;,'&quot;&amp;SUBSTITUTE([.H8];&quot;'&quot;;&quot;''&quot;)&amp;&quot;','&quot;&amp;[.I8]&amp;&quot;','&quot;&amp;[.M8]&amp;&quot;',&quot;&amp;[.N8]&amp;&quot;,&quot;&amp;[.O8]&amp;&quot;,&quot;&amp;[.P8]&amp;&quot;,&quot;&amp;[.Q8]&amp;&quot;,&quot;&amp;[.R8]&amp;&quot;,&quot;&amp;[.S8]&amp;&quot;,'&quot;&amp;[.T8]&amp;&quot;','&quot;&amp;[.U8]&amp;&quot;','&quot;&amp;[.V8]&amp;&quot;','&quot;&amp;[.W8]&amp;&quot;','&quot;&amp;[.X8]&amp;&quot;',&quot;&amp;[.Y8]&amp;&quot;,&quot;&amp;[.Z8]&amp;&quot;,&quot;&amp;[.AA8]&amp;&quot;,&quot;&amp;[.AB8]&amp;&quot;,&quot;&amp;[.AC8]&amp;&quot;,&quot;&amp;[.AD8]&amp;&quot;,0,CURDATE(),CURDATE())&quot;&amp;IF([.$B9]&gt;0;&quot;,&quot;;&quot;;&quot;)" office:value-type="string" office:string-value="(5,'Spiraglio','',6,'Via del Carpentiere 40','bolognaspiraglio','',0,0,0,0,0,0,'','','','','',2,(select t.id from cities t where t.name = 'BOLOGNA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5,'Spiraglio','',6,'Via del Carpentiere 40','bolognaspiraglio','',0,0,0,0,0,0,'','','','','',2,(select t.id from cities t where t.name = 'BOLOGNA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9]&amp;&quot;-&quot;&amp;[.G9]&amp;&quot;-&quot;&amp;[.F9]" office:value-type="string" office:string-value="CARPI-25-6" calcext:value-type="string">
            <text:p>CARPI-25-6</text:p>
          </table:table-cell>
          <table:table-cell table:style-name="Default" table:formula="of:=ROW([.B9])-3" office:value-type="float" office:value="6" calcext:value-type="float">
            <text:p>6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CARP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iazzale delle piscine</text:p>
          </table:table-cell>
          <table:table-cell table:style-name="Default" office:value-type="string" calcext:value-type="string">
            <text:p>carpicomunal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9];&quot;'&quot;;&quot;''&quot;)&amp;&quot;')&quot;" office:value-type="string" office:string-value="(select t.id from cities t where t.name = 'CARPI')" calcext:value-type="string">
            <text:p>(select t.id from cities t where t.name = 'CARPI')</text:p>
          </table:table-cell>
          <table:table-cell table:formula="of:=&quot;(select t.id from &quot;&amp;[.G$2]&amp;&quot; t where t.&quot;&amp;[.G$3]&amp;&quot; = '&quot;&amp;[.G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9]&amp;&quot;')&quot;" office:value-type="string" office:string-value="(select t.id from locker_cabinet_types t where t.code = 'P')" calcext:value-type="string">
            <text:p>(select t.id from locker_cabinet_types t where t.code = 'P')</text:p>
          </table:table-cell>
          <table:table-cell table:formula="of:=&quot;(select t.id from &quot;&amp;[.K$2]&amp;&quot; t where t.&quot;&amp;[.K$3]&amp;&quot; = '&quot;&amp;[.K9]&amp;&quot;')&quot;" office:value-type="string" office:string-value="(select t.id from shower_types t where t.code = 'G')" calcext:value-type="string">
            <text:p>(select t.id from shower_types t where t.code = 'G')</text:p>
          </table:table-cell>
          <table:table-cell table:formula="of:=&quot;(select t.id from &quot;&amp;[.L$2]&amp;&quot; t where t.&quot;&amp;[.L$3]&amp;&quot; = '&quot;&amp;[.L9]&amp;&quot;')&quot;" office:value-type="string" office:string-value="(select t.id from hair_dryer_types t where t.code = '2')" calcext:value-type="string">
            <text:p>(select t.id from hair_dryer_types t where t.code = '2')</text:p>
          </table:table-cell>
          <table:table-cell/>
          <table:table-cell table:formula="of:=&quot;(&quot;&amp;[.B9]&amp;&quot;,'&quot;&amp;SUBSTITUTE([.C9];&quot;'&quot;;&quot;''&quot;)&amp;&quot;','&quot;&amp;[.D9]&amp;&quot;',&quot;&amp;[.F9]&amp;&quot;,'&quot;&amp;SUBSTITUTE([.H9];&quot;'&quot;;&quot;''&quot;)&amp;&quot;','&quot;&amp;[.I9]&amp;&quot;','&quot;&amp;[.M9]&amp;&quot;',&quot;&amp;[.N9]&amp;&quot;,&quot;&amp;[.O9]&amp;&quot;,&quot;&amp;[.P9]&amp;&quot;,&quot;&amp;[.Q9]&amp;&quot;,&quot;&amp;[.R9]&amp;&quot;,&quot;&amp;[.S9]&amp;&quot;,'&quot;&amp;[.T9]&amp;&quot;','&quot;&amp;[.U9]&amp;&quot;','&quot;&amp;[.V9]&amp;&quot;','&quot;&amp;[.W9]&amp;&quot;','&quot;&amp;[.X9]&amp;&quot;',&quot;&amp;[.Y9]&amp;&quot;,&quot;&amp;[.Z9]&amp;&quot;,&quot;&amp;[.AA9]&amp;&quot;,&quot;&amp;[.AB9]&amp;&quot;,&quot;&amp;[.AC9]&amp;&quot;,&quot;&amp;[.AD9]&amp;&quot;,0,CURDATE(),CURDATE())&quot;&amp;IF([.$B10]&gt;0;&quot;,&quot;;&quot;;&quot;)" office:value-type="string" office:string-value="(6,'Comunale','',6,'Piazzale delle piscine','carpicomunale','',0,0,0,0,0,0,'','','','','',2,(select t.id from cities t where t.name = 'CARPI'),(select t.id from pool_types t where t.code = '25'),(select t.id from locker_cabinet_types t where t.code = 'P'),(select t.id from shower_types t where t.code = 'G'),(select t.id from hair_dryer_types t where t.code = '2'),0,CURDATE(),CURDATE())," calcext:value-type="string">
            <text:p>(6,'Comunale','',6,'Piazzale delle piscine','carpicomunale','',0,0,0,0,0,0,'','','','','',2,(select t.id from cities t where t.name = 'CARPI'),(select t.id from pool_types t where t.code = '25'),(select t.id from locker_cabinet_types t where t.code = 'P'),(select t.id from shower_types t where t.code = 'G'),(select t.id from hair_dryer_types t where t.code = '2'),0,CURDATE(),CURDATE()),</text:p>
          </table:table-cell>
        </table:table-row>
        <table:table-row table:style-name="ro3">
          <table:table-cell table:formula="of:=[.E10]&amp;&quot;-&quot;&amp;[.G10]&amp;&quot;-&quot;&amp;[.F10]" office:value-type="string" office:string-value="CENTO-25-6" calcext:value-type="string">
            <text:p>CENTO-25-6</text:p>
          </table:table-cell>
          <table:table-cell table:style-name="Default" table:formula="of:=ROW([.B10])-3" office:value-type="float" office:value="7" calcext:value-type="float">
            <text:p>7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CEN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Manzoni</text:p>
          </table:table-cell>
          <table:table-cell table:style-name="Default" office:value-type="string" calcext:value-type="string">
            <text:p>cento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10];&quot;'&quot;;&quot;''&quot;)&amp;&quot;')&quot;" office:value-type="string" office:string-value="(select t.id from cities t where t.name = 'CENTO')" calcext:value-type="string">
            <text:p>(select t.id from cities t where t.name = 'CENTO')</text:p>
          </table:table-cell>
          <table:table-cell table:formula="of:=&quot;(select t.id from &quot;&amp;[.G$2]&amp;&quot; t where t.&quot;&amp;[.G$3]&amp;&quot; = '&quot;&amp;[.G1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10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10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10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10]&amp;&quot;,'&quot;&amp;SUBSTITUTE([.C10];&quot;'&quot;;&quot;''&quot;)&amp;&quot;','&quot;&amp;[.D10]&amp;&quot;',&quot;&amp;[.F10]&amp;&quot;,'&quot;&amp;SUBSTITUTE([.H10];&quot;'&quot;;&quot;''&quot;)&amp;&quot;','&quot;&amp;[.I10]&amp;&quot;','&quot;&amp;[.M10]&amp;&quot;',&quot;&amp;[.N10]&amp;&quot;,&quot;&amp;[.O10]&amp;&quot;,&quot;&amp;[.P10]&amp;&quot;,&quot;&amp;[.Q10]&amp;&quot;,&quot;&amp;[.R10]&amp;&quot;,&quot;&amp;[.S10]&amp;&quot;,'&quot;&amp;[.T10]&amp;&quot;','&quot;&amp;[.U10]&amp;&quot;','&quot;&amp;[.V10]&amp;&quot;','&quot;&amp;[.W10]&amp;&quot;','&quot;&amp;[.X10]&amp;&quot;',&quot;&amp;[.Y10]&amp;&quot;,&quot;&amp;[.Z10]&amp;&quot;,&quot;&amp;[.AA10]&amp;&quot;,&quot;&amp;[.AB10]&amp;&quot;,&quot;&amp;[.AC10]&amp;&quot;,&quot;&amp;[.AD10]&amp;&quot;,0,CURDATE(),CURDATE())&quot;&amp;IF([.$B11]&gt;0;&quot;,&quot;;&quot;;&quot;)" office:value-type="string" office:string-value="(7,'Comunale','',6,'Via Manzoni','centocomunale','',0,0,0,0,0,0,'','','','','',2,(select t.id from cities t where t.name = 'CENTO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7,'Comunale','',6,'Via Manzoni','centocomunale','',0,0,0,0,0,0,'','','','','',2,(select t.id from cities t where t.name = 'CENTO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11]&amp;&quot;-&quot;&amp;[.G11]&amp;&quot;-&quot;&amp;[.F11]" office:value-type="string" office:string-value="IMOLA-25-6" calcext:value-type="string">
            <text:p>IMOLA-25-6</text:p>
          </table:table-cell>
          <table:table-cell table:style-name="Default" table:formula="of:=ROW([.B11])-3" office:value-type="float" office:value="8" calcext:value-type="float">
            <text:p>8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IM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Alfredo Oriani</text:p>
          </table:table-cell>
          <table:table-cell table:style-name="Default" office:value-type="string" calcext:value-type="string">
            <text:p>imola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11];&quot;'&quot;;&quot;''&quot;)&amp;&quot;')&quot;" office:value-type="string" office:string-value="(select t.id from cities t where t.name = 'IMOLA')" calcext:value-type="string">
            <text:p>(select t.id from cities t where t.name = 'IMOLA')</text:p>
          </table:table-cell>
          <table:table-cell table:formula="of:=&quot;(select t.id from &quot;&amp;[.G$2]&amp;&quot; t where t.&quot;&amp;[.G$3]&amp;&quot; = '&quot;&amp;[.G1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11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11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11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11]&amp;&quot;,'&quot;&amp;SUBSTITUTE([.C11];&quot;'&quot;;&quot;''&quot;)&amp;&quot;','&quot;&amp;[.D11]&amp;&quot;',&quot;&amp;[.F11]&amp;&quot;,'&quot;&amp;SUBSTITUTE([.H11];&quot;'&quot;;&quot;''&quot;)&amp;&quot;','&quot;&amp;[.I11]&amp;&quot;','&quot;&amp;[.M11]&amp;&quot;',&quot;&amp;[.N11]&amp;&quot;,&quot;&amp;[.O11]&amp;&quot;,&quot;&amp;[.P11]&amp;&quot;,&quot;&amp;[.Q11]&amp;&quot;,&quot;&amp;[.R11]&amp;&quot;,&quot;&amp;[.S11]&amp;&quot;,'&quot;&amp;[.T11]&amp;&quot;','&quot;&amp;[.U11]&amp;&quot;','&quot;&amp;[.V11]&amp;&quot;','&quot;&amp;[.W11]&amp;&quot;','&quot;&amp;[.X11]&amp;&quot;',&quot;&amp;[.Y11]&amp;&quot;,&quot;&amp;[.Z11]&amp;&quot;,&quot;&amp;[.AA11]&amp;&quot;,&quot;&amp;[.AB11]&amp;&quot;,&quot;&amp;[.AC11]&amp;&quot;,&quot;&amp;[.AD11]&amp;&quot;,0,CURDATE(),CURDATE())&quot;&amp;IF([.$B12]&gt;0;&quot;,&quot;;&quot;;&quot;)" office:value-type="string" office:string-value="(8,'Comunale','',6,'Via Alfredo Oriani','imolacomunale','',0,0,0,0,0,0,'','','','','',2,(select t.id from cities t where t.name = 'IMOLA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8,'Comunale','',6,'Via Alfredo Oriani','imolacomunale','',0,0,0,0,0,0,'','','','','',2,(select t.id from cities t where t.name = 'IMOLA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12]&amp;&quot;-&quot;&amp;[.G12]&amp;&quot;-&quot;&amp;[.F12]" office:value-type="string" office:string-value="ARGENTA-25-6" calcext:value-type="string">
            <text:p>ARGENTA-25-6</text:p>
          </table:table-cell>
          <table:table-cell table:style-name="Default" table:formula="of:=ROW([.B12])-3" office:value-type="float" office:value="9" calcext:value-type="float">
            <text:p>9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ARGEN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/>
          <table:table-cell table:style-name="Default" office:value-type="string" calcext:value-type="string">
            <text:p>argenta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12];&quot;'&quot;;&quot;''&quot;)&amp;&quot;')&quot;" office:value-type="string" office:string-value="(select t.id from cities t where t.name = 'ARGENTA')" calcext:value-type="string">
            <text:p>(select t.id from cities t where t.name = 'ARGENTA')</text:p>
          </table:table-cell>
          <table:table-cell table:formula="of:=&quot;(select t.id from &quot;&amp;[.G$2]&amp;&quot; t where t.&quot;&amp;[.G$3]&amp;&quot; = '&quot;&amp;[.G1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12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12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12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12]&amp;&quot;,'&quot;&amp;SUBSTITUTE([.C12];&quot;'&quot;;&quot;''&quot;)&amp;&quot;','&quot;&amp;[.D12]&amp;&quot;',&quot;&amp;[.F12]&amp;&quot;,'&quot;&amp;SUBSTITUTE([.H12];&quot;'&quot;;&quot;''&quot;)&amp;&quot;','&quot;&amp;[.I12]&amp;&quot;','&quot;&amp;[.M12]&amp;&quot;',&quot;&amp;[.N12]&amp;&quot;,&quot;&amp;[.O12]&amp;&quot;,&quot;&amp;[.P12]&amp;&quot;,&quot;&amp;[.Q12]&amp;&quot;,&quot;&amp;[.R12]&amp;&quot;,&quot;&amp;[.S12]&amp;&quot;,'&quot;&amp;[.T12]&amp;&quot;','&quot;&amp;[.U12]&amp;&quot;','&quot;&amp;[.V12]&amp;&quot;','&quot;&amp;[.W12]&amp;&quot;','&quot;&amp;[.X12]&amp;&quot;',&quot;&amp;[.Y12]&amp;&quot;,&quot;&amp;[.Z12]&amp;&quot;,&quot;&amp;[.AA12]&amp;&quot;,&quot;&amp;[.AB12]&amp;&quot;,&quot;&amp;[.AC12]&amp;&quot;,&quot;&amp;[.AD12]&amp;&quot;,0,CURDATE(),CURDATE())&quot;&amp;IF([.$B13]&gt;0;&quot;,&quot;;&quot;;&quot;)" office:value-type="string" office:string-value="(9,'Comunale','',6,'','argentacomunale','',0,0,0,0,0,0,'','','','','',2,(select t.id from cities t where t.name = 'ARGENTA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9,'Comunale','',6,'','argentacomunale','',0,0,0,0,0,0,'','','','','',2,(select t.id from cities t where t.name = 'ARGENTA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13]&amp;&quot;-&quot;&amp;[.G13]&amp;&quot;-&quot;&amp;[.F13]" office:value-type="string" office:string-value="MODENA-25-6" calcext:value-type="string">
            <text:p>MODENA-25-6</text:p>
          </table:table-cell>
          <table:table-cell table:style-name="Default" table:formula="of:=ROW([.B13])-3" office:value-type="float" office:value="10" calcext:value-type="float">
            <text:p>10</text:p>
          </table:table-cell>
          <table:table-cell office:value-type="string" calcext:value-type="string">
            <text:p>Vigili del fuoco</text:p>
          </table:table-cell>
          <table:table-cell/>
          <table:table-cell office:value-type="string" calcext:value-type="string">
            <text:p>MODE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Monsignor Luigi Della Valle</text:p>
          </table:table-cell>
          <table:table-cell table:style-name="Default" office:value-type="string" calcext:value-type="string">
            <text:p>modenavvff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13];&quot;'&quot;;&quot;''&quot;)&amp;&quot;')&quot;" office:value-type="string" office:string-value="(select t.id from cities t where t.name = 'MODENA')" calcext:value-type="string">
            <text:p>(select t.id from cities t where t.name = 'MODENA')</text:p>
          </table:table-cell>
          <table:table-cell table:formula="of:=&quot;(select t.id from &quot;&amp;[.G$2]&amp;&quot; t where t.&quot;&amp;[.G$3]&amp;&quot; = '&quot;&amp;[.G1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13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13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13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13]&amp;&quot;,'&quot;&amp;SUBSTITUTE([.C13];&quot;'&quot;;&quot;''&quot;)&amp;&quot;','&quot;&amp;[.D13]&amp;&quot;',&quot;&amp;[.F13]&amp;&quot;,'&quot;&amp;SUBSTITUTE([.H13];&quot;'&quot;;&quot;''&quot;)&amp;&quot;','&quot;&amp;[.I13]&amp;&quot;','&quot;&amp;[.M13]&amp;&quot;',&quot;&amp;[.N13]&amp;&quot;,&quot;&amp;[.O13]&amp;&quot;,&quot;&amp;[.P13]&amp;&quot;,&quot;&amp;[.Q13]&amp;&quot;,&quot;&amp;[.R13]&amp;&quot;,&quot;&amp;[.S13]&amp;&quot;,'&quot;&amp;[.T13]&amp;&quot;','&quot;&amp;[.U13]&amp;&quot;','&quot;&amp;[.V13]&amp;&quot;','&quot;&amp;[.W13]&amp;&quot;','&quot;&amp;[.X13]&amp;&quot;',&quot;&amp;[.Y13]&amp;&quot;,&quot;&amp;[.Z13]&amp;&quot;,&quot;&amp;[.AA13]&amp;&quot;,&quot;&amp;[.AB13]&amp;&quot;,&quot;&amp;[.AC13]&amp;&quot;,&quot;&amp;[.AD13]&amp;&quot;,0,CURDATE(),CURDATE())&quot;&amp;IF([.$B14]&gt;0;&quot;,&quot;;&quot;;&quot;)" office:value-type="string" office:string-value="(10,'Vigili del fuoco','',6,'Via Monsignor Luigi Della Valle','modenavvff','',0,0,0,0,0,0,'','','','','',2,(select t.id from cities t where t.name = 'MODENA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10,'Vigili del fuoco','',6,'Via Monsignor Luigi Della Valle','modenavvff','',0,0,0,0,0,0,'','','','','',2,(select t.id from cities t where t.name = 'MODENA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14]&amp;&quot;-&quot;&amp;[.G14]&amp;&quot;-&quot;&amp;[.F14]" office:value-type="string" office:string-value="FORLI'-25-6" calcext:value-type="string">
            <text:p>FORLI'-25-6</text:p>
          </table:table-cell>
          <table:table-cell table:style-name="Default" table:formula="of:=ROW([.B14])-3" office:value-type="float" office:value="11" calcext:value-type="float">
            <text:p>11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FORLI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Turati 17</text:p>
          </table:table-cell>
          <table:table-cell table:style-name="Default" office:value-type="string" calcext:value-type="string">
            <text:p>forli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14];&quot;'&quot;;&quot;''&quot;)&amp;&quot;')&quot;" office:value-type="string" office:string-value="(select t.id from cities t where t.name = 'FORLI''')" calcext:value-type="string">
            <text:p>(select t.id from cities t where t.name = 'FORLI''')</text:p>
          </table:table-cell>
          <table:table-cell table:formula="of:=&quot;(select t.id from &quot;&amp;[.G$2]&amp;&quot; t where t.&quot;&amp;[.G$3]&amp;&quot; = '&quot;&amp;[.G1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14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14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14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14]&amp;&quot;,'&quot;&amp;SUBSTITUTE([.C14];&quot;'&quot;;&quot;''&quot;)&amp;&quot;','&quot;&amp;[.D14]&amp;&quot;',&quot;&amp;[.F14]&amp;&quot;,'&quot;&amp;SUBSTITUTE([.H14];&quot;'&quot;;&quot;''&quot;)&amp;&quot;','&quot;&amp;[.I14]&amp;&quot;','&quot;&amp;[.M14]&amp;&quot;',&quot;&amp;[.N14]&amp;&quot;,&quot;&amp;[.O14]&amp;&quot;,&quot;&amp;[.P14]&amp;&quot;,&quot;&amp;[.Q14]&amp;&quot;,&quot;&amp;[.R14]&amp;&quot;,&quot;&amp;[.S14]&amp;&quot;,'&quot;&amp;[.T14]&amp;&quot;','&quot;&amp;[.U14]&amp;&quot;','&quot;&amp;[.V14]&amp;&quot;','&quot;&amp;[.W14]&amp;&quot;','&quot;&amp;[.X14]&amp;&quot;',&quot;&amp;[.Y14]&amp;&quot;,&quot;&amp;[.Z14]&amp;&quot;,&quot;&amp;[.AA14]&amp;&quot;,&quot;&amp;[.AB14]&amp;&quot;,&quot;&amp;[.AC14]&amp;&quot;,&quot;&amp;[.AD14]&amp;&quot;,0,CURDATE(),CURDATE())&quot;&amp;IF([.$B15]&gt;0;&quot;,&quot;;&quot;;&quot;)" office:value-type="string" office:string-value="(11,'Comunale','',6,'Via Turati 17','forlicomunale','',0,0,0,0,0,0,'','','','','',2,(select t.id from cities t where t.name = 'FORLI''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11,'Comunale','',6,'Via Turati 17','forlicomunale','',0,0,0,0,0,0,'','','','','',2,(select t.id from cities t where t.name = 'FORLI''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15]&amp;&quot;-&quot;&amp;[.G15]&amp;&quot;-&quot;&amp;[.F15]" office:value-type="string" office:string-value="PIACENZA-25-7" calcext:value-type="string">
            <text:p>PIACENZA-25-7</text:p>
          </table:table-cell>
          <table:table-cell table:style-name="Default" table:formula="of:=ROW([.B15])-3" office:value-type="float" office:value="12" calcext:value-type="float">
            <text:p>12</text:p>
          </table:table-cell>
          <table:table-cell office:value-type="string" calcext:value-type="string">
            <text:p>Raffalda</text:p>
          </table:table-cell>
          <table:table-cell/>
          <table:table-cell office:value-type="string" calcext:value-type="string">
            <text:p>PIACENZ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Casella 4</text:p>
          </table:table-cell>
          <table:table-cell table:style-name="Default" office:value-type="string" calcext:value-type="string">
            <text:p>piacenzaraffalda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15];&quot;'&quot;;&quot;''&quot;)&amp;&quot;')&quot;" office:value-type="string" office:string-value="(select t.id from cities t where t.name = 'PIACENZA')" calcext:value-type="string">
            <text:p>(select t.id from cities t where t.name = 'PIACENZA')</text:p>
          </table:table-cell>
          <table:table-cell table:formula="of:=&quot;(select t.id from &quot;&amp;[.G$2]&amp;&quot; t where t.&quot;&amp;[.G$3]&amp;&quot; = '&quot;&amp;[.G1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15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15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15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15]&amp;&quot;,'&quot;&amp;SUBSTITUTE([.C15];&quot;'&quot;;&quot;''&quot;)&amp;&quot;','&quot;&amp;[.D15]&amp;&quot;',&quot;&amp;[.F15]&amp;&quot;,'&quot;&amp;SUBSTITUTE([.H15];&quot;'&quot;;&quot;''&quot;)&amp;&quot;','&quot;&amp;[.I15]&amp;&quot;','&quot;&amp;[.M15]&amp;&quot;',&quot;&amp;[.N15]&amp;&quot;,&quot;&amp;[.O15]&amp;&quot;,&quot;&amp;[.P15]&amp;&quot;,&quot;&amp;[.Q15]&amp;&quot;,&quot;&amp;[.R15]&amp;&quot;,&quot;&amp;[.S15]&amp;&quot;,'&quot;&amp;[.T15]&amp;&quot;','&quot;&amp;[.U15]&amp;&quot;','&quot;&amp;[.V15]&amp;&quot;','&quot;&amp;[.W15]&amp;&quot;','&quot;&amp;[.X15]&amp;&quot;',&quot;&amp;[.Y15]&amp;&quot;,&quot;&amp;[.Z15]&amp;&quot;,&quot;&amp;[.AA15]&amp;&quot;,&quot;&amp;[.AB15]&amp;&quot;,&quot;&amp;[.AC15]&amp;&quot;,&quot;&amp;[.AD15]&amp;&quot;,0,CURDATE(),CURDATE())&quot;&amp;IF([.$B16]&gt;0;&quot;,&quot;;&quot;;&quot;)" office:value-type="string" office:string-value="(12,'Raffalda','',7,'Via Casella 4','piacenzaraffalda','',0,0,0,0,0,0,'','','','','',2,(select t.id from cities t where t.name = 'PIACENZA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12,'Raffalda','',7,'Via Casella 4','piacenzaraffalda','',0,0,0,0,0,0,'','','','','',2,(select t.id from cities t where t.name = 'PIACENZA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16]&amp;&quot;-&quot;&amp;[.G16]&amp;&quot;-&quot;&amp;[.F16]" office:value-type="string" office:string-value="LIGNANO SABBIADORO-50-8" calcext:value-type="string">
            <text:p>LIGNANO SABBIADORO-50-8</text:p>
          </table:table-cell>
          <table:table-cell table:style-name="Default" table:formula="of:=ROW([.B16])-3" office:value-type="float" office:value="13" calcext:value-type="float">
            <text:p>13</text:p>
          </table:table-cell>
          <table:table-cell office:value-type="string" calcext:value-type="string">
            <text:p>Villaggio GeTur</text:p>
          </table:table-cell>
          <table:table-cell/>
          <table:table-cell office:value-type="string" calcext:value-type="string">
            <text:p>LIGNANO SABBIADO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Villaggio GeTur</text:p>
          </table:table-cell>
          <table:table-cell table:style-name="Default" office:value-type="string" calcext:value-type="string">
            <text:p>lignanogetur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16];&quot;'&quot;;&quot;''&quot;)&amp;&quot;')&quot;" office:value-type="string" office:string-value="(select t.id from cities t where t.name = 'LIGNANO SABBIADORO')" calcext:value-type="string">
            <text:p>(select t.id from cities t where t.name = 'LIGNANO SABBIADORO')</text:p>
          </table:table-cell>
          <table:table-cell table:formula="of:=&quot;(select t.id from &quot;&amp;[.G$2]&amp;&quot; t where t.&quot;&amp;[.G$3]&amp;&quot; = '&quot;&amp;[.G1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J$2]&amp;&quot; t where t.&quot;&amp;[.J$3]&amp;&quot; = '&quot;&amp;[.J16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16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16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16]&amp;&quot;,'&quot;&amp;SUBSTITUTE([.C16];&quot;'&quot;;&quot;''&quot;)&amp;&quot;','&quot;&amp;[.D16]&amp;&quot;',&quot;&amp;[.F16]&amp;&quot;,'&quot;&amp;SUBSTITUTE([.H16];&quot;'&quot;;&quot;''&quot;)&amp;&quot;','&quot;&amp;[.I16]&amp;&quot;','&quot;&amp;[.M16]&amp;&quot;',&quot;&amp;[.N16]&amp;&quot;,&quot;&amp;[.O16]&amp;&quot;,&quot;&amp;[.P16]&amp;&quot;,&quot;&amp;[.Q16]&amp;&quot;,&quot;&amp;[.R16]&amp;&quot;,&quot;&amp;[.S16]&amp;&quot;,'&quot;&amp;[.T16]&amp;&quot;','&quot;&amp;[.U16]&amp;&quot;','&quot;&amp;[.V16]&amp;&quot;','&quot;&amp;[.W16]&amp;&quot;','&quot;&amp;[.X16]&amp;&quot;',&quot;&amp;[.Y16]&amp;&quot;,&quot;&amp;[.Z16]&amp;&quot;,&quot;&amp;[.AA16]&amp;&quot;,&quot;&amp;[.AB16]&amp;&quot;,&quot;&amp;[.AC16]&amp;&quot;,&quot;&amp;[.AD16]&amp;&quot;,0,CURDATE(),CURDATE())&quot;&amp;IF([.$B17]&gt;0;&quot;,&quot;;&quot;;&quot;)" office:value-type="string" office:string-value="(13,'Villaggio GeTur','',8,'Villaggio GeTur','lignanogetur','',1,1,1,1,1,1,'','','','','',2,(select t.id from cities t where t.name = 'LIGNANO SABBIADORO'),(select t.id from pool_types t where t.code = '50'),(select t.id from locker_cabinet_types t where t.code = ''),(select t.id from shower_types t where t.code = ''),(select t.id from hair_dryer_types t where t.code = ''),0,CURDATE(),CURDATE())," calcext:value-type="string">
            <text:p>(13,'Villaggio GeTur','',8,'Villaggio GeTur','lignanogetur','',1,1,1,1,1,1,'','','','','',2,(select t.id from cities t where t.name = 'LIGNANO SABBIADORO'),(select t.id from pool_types t where t.code = '50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17]&amp;&quot;-&quot;&amp;[.G17]&amp;&quot;-&quot;&amp;[.F17]" office:value-type="string" office:string-value="NOVELLARA-25-8" calcext:value-type="string">
            <text:p>NOVELLARA-25-8</text:p>
          </table:table-cell>
          <table:table-cell table:style-name="Default" table:formula="of:=ROW([.B17])-3" office:value-type="float" office:value="14" calcext:value-type="float">
            <text:p>14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NOVELLAR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dello sport</text:p>
          </table:table-cell>
          <table:table-cell table:style-name="Default" office:value-type="string" calcext:value-type="string">
            <text:p>novellaracomunal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17];&quot;'&quot;;&quot;''&quot;)&amp;&quot;')&quot;" office:value-type="string" office:string-value="(select t.id from cities t where t.name = 'NOVELLARA')" calcext:value-type="string">
            <text:p>(select t.id from cities t where t.name = 'NOVELLARA')</text:p>
          </table:table-cell>
          <table:table-cell table:formula="of:=&quot;(select t.id from &quot;&amp;[.G$2]&amp;&quot; t where t.&quot;&amp;[.G$3]&amp;&quot; = '&quot;&amp;[.G1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17]&amp;&quot;')&quot;" office:value-type="string" office:string-value="(select t.id from locker_cabinet_types t where t.code = 'P')" calcext:value-type="string">
            <text:p>(select t.id from locker_cabinet_types t where t.code = 'P')</text:p>
          </table:table-cell>
          <table:table-cell table:formula="of:=&quot;(select t.id from &quot;&amp;[.K$2]&amp;&quot; t where t.&quot;&amp;[.K$3]&amp;&quot; = '&quot;&amp;[.K17]&amp;&quot;')&quot;" office:value-type="string" office:string-value="(select t.id from shower_types t where t.code = 'G')" calcext:value-type="string">
            <text:p>(select t.id from shower_types t where t.code = 'G')</text:p>
          </table:table-cell>
          <table:table-cell table:formula="of:=&quot;(select t.id from &quot;&amp;[.L$2]&amp;&quot; t where t.&quot;&amp;[.L$3]&amp;&quot; = '&quot;&amp;[.L17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17]&amp;&quot;,'&quot;&amp;SUBSTITUTE([.C17];&quot;'&quot;;&quot;''&quot;)&amp;&quot;','&quot;&amp;[.D17]&amp;&quot;',&quot;&amp;[.F17]&amp;&quot;,'&quot;&amp;SUBSTITUTE([.H17];&quot;'&quot;;&quot;''&quot;)&amp;&quot;','&quot;&amp;[.I17]&amp;&quot;','&quot;&amp;[.M17]&amp;&quot;',&quot;&amp;[.N17]&amp;&quot;,&quot;&amp;[.O17]&amp;&quot;,&quot;&amp;[.P17]&amp;&quot;,&quot;&amp;[.Q17]&amp;&quot;,&quot;&amp;[.R17]&amp;&quot;,&quot;&amp;[.S17]&amp;&quot;,'&quot;&amp;[.T17]&amp;&quot;','&quot;&amp;[.U17]&amp;&quot;','&quot;&amp;[.V17]&amp;&quot;','&quot;&amp;[.W17]&amp;&quot;','&quot;&amp;[.X17]&amp;&quot;',&quot;&amp;[.Y17]&amp;&quot;,&quot;&amp;[.Z17]&amp;&quot;,&quot;&amp;[.AA17]&amp;&quot;,&quot;&amp;[.AB17]&amp;&quot;,&quot;&amp;[.AC17]&amp;&quot;,&quot;&amp;[.AD17]&amp;&quot;,0,CURDATE(),CURDATE())&quot;&amp;IF([.$B18]&gt;0;&quot;,&quot;;&quot;;&quot;)" office:value-type="string" office:string-value="(14,'Comunale','',8,'Via dello sport','novellaracomunale','',0,0,0,0,0,0,'','','','','',2,(select t.id from cities t where t.name = 'NOVELLARA'),(select t.id from pool_types t where t.code = '25'),(select t.id from locker_cabinet_types t where t.code = 'P'),(select t.id from shower_types t where t.code = 'G'),(select t.id from hair_dryer_types t where t.code = ''),0,CURDATE(),CURDATE())," calcext:value-type="string">
            <text:p>(14,'Comunale','',8,'Via dello sport','novellaracomunale','',0,0,0,0,0,0,'','','','','',2,(select t.id from cities t where t.name = 'NOVELLARA'),(select t.id from pool_types t where t.code = '25'),(select t.id from locker_cabinet_types t where t.code = 'P'),(select t.id from shower_types t where t.code = 'G'),(select t.id from hair_dryer_types t where t.code = ''),0,CURDATE(),CURDATE()),</text:p>
          </table:table-cell>
        </table:table-row>
        <table:table-row table:style-name="ro3">
          <table:table-cell table:formula="of:=[.E18]&amp;&quot;-&quot;&amp;[.G18]&amp;&quot;-&quot;&amp;[.F18]" office:value-type="string" office:string-value="FIDENZA-25-6" calcext:value-type="string">
            <text:p>FIDENZA-25-6</text:p>
          </table:table-cell>
          <table:table-cell table:style-name="Default" table:formula="of:=ROW([.B18])-3" office:value-type="float" office:value="15" calcext:value-type="float">
            <text:p>15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FIDENZ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Togliatti 38</text:p>
          </table:table-cell>
          <table:table-cell table:style-name="Default" office:value-type="string" calcext:value-type="string">
            <text:p>fidenza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18];&quot;'&quot;;&quot;''&quot;)&amp;&quot;')&quot;" office:value-type="string" office:string-value="(select t.id from cities t where t.name = 'FIDENZA')" calcext:value-type="string">
            <text:p>(select t.id from cities t where t.name = 'FIDENZA')</text:p>
          </table:table-cell>
          <table:table-cell table:formula="of:=&quot;(select t.id from &quot;&amp;[.G$2]&amp;&quot; t where t.&quot;&amp;[.G$3]&amp;&quot; = '&quot;&amp;[.G1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18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18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18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18]&amp;&quot;,'&quot;&amp;SUBSTITUTE([.C18];&quot;'&quot;;&quot;''&quot;)&amp;&quot;','&quot;&amp;[.D18]&amp;&quot;',&quot;&amp;[.F18]&amp;&quot;,'&quot;&amp;SUBSTITUTE([.H18];&quot;'&quot;;&quot;''&quot;)&amp;&quot;','&quot;&amp;[.I18]&amp;&quot;','&quot;&amp;[.M18]&amp;&quot;',&quot;&amp;[.N18]&amp;&quot;,&quot;&amp;[.O18]&amp;&quot;,&quot;&amp;[.P18]&amp;&quot;,&quot;&amp;[.Q18]&amp;&quot;,&quot;&amp;[.R18]&amp;&quot;,&quot;&amp;[.S18]&amp;&quot;,'&quot;&amp;[.T18]&amp;&quot;','&quot;&amp;[.U18]&amp;&quot;','&quot;&amp;[.V18]&amp;&quot;','&quot;&amp;[.W18]&amp;&quot;','&quot;&amp;[.X18]&amp;&quot;',&quot;&amp;[.Y18]&amp;&quot;,&quot;&amp;[.Z18]&amp;&quot;,&quot;&amp;[.AA18]&amp;&quot;,&quot;&amp;[.AB18]&amp;&quot;,&quot;&amp;[.AC18]&amp;&quot;,&quot;&amp;[.AD18]&amp;&quot;,0,CURDATE(),CURDATE())&quot;&amp;IF([.$B19]&gt;0;&quot;,&quot;;&quot;;&quot;)" office:value-type="string" office:string-value="(15,'Comunale','',6,'Via Togliatti 38','fidenzacomunale','',0,0,0,0,0,0,'','','','','',2,(select t.id from cities t where t.name = 'FIDENZA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15,'Comunale','',6,'Via Togliatti 38','fidenzacomunale','',0,0,0,0,0,0,'','','','','',2,(select t.id from cities t where t.name = 'FIDENZA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19]&amp;&quot;-&quot;&amp;[.G19]&amp;&quot;-&quot;&amp;[.F19]" office:value-type="string" office:string-value="BOLOGNA-25-6" calcext:value-type="string">
            <text:p>BOLOGNA-25-6</text:p>
          </table:table-cell>
          <table:table-cell table:style-name="Default" table:formula="of:=ROW([.B19])-3" office:value-type="float" office:value="16" calcext:value-type="float">
            <text:p>16</text:p>
          </table:table-cell>
          <table:table-cell office:value-type="string" calcext:value-type="string">
            <text:p>Villaggio del fanciullo</text:p>
          </table:table-cell>
          <table:table-cell/>
          <table:table-cell office:value-type="string" calcext:value-type="string">
            <text:p>BOLOG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Scipione dal Ferro 4</text:p>
          </table:table-cell>
          <table:table-cell table:style-name="Default" office:value-type="string" calcext:value-type="string">
            <text:p>bolognafanciullo</text:p>
          </table:table-cell>
          <table:table-cell/>
          <table:table-cell office:value-type="string" calcext:value-type="string">
            <text:p>G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19];&quot;'&quot;;&quot;''&quot;)&amp;&quot;')&quot;" office:value-type="string" office:string-value="(select t.id from cities t where t.name = 'BOLOGNA')" calcext:value-type="string">
            <text:p>(select t.id from cities t where t.name = 'BOLOGNA')</text:p>
          </table:table-cell>
          <table:table-cell table:formula="of:=&quot;(select t.id from &quot;&amp;[.G$2]&amp;&quot; t where t.&quot;&amp;[.G$3]&amp;&quot; = '&quot;&amp;[.G1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19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19]&amp;&quot;')&quot;" office:value-type="string" office:string-value="(select t.id from shower_types t where t.code = 'G')" calcext:value-type="string">
            <text:p>(select t.id from shower_types t where t.code = 'G')</text:p>
          </table:table-cell>
          <table:table-cell table:formula="of:=&quot;(select t.id from &quot;&amp;[.L$2]&amp;&quot; t where t.&quot;&amp;[.L$3]&amp;&quot; = '&quot;&amp;[.L19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19]&amp;&quot;,'&quot;&amp;SUBSTITUTE([.C19];&quot;'&quot;;&quot;''&quot;)&amp;&quot;','&quot;&amp;[.D19]&amp;&quot;',&quot;&amp;[.F19]&amp;&quot;,'&quot;&amp;SUBSTITUTE([.H19];&quot;'&quot;;&quot;''&quot;)&amp;&quot;','&quot;&amp;[.I19]&amp;&quot;','&quot;&amp;[.M19]&amp;&quot;',&quot;&amp;[.N19]&amp;&quot;,&quot;&amp;[.O19]&amp;&quot;,&quot;&amp;[.P19]&amp;&quot;,&quot;&amp;[.Q19]&amp;&quot;,&quot;&amp;[.R19]&amp;&quot;,&quot;&amp;[.S19]&amp;&quot;,'&quot;&amp;[.T19]&amp;&quot;','&quot;&amp;[.U19]&amp;&quot;','&quot;&amp;[.V19]&amp;&quot;','&quot;&amp;[.W19]&amp;&quot;','&quot;&amp;[.X19]&amp;&quot;',&quot;&amp;[.Y19]&amp;&quot;,&quot;&amp;[.Z19]&amp;&quot;,&quot;&amp;[.AA19]&amp;&quot;,&quot;&amp;[.AB19]&amp;&quot;,&quot;&amp;[.AC19]&amp;&quot;,&quot;&amp;[.AD19]&amp;&quot;,0,CURDATE(),CURDATE())&quot;&amp;IF([.$B20]&gt;0;&quot;,&quot;;&quot;;&quot;)" office:value-type="string" office:string-value="(16,'Villaggio del fanciullo','',6,'Via Scipione dal Ferro 4','bolognafanciullo','',0,0,0,0,0,0,'','','','','',2,(select t.id from cities t where t.name = 'BOLOGNA'),(select t.id from pool_types t where t.code = '25'),(select t.id from locker_cabinet_types t where t.code = ''),(select t.id from shower_types t where t.code = 'G'),(select t.id from hair_dryer_types t where t.code = ''),0,CURDATE(),CURDATE())," calcext:value-type="string">
            <text:p>(16,'Villaggio del fanciullo','',6,'Via Scipione dal Ferro 4','bolognafanciullo','',0,0,0,0,0,0,'','','','','',2,(select t.id from cities t where t.name = 'BOLOGNA'),(select t.id from pool_types t where t.code = '25'),(select t.id from locker_cabinet_types t where t.code = ''),(select t.id from shower_types t where t.code = 'G'),(select t.id from hair_dryer_types t where t.code = ''),0,CURDATE(),CURDATE()),</text:p>
          </table:table-cell>
        </table:table-row>
        <table:table-row table:style-name="ro3">
          <table:table-cell table:formula="of:=[.E20]&amp;&quot;-&quot;&amp;[.G20]&amp;&quot;-&quot;&amp;[.F20]" office:value-type="string" office:string-value="MODENA-25-6" calcext:value-type="string">
            <text:p>MODENA-25-6</text:p>
          </table:table-cell>
          <table:table-cell table:style-name="Default" table:formula="of:=ROW([.B20])-3" office:value-type="float" office:value="17" calcext:value-type="float">
            <text:p>17</text:p>
          </table:table-cell>
          <table:table-cell office:value-type="string" calcext:value-type="string">
            <text:p>Pergolesi</text:p>
          </table:table-cell>
          <table:table-cell/>
          <table:table-cell office:value-type="string" calcext:value-type="string">
            <text:p>MODE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Divisione Acqui</text:p>
          </table:table-cell>
          <table:table-cell table:style-name="Default" office:value-type="string" calcext:value-type="string">
            <text:p>modenapergolesi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20];&quot;'&quot;;&quot;''&quot;)&amp;&quot;')&quot;" office:value-type="string" office:string-value="(select t.id from cities t where t.name = 'MODENA')" calcext:value-type="string">
            <text:p>(select t.id from cities t where t.name = 'MODENA')</text:p>
          </table:table-cell>
          <table:table-cell table:formula="of:=&quot;(select t.id from &quot;&amp;[.G$2]&amp;&quot; t where t.&quot;&amp;[.G$3]&amp;&quot; = '&quot;&amp;[.G2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20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20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20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20]&amp;&quot;,'&quot;&amp;SUBSTITUTE([.C20];&quot;'&quot;;&quot;''&quot;)&amp;&quot;','&quot;&amp;[.D20]&amp;&quot;',&quot;&amp;[.F20]&amp;&quot;,'&quot;&amp;SUBSTITUTE([.H20];&quot;'&quot;;&quot;''&quot;)&amp;&quot;','&quot;&amp;[.I20]&amp;&quot;','&quot;&amp;[.M20]&amp;&quot;',&quot;&amp;[.N20]&amp;&quot;,&quot;&amp;[.O20]&amp;&quot;,&quot;&amp;[.P20]&amp;&quot;,&quot;&amp;[.Q20]&amp;&quot;,&quot;&amp;[.R20]&amp;&quot;,&quot;&amp;[.S20]&amp;&quot;,'&quot;&amp;[.T20]&amp;&quot;','&quot;&amp;[.U20]&amp;&quot;','&quot;&amp;[.V20]&amp;&quot;','&quot;&amp;[.W20]&amp;&quot;','&quot;&amp;[.X20]&amp;&quot;',&quot;&amp;[.Y20]&amp;&quot;,&quot;&amp;[.Z20]&amp;&quot;,&quot;&amp;[.AA20]&amp;&quot;,&quot;&amp;[.AB20]&amp;&quot;,&quot;&amp;[.AC20]&amp;&quot;,&quot;&amp;[.AD20]&amp;&quot;,0,CURDATE(),CURDATE())&quot;&amp;IF([.$B21]&gt;0;&quot;,&quot;;&quot;;&quot;)" office:value-type="string" office:string-value="(17,'Pergolesi','',6,'Via Divisione Acqui','modenapergolesi','',0,0,0,0,0,0,'','','','','',2,(select t.id from cities t where t.name = 'MODENA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17,'Pergolesi','',6,'Via Divisione Acqui','modenapergolesi','',0,0,0,0,0,0,'','','','','',2,(select t.id from cities t where t.name = 'MODENA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21]&amp;&quot;-&quot;&amp;[.G21]&amp;&quot;-&quot;&amp;[.F21]" office:value-type="string" office:string-value="RAVENNA-50-8" calcext:value-type="string">
            <text:p>RAVENNA-50-8</text:p>
          </table:table-cell>
          <table:table-cell table:style-name="Default" table:formula="of:=ROW([.B21])-3" office:value-type="float" office:value="18" calcext:value-type="float">
            <text:p>18</text:p>
          </table:table-cell>
          <table:table-cell office:value-type="string" calcext:value-type="string">
            <text:p>G.Gambi</text:p>
          </table:table-cell>
          <table:table-cell/>
          <table:table-cell office:value-type="string" calcext:value-type="string">
            <text:p>RAVENN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Via Chiarissimo Falconieri</text:p>
          </table:table-cell>
          <table:table-cell table:style-name="Default" office:value-type="string" calcext:value-type="string">
            <text:p>ravennacomunale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G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21];&quot;'&quot;;&quot;''&quot;)&amp;&quot;')&quot;" office:value-type="string" office:string-value="(select t.id from cities t where t.name = 'RAVENNA')" calcext:value-type="string">
            <text:p>(select t.id from cities t where t.name = 'RAVENNA')</text:p>
          </table:table-cell>
          <table:table-cell table:formula="of:=&quot;(select t.id from &quot;&amp;[.G$2]&amp;&quot; t where t.&quot;&amp;[.G$3]&amp;&quot; = '&quot;&amp;[.G21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J$2]&amp;&quot; t where t.&quot;&amp;[.J$3]&amp;&quot; = '&quot;&amp;[.J21]&amp;&quot;')&quot;" office:value-type="string" office:string-value="(select t.id from locker_cabinet_types t where t.code = 'P')" calcext:value-type="string">
            <text:p>(select t.id from locker_cabinet_types t where t.code = 'P')</text:p>
          </table:table-cell>
          <table:table-cell table:formula="of:=&quot;(select t.id from &quot;&amp;[.K$2]&amp;&quot; t where t.&quot;&amp;[.K$3]&amp;&quot; = '&quot;&amp;[.K21]&amp;&quot;')&quot;" office:value-type="string" office:string-value="(select t.id from shower_types t where t.code = 'G')" calcext:value-type="string">
            <text:p>(select t.id from shower_types t where t.code = 'G')</text:p>
          </table:table-cell>
          <table:table-cell table:formula="of:=&quot;(select t.id from &quot;&amp;[.L$2]&amp;&quot; t where t.&quot;&amp;[.L$3]&amp;&quot; = '&quot;&amp;[.L21]&amp;&quot;')&quot;" office:value-type="string" office:string-value="(select t.id from hair_dryer_types t where t.code = 'G')" calcext:value-type="string">
            <text:p>(select t.id from hair_dryer_types t where t.code = 'G')</text:p>
          </table:table-cell>
          <table:table-cell/>
          <table:table-cell table:formula="of:=&quot;(&quot;&amp;[.B21]&amp;&quot;,'&quot;&amp;SUBSTITUTE([.C21];&quot;'&quot;;&quot;''&quot;)&amp;&quot;','&quot;&amp;[.D21]&amp;&quot;',&quot;&amp;[.F21]&amp;&quot;,'&quot;&amp;SUBSTITUTE([.H21];&quot;'&quot;;&quot;''&quot;)&amp;&quot;','&quot;&amp;[.I21]&amp;&quot;','&quot;&amp;[.M21]&amp;&quot;',&quot;&amp;[.N21]&amp;&quot;,&quot;&amp;[.O21]&amp;&quot;,&quot;&amp;[.P21]&amp;&quot;,&quot;&amp;[.Q21]&amp;&quot;,&quot;&amp;[.R21]&amp;&quot;,&quot;&amp;[.S21]&amp;&quot;,'&quot;&amp;[.T21]&amp;&quot;','&quot;&amp;[.U21]&amp;&quot;','&quot;&amp;[.V21]&amp;&quot;','&quot;&amp;[.W21]&amp;&quot;','&quot;&amp;[.X21]&amp;&quot;',&quot;&amp;[.Y21]&amp;&quot;,&quot;&amp;[.Z21]&amp;&quot;,&quot;&amp;[.AA21]&amp;&quot;,&quot;&amp;[.AB21]&amp;&quot;,&quot;&amp;[.AC21]&amp;&quot;,&quot;&amp;[.AD21]&amp;&quot;,0,CURDATE(),CURDATE())&quot;&amp;IF([.$B22]&gt;0;&quot;,&quot;;&quot;;&quot;)" office:value-type="string" office:string-value="(18,'G.Gambi','',8,'Via Chiarissimo Falconieri','ravennacomunale','',0,0,0,0,0,0,'','','','','',2,(select t.id from cities t where t.name = 'RAVENNA'),(select t.id from pool_types t where t.code = '50'),(select t.id from locker_cabinet_types t where t.code = 'P'),(select t.id from shower_types t where t.code = 'G'),(select t.id from hair_dryer_types t where t.code = 'G'),0,CURDATE(),CURDATE())," calcext:value-type="string">
            <text:p>(18,'G.Gambi','',8,'Via Chiarissimo Falconieri','ravennacomunale','',0,0,0,0,0,0,'','','','','',2,(select t.id from cities t where t.name = 'RAVENNA'),(select t.id from pool_types t where t.code = '50'),(select t.id from locker_cabinet_types t where t.code = 'P'),(select t.id from shower_types t where t.code = 'G'),(select t.id from hair_dryer_types t where t.code = 'G'),0,CURDATE(),CURDATE()),</text:p>
          </table:table-cell>
        </table:table-row>
        <table:table-row table:style-name="ro3">
          <table:table-cell table:formula="of:=[.E22]&amp;&quot;-&quot;&amp;[.G22]&amp;&quot;-&quot;&amp;[.F22]" office:value-type="string" office:string-value="SAN MARINO-50-8" calcext:value-type="string">
            <text:p>SAN MARINO-50-8</text:p>
          </table:table-cell>
          <table:table-cell table:style-name="Default" table:formula="of:=ROW([.B22])-3" office:value-type="float" office:value="19" calcext:value-type="float">
            <text:p>19</text:p>
          </table:table-cell>
          <table:table-cell office:value-type="string" calcext:value-type="string">
            <text:p>Sport Domus</text:p>
          </table:table-cell>
          <table:table-cell/>
          <table:table-cell office:value-type="string" calcext:value-type="string">
            <text:p>SAN MARI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Via Rancaglia 30</text:p>
          </table:table-cell>
          <table:table-cell table:style-name="Default" office:value-type="string" calcext:value-type="string">
            <text:p>sanmarinosportdomu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22];&quot;'&quot;;&quot;''&quot;)&amp;&quot;')&quot;" office:value-type="string" office:string-value="(select t.id from cities t where t.name = 'SAN MARINO')" calcext:value-type="string">
            <text:p>(select t.id from cities t where t.name = 'SAN MARINO')</text:p>
          </table:table-cell>
          <table:table-cell table:formula="of:=&quot;(select t.id from &quot;&amp;[.G$2]&amp;&quot; t where t.&quot;&amp;[.G$3]&amp;&quot; = '&quot;&amp;[.G2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J$2]&amp;&quot; t where t.&quot;&amp;[.J$3]&amp;&quot; = '&quot;&amp;[.J22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22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22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22]&amp;&quot;,'&quot;&amp;SUBSTITUTE([.C22];&quot;'&quot;;&quot;''&quot;)&amp;&quot;','&quot;&amp;[.D22]&amp;&quot;',&quot;&amp;[.F22]&amp;&quot;,'&quot;&amp;SUBSTITUTE([.H22];&quot;'&quot;;&quot;''&quot;)&amp;&quot;','&quot;&amp;[.I22]&amp;&quot;','&quot;&amp;[.M22]&amp;&quot;',&quot;&amp;[.N22]&amp;&quot;,&quot;&amp;[.O22]&amp;&quot;,&quot;&amp;[.P22]&amp;&quot;,&quot;&amp;[.Q22]&amp;&quot;,&quot;&amp;[.R22]&amp;&quot;,&quot;&amp;[.S22]&amp;&quot;,'&quot;&amp;[.T22]&amp;&quot;','&quot;&amp;[.U22]&amp;&quot;','&quot;&amp;[.V22]&amp;&quot;','&quot;&amp;[.W22]&amp;&quot;','&quot;&amp;[.X22]&amp;&quot;',&quot;&amp;[.Y22]&amp;&quot;,&quot;&amp;[.Z22]&amp;&quot;,&quot;&amp;[.AA22]&amp;&quot;,&quot;&amp;[.AB22]&amp;&quot;,&quot;&amp;[.AC22]&amp;&quot;,&quot;&amp;[.AD22]&amp;&quot;,0,CURDATE(),CURDATE())&quot;&amp;IF([.$B23]&gt;0;&quot;,&quot;;&quot;;&quot;)" office:value-type="string" office:string-value="(19,'Sport Domus','',8,'Via Rancaglia 30','sanmarinosportdomus','',0,0,1,1,0,0,'','','','','',2,(select t.id from cities t where t.name = 'SAN MARINO'),(select t.id from pool_types t where t.code = '50'),(select t.id from locker_cabinet_types t where t.code = ''),(select t.id from shower_types t where t.code = ''),(select t.id from hair_dryer_types t where t.code = ''),0,CURDATE(),CURDATE())," calcext:value-type="string">
            <text:p>(19,'Sport Domus','',8,'Via Rancaglia 30','sanmarinosportdomus','',0,0,1,1,0,0,'','','','','',2,(select t.id from cities t where t.name = 'SAN MARINO'),(select t.id from pool_types t where t.code = '50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23]&amp;&quot;-&quot;&amp;[.G23]&amp;&quot;-&quot;&amp;[.F23]" office:value-type="string" office:string-value="S.LAZZARO DI SAVENA-25-6" calcext:value-type="string">
            <text:p>S.LAZZARO DI SAVENA-25-6</text:p>
          </table:table-cell>
          <table:table-cell table:style-name="Default" table:formula="of:=ROW([.B23])-3" office:value-type="float" office:value="20" calcext:value-type="float">
            <text:p>20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S.LAZZARO DI SAVE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Kennedy 63</text:p>
          </table:table-cell>
          <table:table-cell table:style-name="Default" office:value-type="string" calcext:value-type="string">
            <text:p>bolognasanlazzaro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23];&quot;'&quot;;&quot;''&quot;)&amp;&quot;')&quot;" office:value-type="string" office:string-value="(select t.id from cities t where t.name = 'S.LAZZARO DI SAVENA')" calcext:value-type="string">
            <text:p>(select t.id from cities t where t.name = 'S.LAZZARO DI SAVENA')</text:p>
          </table:table-cell>
          <table:table-cell table:formula="of:=&quot;(select t.id from &quot;&amp;[.G$2]&amp;&quot; t where t.&quot;&amp;[.G$3]&amp;&quot; = '&quot;&amp;[.G2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23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23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23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23]&amp;&quot;,'&quot;&amp;SUBSTITUTE([.C23];&quot;'&quot;;&quot;''&quot;)&amp;&quot;','&quot;&amp;[.D23]&amp;&quot;',&quot;&amp;[.F23]&amp;&quot;,'&quot;&amp;SUBSTITUTE([.H23];&quot;'&quot;;&quot;''&quot;)&amp;&quot;','&quot;&amp;[.I23]&amp;&quot;','&quot;&amp;[.M23]&amp;&quot;',&quot;&amp;[.N23]&amp;&quot;,&quot;&amp;[.O23]&amp;&quot;,&quot;&amp;[.P23]&amp;&quot;,&quot;&amp;[.Q23]&amp;&quot;,&quot;&amp;[.R23]&amp;&quot;,&quot;&amp;[.S23]&amp;&quot;,'&quot;&amp;[.T23]&amp;&quot;','&quot;&amp;[.U23]&amp;&quot;','&quot;&amp;[.V23]&amp;&quot;','&quot;&amp;[.W23]&amp;&quot;','&quot;&amp;[.X23]&amp;&quot;',&quot;&amp;[.Y23]&amp;&quot;,&quot;&amp;[.Z23]&amp;&quot;,&quot;&amp;[.AA23]&amp;&quot;,&quot;&amp;[.AB23]&amp;&quot;,&quot;&amp;[.AC23]&amp;&quot;,&quot;&amp;[.AD23]&amp;&quot;,0,CURDATE(),CURDATE())&quot;&amp;IF([.$B24]&gt;0;&quot;,&quot;;&quot;;&quot;)" office:value-type="string" office:string-value="(20,'Comunale','',6,'Via Kennedy 63','bolognasanlazzaro','',0,0,0,0,0,0,'','','','','',2,(select t.id from cities t where t.name = 'S.LAZZARO DI SAVENA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20,'Comunale','',6,'Via Kennedy 63','bolognasanlazzaro','',0,0,0,0,0,0,'','','','','',2,(select t.id from cities t where t.name = 'S.LAZZARO DI SAVENA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24]&amp;&quot;-&quot;&amp;[.G24]&amp;&quot;-&quot;&amp;[.F24]" office:value-type="string" office:string-value="MIRANDOLA-25-8" calcext:value-type="string">
            <text:p>MIRANDOLA-25-8</text:p>
          </table:table-cell>
          <table:table-cell table:style-name="Default" table:formula="of:=ROW([.B24])-3" office:value-type="float" office:value="21" calcext:value-type="float">
            <text:p>21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MIRANDO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Dorando Pietri 47</text:p>
          </table:table-cell>
          <table:table-cell table:style-name="Default" office:value-type="string" calcext:value-type="string">
            <text:p>mirandolacomunal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24];&quot;'&quot;;&quot;''&quot;)&amp;&quot;')&quot;" office:value-type="string" office:string-value="(select t.id from cities t where t.name = 'MIRANDOLA')" calcext:value-type="string">
            <text:p>(select t.id from cities t where t.name = 'MIRANDOLA')</text:p>
          </table:table-cell>
          <table:table-cell table:formula="of:=&quot;(select t.id from &quot;&amp;[.G$2]&amp;&quot; t where t.&quot;&amp;[.G$3]&amp;&quot; = '&quot;&amp;[.G2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24]&amp;&quot;')&quot;" office:value-type="string" office:string-value="(select t.id from locker_cabinet_types t where t.code = 'P')" calcext:value-type="string">
            <text:p>(select t.id from locker_cabinet_types t where t.code = 'P')</text:p>
          </table:table-cell>
          <table:table-cell table:formula="of:=&quot;(select t.id from &quot;&amp;[.K$2]&amp;&quot; t where t.&quot;&amp;[.K$3]&amp;&quot; = '&quot;&amp;[.K24]&amp;&quot;')&quot;" office:value-type="string" office:string-value="(select t.id from shower_types t where t.code = 'G')" calcext:value-type="string">
            <text:p>(select t.id from shower_types t where t.code = 'G')</text:p>
          </table:table-cell>
          <table:table-cell table:formula="of:=&quot;(select t.id from &quot;&amp;[.L$2]&amp;&quot; t where t.&quot;&amp;[.L$3]&amp;&quot; = '&quot;&amp;[.L24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24]&amp;&quot;,'&quot;&amp;SUBSTITUTE([.C24];&quot;'&quot;;&quot;''&quot;)&amp;&quot;','&quot;&amp;[.D24]&amp;&quot;',&quot;&amp;[.F24]&amp;&quot;,'&quot;&amp;SUBSTITUTE([.H24];&quot;'&quot;;&quot;''&quot;)&amp;&quot;','&quot;&amp;[.I24]&amp;&quot;','&quot;&amp;[.M24]&amp;&quot;',&quot;&amp;[.N24]&amp;&quot;,&quot;&amp;[.O24]&amp;&quot;,&quot;&amp;[.P24]&amp;&quot;,&quot;&amp;[.Q24]&amp;&quot;,&quot;&amp;[.R24]&amp;&quot;,&quot;&amp;[.S24]&amp;&quot;,'&quot;&amp;[.T24]&amp;&quot;','&quot;&amp;[.U24]&amp;&quot;','&quot;&amp;[.V24]&amp;&quot;','&quot;&amp;[.W24]&amp;&quot;','&quot;&amp;[.X24]&amp;&quot;',&quot;&amp;[.Y24]&amp;&quot;,&quot;&amp;[.Z24]&amp;&quot;,&quot;&amp;[.AA24]&amp;&quot;,&quot;&amp;[.AB24]&amp;&quot;,&quot;&amp;[.AC24]&amp;&quot;,&quot;&amp;[.AD24]&amp;&quot;,0,CURDATE(),CURDATE())&quot;&amp;IF([.$B25]&gt;0;&quot;,&quot;;&quot;;&quot;)" office:value-type="string" office:string-value="(21,'Comunale','',8,'Via Dorando Pietri 47','mirandolacomunale','',0,0,0,0,0,0,'','','','','',2,(select t.id from cities t where t.name = 'MIRANDOLA'),(select t.id from pool_types t where t.code = '25'),(select t.id from locker_cabinet_types t where t.code = 'P'),(select t.id from shower_types t where t.code = 'G'),(select t.id from hair_dryer_types t where t.code = ''),0,CURDATE(),CURDATE())," calcext:value-type="string">
            <text:p>(21,'Comunale','',8,'Via Dorando Pietri 47','mirandolacomunale','',0,0,0,0,0,0,'','','','','',2,(select t.id from cities t where t.name = 'MIRANDOLA'),(select t.id from pool_types t where t.code = '25'),(select t.id from locker_cabinet_types t where t.code = 'P'),(select t.id from shower_types t where t.code = 'G'),(select t.id from hair_dryer_types t where t.code = ''),0,CURDATE(),CURDATE()),</text:p>
          </table:table-cell>
        </table:table-row>
        <table:table-row table:style-name="ro3">
          <table:table-cell table:formula="of:=[.E25]&amp;&quot;-&quot;&amp;[.G25]&amp;&quot;-&quot;&amp;[.F25]" office:value-type="string" office:string-value="RICCIONE-50-10" calcext:value-type="string">
            <text:p>RICCIONE-50-10</text:p>
          </table:table-cell>
          <table:table-cell table:style-name="Default" table:formula="of:=ROW([.B25])-3" office:value-type="float" office:value="22" calcext:value-type="float">
            <text:p>22</text:p>
          </table:table-cell>
          <table:table-cell office:value-type="string" calcext:value-type="string">
            <text:p>Stadio del nuoto</text:p>
          </table:table-cell>
          <table:table-cell/>
          <table:table-cell office:value-type="string" calcext:value-type="string">
            <text:p>RICCIO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Via Forlimpopoli</text:p>
          </table:table-cell>
          <table:table-cell table:style-name="Default" office:value-type="string" calcext:value-type="string">
            <text:p>riccionestadionuoto50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G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25];&quot;'&quot;;&quot;''&quot;)&amp;&quot;')&quot;" office:value-type="string" office:string-value="(select t.id from cities t where t.name = 'RICCIONE')" calcext:value-type="string">
            <text:p>(select t.id from cities t where t.name = 'RICCIONE')</text:p>
          </table:table-cell>
          <table:table-cell table:formula="of:=&quot;(select t.id from &quot;&amp;[.G$2]&amp;&quot; t where t.&quot;&amp;[.G$3]&amp;&quot; = '&quot;&amp;[.G2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J$2]&amp;&quot; t where t.&quot;&amp;[.J$3]&amp;&quot; = '&quot;&amp;[.J25]&amp;&quot;')&quot;" office:value-type="string" office:string-value="(select t.id from locker_cabinet_types t where t.code = 'P')" calcext:value-type="string">
            <text:p>(select t.id from locker_cabinet_types t where t.code = 'P')</text:p>
          </table:table-cell>
          <table:table-cell table:formula="of:=&quot;(select t.id from &quot;&amp;[.K$2]&amp;&quot; t where t.&quot;&amp;[.K$3]&amp;&quot; = '&quot;&amp;[.K25]&amp;&quot;')&quot;" office:value-type="string" office:string-value="(select t.id from shower_types t where t.code = 'G')" calcext:value-type="string">
            <text:p>(select t.id from shower_types t where t.code = 'G')</text:p>
          </table:table-cell>
          <table:table-cell table:formula="of:=&quot;(select t.id from &quot;&amp;[.L$2]&amp;&quot; t where t.&quot;&amp;[.L$3]&amp;&quot; = '&quot;&amp;[.L25]&amp;&quot;')&quot;" office:value-type="string" office:string-value="(select t.id from hair_dryer_types t where t.code = 'G')" calcext:value-type="string">
            <text:p>(select t.id from hair_dryer_types t where t.code = 'G')</text:p>
          </table:table-cell>
          <table:table-cell/>
          <table:table-cell table:formula="of:=&quot;(&quot;&amp;[.B25]&amp;&quot;,'&quot;&amp;SUBSTITUTE([.C25];&quot;'&quot;;&quot;''&quot;)&amp;&quot;','&quot;&amp;[.D25]&amp;&quot;',&quot;&amp;[.F25]&amp;&quot;,'&quot;&amp;SUBSTITUTE([.H25];&quot;'&quot;;&quot;''&quot;)&amp;&quot;','&quot;&amp;[.I25]&amp;&quot;','&quot;&amp;[.M25]&amp;&quot;',&quot;&amp;[.N25]&amp;&quot;,&quot;&amp;[.O25]&amp;&quot;,&quot;&amp;[.P25]&amp;&quot;,&quot;&amp;[.Q25]&amp;&quot;,&quot;&amp;[.R25]&amp;&quot;,&quot;&amp;[.S25]&amp;&quot;,'&quot;&amp;[.T25]&amp;&quot;','&quot;&amp;[.U25]&amp;&quot;','&quot;&amp;[.V25]&amp;&quot;','&quot;&amp;[.W25]&amp;&quot;','&quot;&amp;[.X25]&amp;&quot;',&quot;&amp;[.Y25]&amp;&quot;,&quot;&amp;[.Z25]&amp;&quot;,&quot;&amp;[.AA25]&amp;&quot;,&quot;&amp;[.AB25]&amp;&quot;,&quot;&amp;[.AC25]&amp;&quot;,&quot;&amp;[.AD25]&amp;&quot;,0,CURDATE(),CURDATE())&quot;&amp;IF([.$B26]&gt;0;&quot;,&quot;;&quot;;&quot;)" office:value-type="string" office:string-value="(22,'Stadio del nuoto','',10,'Via Forlimpopoli','riccionestadionuoto50','',1,1,1,1,0,0,'','','','','',2,(select t.id from cities t where t.name = 'RICCIONE'),(select t.id from pool_types t where t.code = '50'),(select t.id from locker_cabinet_types t where t.code = 'P'),(select t.id from shower_types t where t.code = 'G'),(select t.id from hair_dryer_types t where t.code = 'G'),0,CURDATE(),CURDATE())," calcext:value-type="string">
            <text:p>(22,'Stadio del nuoto','',10,'Via Forlimpopoli','riccionestadionuoto50','',1,1,1,1,0,0,'','','','','',2,(select t.id from cities t where t.name = 'RICCIONE'),(select t.id from pool_types t where t.code = '50'),(select t.id from locker_cabinet_types t where t.code = 'P'),(select t.id from shower_types t where t.code = 'G'),(select t.id from hair_dryer_types t where t.code = 'G'),0,CURDATE(),CURDATE()),</text:p>
          </table:table-cell>
        </table:table-row>
        <table:table-row table:style-name="ro3">
          <table:table-cell table:formula="of:=[.E26]&amp;&quot;-&quot;&amp;[.G26]&amp;&quot;-&quot;&amp;[.F26]" office:value-type="string" office:string-value="LIVORNO-50-8" calcext:value-type="string">
            <text:p>LIVORNO-50-8</text:p>
          </table:table-cell>
          <table:table-cell table:style-name="Default" table:formula="of:=ROW([.B26])-3" office:value-type="float" office:value="23" calcext:value-type="float">
            <text:p>23</text:p>
          </table:table-cell>
          <table:table-cell office:value-type="string" calcext:value-type="string">
            <text:p>S.Camalich</text:p>
          </table:table-cell>
          <table:table-cell/>
          <table:table-cell office:value-type="string" calcext:value-type="string">
            <text:p>LIVOR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Via Allende 7</text:p>
          </table:table-cell>
          <table:table-cell table:style-name="Default" office:value-type="string" calcext:value-type="string">
            <text:p>livorno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26];&quot;'&quot;;&quot;''&quot;)&amp;&quot;')&quot;" office:value-type="string" office:string-value="(select t.id from cities t where t.name = 'LIVORNO')" calcext:value-type="string">
            <text:p>(select t.id from cities t where t.name = 'LIVORNO')</text:p>
          </table:table-cell>
          <table:table-cell table:formula="of:=&quot;(select t.id from &quot;&amp;[.G$2]&amp;&quot; t where t.&quot;&amp;[.G$3]&amp;&quot; = '&quot;&amp;[.G2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J$2]&amp;&quot; t where t.&quot;&amp;[.J$3]&amp;&quot; = '&quot;&amp;[.J26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26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26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26]&amp;&quot;,'&quot;&amp;SUBSTITUTE([.C26];&quot;'&quot;;&quot;''&quot;)&amp;&quot;','&quot;&amp;[.D26]&amp;&quot;',&quot;&amp;[.F26]&amp;&quot;,'&quot;&amp;SUBSTITUTE([.H26];&quot;'&quot;;&quot;''&quot;)&amp;&quot;','&quot;&amp;[.I26]&amp;&quot;','&quot;&amp;[.M26]&amp;&quot;',&quot;&amp;[.N26]&amp;&quot;,&quot;&amp;[.O26]&amp;&quot;,&quot;&amp;[.P26]&amp;&quot;,&quot;&amp;[.Q26]&amp;&quot;,&quot;&amp;[.R26]&amp;&quot;,&quot;&amp;[.S26]&amp;&quot;,'&quot;&amp;[.T26]&amp;&quot;','&quot;&amp;[.U26]&amp;&quot;','&quot;&amp;[.V26]&amp;&quot;','&quot;&amp;[.W26]&amp;&quot;','&quot;&amp;[.X26]&amp;&quot;',&quot;&amp;[.Y26]&amp;&quot;,&quot;&amp;[.Z26]&amp;&quot;,&quot;&amp;[.AA26]&amp;&quot;,&quot;&amp;[.AB26]&amp;&quot;,&quot;&amp;[.AC26]&amp;&quot;,&quot;&amp;[.AD26]&amp;&quot;,0,CURDATE(),CURDATE())&quot;&amp;IF([.$B27]&gt;0;&quot;,&quot;;&quot;;&quot;)" office:value-type="string" office:string-value="(23,'S.Camalich','',8,'Via Allende 7','livornocomunale','',0,0,0,0,0,0,'','','','','',2,(select t.id from cities t where t.name = 'LIVORNO'),(select t.id from pool_types t where t.code = '50'),(select t.id from locker_cabinet_types t where t.code = ''),(select t.id from shower_types t where t.code = ''),(select t.id from hair_dryer_types t where t.code = ''),0,CURDATE(),CURDATE())," calcext:value-type="string">
            <text:p>(23,'S.Camalich','',8,'Via Allende 7','livornocomunale','',0,0,0,0,0,0,'','','','','',2,(select t.id from cities t where t.name = 'LIVORNO'),(select t.id from pool_types t where t.code = '50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27]&amp;&quot;-&quot;&amp;[.G27]&amp;&quot;-&quot;&amp;[.F27]" office:value-type="string" office:string-value="VIAREGGIO-25-8" calcext:value-type="string">
            <text:p>VIAREGGIO-25-8</text:p>
          </table:table-cell>
          <table:table-cell table:style-name="Default" table:formula="of:=ROW([.B27])-3" office:value-type="float" office:value="24" calcext:value-type="float">
            <text:p>24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VIAREGG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Darsena</text:p>
          </table:table-cell>
          <table:table-cell table:style-name="Default" office:value-type="string" calcext:value-type="string">
            <text:p>viareggio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27];&quot;'&quot;;&quot;''&quot;)&amp;&quot;')&quot;" office:value-type="string" office:string-value="(select t.id from cities t where t.name = 'VIAREGGIO')" calcext:value-type="string">
            <text:p>(select t.id from cities t where t.name = 'VIAREGGIO')</text:p>
          </table:table-cell>
          <table:table-cell table:formula="of:=&quot;(select t.id from &quot;&amp;[.G$2]&amp;&quot; t where t.&quot;&amp;[.G$3]&amp;&quot; = '&quot;&amp;[.G2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27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27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27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27]&amp;&quot;,'&quot;&amp;SUBSTITUTE([.C27];&quot;'&quot;;&quot;''&quot;)&amp;&quot;','&quot;&amp;[.D27]&amp;&quot;',&quot;&amp;[.F27]&amp;&quot;,'&quot;&amp;SUBSTITUTE([.H27];&quot;'&quot;;&quot;''&quot;)&amp;&quot;','&quot;&amp;[.I27]&amp;&quot;','&quot;&amp;[.M27]&amp;&quot;',&quot;&amp;[.N27]&amp;&quot;,&quot;&amp;[.O27]&amp;&quot;,&quot;&amp;[.P27]&amp;&quot;,&quot;&amp;[.Q27]&amp;&quot;,&quot;&amp;[.R27]&amp;&quot;,&quot;&amp;[.S27]&amp;&quot;,'&quot;&amp;[.T27]&amp;&quot;','&quot;&amp;[.U27]&amp;&quot;','&quot;&amp;[.V27]&amp;&quot;','&quot;&amp;[.W27]&amp;&quot;','&quot;&amp;[.X27]&amp;&quot;',&quot;&amp;[.Y27]&amp;&quot;,&quot;&amp;[.Z27]&amp;&quot;,&quot;&amp;[.AA27]&amp;&quot;,&quot;&amp;[.AB27]&amp;&quot;,&quot;&amp;[.AC27]&amp;&quot;,&quot;&amp;[.AD27]&amp;&quot;,0,CURDATE(),CURDATE())&quot;&amp;IF([.$B28]&gt;0;&quot;,&quot;;&quot;;&quot;)" office:value-type="string" office:string-value="(24,'Comunale','',8,'Via Darsena','viareggiocomunale','',0,0,0,0,0,0,'','','','','',2,(select t.id from cities t where t.name = 'VIAREGGIO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24,'Comunale','',8,'Via Darsena','viareggiocomunale','',0,0,0,0,0,0,'','','','','',2,(select t.id from cities t where t.name = 'VIAREGGIO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28]&amp;&quot;-&quot;&amp;[.G28]&amp;&quot;-&quot;&amp;[.F28]" office:value-type="string" office:string-value="DESENZANO DEL GARDA-25-8" calcext:value-type="string">
            <text:p>DESENZANO DEL GARDA-25-8</text:p>
          </table:table-cell>
          <table:table-cell table:style-name="Default" table:formula="of:=ROW([.B28])-3" office:value-type="float" office:value="25" calcext:value-type="float">
            <text:p>25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DESENZANO DEL GARD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Giotto</text:p>
          </table:table-cell>
          <table:table-cell table:style-name="Default" office:value-type="string" calcext:value-type="string">
            <text:p>desenzano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28];&quot;'&quot;;&quot;''&quot;)&amp;&quot;')&quot;" office:value-type="string" office:string-value="(select t.id from cities t where t.name = 'DESENZANO DEL GARDA')" calcext:value-type="string">
            <text:p>(select t.id from cities t where t.name = 'DESENZANO DEL GARDA')</text:p>
          </table:table-cell>
          <table:table-cell table:formula="of:=&quot;(select t.id from &quot;&amp;[.G$2]&amp;&quot; t where t.&quot;&amp;[.G$3]&amp;&quot; = '&quot;&amp;[.G2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28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28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28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28]&amp;&quot;,'&quot;&amp;SUBSTITUTE([.C28];&quot;'&quot;;&quot;''&quot;)&amp;&quot;','&quot;&amp;[.D28]&amp;&quot;',&quot;&amp;[.F28]&amp;&quot;,'&quot;&amp;SUBSTITUTE([.H28];&quot;'&quot;;&quot;''&quot;)&amp;&quot;','&quot;&amp;[.I28]&amp;&quot;','&quot;&amp;[.M28]&amp;&quot;',&quot;&amp;[.N28]&amp;&quot;,&quot;&amp;[.O28]&amp;&quot;,&quot;&amp;[.P28]&amp;&quot;,&quot;&amp;[.Q28]&amp;&quot;,&quot;&amp;[.R28]&amp;&quot;,&quot;&amp;[.S28]&amp;&quot;,'&quot;&amp;[.T28]&amp;&quot;','&quot;&amp;[.U28]&amp;&quot;','&quot;&amp;[.V28]&amp;&quot;','&quot;&amp;[.W28]&amp;&quot;','&quot;&amp;[.X28]&amp;&quot;',&quot;&amp;[.Y28]&amp;&quot;,&quot;&amp;[.Z28]&amp;&quot;,&quot;&amp;[.AA28]&amp;&quot;,&quot;&amp;[.AB28]&amp;&quot;,&quot;&amp;[.AC28]&amp;&quot;,&quot;&amp;[.AD28]&amp;&quot;,0,CURDATE(),CURDATE())&quot;&amp;IF([.$B29]&gt;0;&quot;,&quot;;&quot;;&quot;)" office:value-type="string" office:string-value="(25,'Comunale','',8,'Via Giotto','desenzanocomunale','',0,0,0,0,0,0,'','','','','',2,(select t.id from cities t where t.name = 'DESENZANO DEL GARDA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25,'Comunale','',8,'Via Giotto','desenzanocomunale','',0,0,0,0,0,0,'','','','','',2,(select t.id from cities t where t.name = 'DESENZANO DEL GARDA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29]&amp;&quot;-&quot;&amp;[.G29]&amp;&quot;-&quot;&amp;[.F29]" office:value-type="string" office:string-value="MOLINELLA-25-6" calcext:value-type="string">
            <text:p>MOLINELLA-25-6</text:p>
          </table:table-cell>
          <table:table-cell table:style-name="Default" table:formula="of:=ROW([.B29])-3" office:value-type="float" office:value="26" calcext:value-type="float">
            <text:p>26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MOLINEL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Andrea Costa</text:p>
          </table:table-cell>
          <table:table-cell table:style-name="Default" office:value-type="string" calcext:value-type="string">
            <text:p>molinellacomunal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29];&quot;'&quot;;&quot;''&quot;)&amp;&quot;')&quot;" office:value-type="string" office:string-value="(select t.id from cities t where t.name = 'MOLINELLA')" calcext:value-type="string">
            <text:p>(select t.id from cities t where t.name = 'MOLINELLA')</text:p>
          </table:table-cell>
          <table:table-cell table:formula="of:=&quot;(select t.id from &quot;&amp;[.G$2]&amp;&quot; t where t.&quot;&amp;[.G$3]&amp;&quot; = '&quot;&amp;[.G2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29]&amp;&quot;')&quot;" office:value-type="string" office:string-value="(select t.id from locker_cabinet_types t where t.code = 'P')" calcext:value-type="string">
            <text:p>(select t.id from locker_cabinet_types t where t.code = 'P')</text:p>
          </table:table-cell>
          <table:table-cell table:formula="of:=&quot;(select t.id from &quot;&amp;[.K$2]&amp;&quot; t where t.&quot;&amp;[.K$3]&amp;&quot; = '&quot;&amp;[.K29]&amp;&quot;')&quot;" office:value-type="string" office:string-value="(select t.id from shower_types t where t.code = 'G')" calcext:value-type="string">
            <text:p>(select t.id from shower_types t where t.code = 'G')</text:p>
          </table:table-cell>
          <table:table-cell table:formula="of:=&quot;(select t.id from &quot;&amp;[.L$2]&amp;&quot; t where t.&quot;&amp;[.L$3]&amp;&quot; = '&quot;&amp;[.L29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29]&amp;&quot;,'&quot;&amp;SUBSTITUTE([.C29];&quot;'&quot;;&quot;''&quot;)&amp;&quot;','&quot;&amp;[.D29]&amp;&quot;',&quot;&amp;[.F29]&amp;&quot;,'&quot;&amp;SUBSTITUTE([.H29];&quot;'&quot;;&quot;''&quot;)&amp;&quot;','&quot;&amp;[.I29]&amp;&quot;','&quot;&amp;[.M29]&amp;&quot;',&quot;&amp;[.N29]&amp;&quot;,&quot;&amp;[.O29]&amp;&quot;,&quot;&amp;[.P29]&amp;&quot;,&quot;&amp;[.Q29]&amp;&quot;,&quot;&amp;[.R29]&amp;&quot;,&quot;&amp;[.S29]&amp;&quot;,'&quot;&amp;[.T29]&amp;&quot;','&quot;&amp;[.U29]&amp;&quot;','&quot;&amp;[.V29]&amp;&quot;','&quot;&amp;[.W29]&amp;&quot;','&quot;&amp;[.X29]&amp;&quot;',&quot;&amp;[.Y29]&amp;&quot;,&quot;&amp;[.Z29]&amp;&quot;,&quot;&amp;[.AA29]&amp;&quot;,&quot;&amp;[.AB29]&amp;&quot;,&quot;&amp;[.AC29]&amp;&quot;,&quot;&amp;[.AD29]&amp;&quot;,0,CURDATE(),CURDATE())&quot;&amp;IF([.$B30]&gt;0;&quot;,&quot;;&quot;;&quot;)" office:value-type="string" office:string-value="(26,'Comunale','',6,'Via Andrea Costa','molinellacomunale','',0,0,0,0,0,0,'','','','','',2,(select t.id from cities t where t.name = 'MOLINELLA'),(select t.id from pool_types t where t.code = '25'),(select t.id from locker_cabinet_types t where t.code = 'P'),(select t.id from shower_types t where t.code = 'G'),(select t.id from hair_dryer_types t where t.code = ''),0,CURDATE(),CURDATE())," calcext:value-type="string">
            <text:p>(26,'Comunale','',6,'Via Andrea Costa','molinellacomunale','',0,0,0,0,0,0,'','','','','',2,(select t.id from cities t where t.name = 'MOLINELLA'),(select t.id from pool_types t where t.code = '25'),(select t.id from locker_cabinet_types t where t.code = 'P'),(select t.id from shower_types t where t.code = 'G'),(select t.id from hair_dryer_types t where t.code = ''),0,CURDATE(),CURDATE()),</text:p>
          </table:table-cell>
        </table:table-row>
        <table:table-row table:style-name="ro3">
          <table:table-cell table:formula="of:=[.E30]&amp;&quot;-&quot;&amp;[.G30]&amp;&quot;-&quot;&amp;[.F30]" office:value-type="string" office:string-value="FERRARA-25-6" calcext:value-type="string">
            <text:p>FERRARA-25-6</text:p>
          </table:table-cell>
          <table:table-cell table:style-name="Default" table:formula="of:=ROW([.B30])-3" office:value-type="float" office:value="27" calcext:value-type="float">
            <text:p>27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FERRA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Beethoven</text:p>
          </table:table-cell>
          <table:table-cell table:style-name="Default" office:value-type="string" calcext:value-type="string">
            <text:p>ferrara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30];&quot;'&quot;;&quot;''&quot;)&amp;&quot;')&quot;" office:value-type="string" office:string-value="(select t.id from cities t where t.name = 'FERRARA')" calcext:value-type="string">
            <text:p>(select t.id from cities t where t.name = 'FERRARA')</text:p>
          </table:table-cell>
          <table:table-cell table:formula="of:=&quot;(select t.id from &quot;&amp;[.G$2]&amp;&quot; t where t.&quot;&amp;[.G$3]&amp;&quot; = '&quot;&amp;[.G3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30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30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30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30]&amp;&quot;,'&quot;&amp;SUBSTITUTE([.C30];&quot;'&quot;;&quot;''&quot;)&amp;&quot;','&quot;&amp;[.D30]&amp;&quot;',&quot;&amp;[.F30]&amp;&quot;,'&quot;&amp;SUBSTITUTE([.H30];&quot;'&quot;;&quot;''&quot;)&amp;&quot;','&quot;&amp;[.I30]&amp;&quot;','&quot;&amp;[.M30]&amp;&quot;',&quot;&amp;[.N30]&amp;&quot;,&quot;&amp;[.O30]&amp;&quot;,&quot;&amp;[.P30]&amp;&quot;,&quot;&amp;[.Q30]&amp;&quot;,&quot;&amp;[.R30]&amp;&quot;,&quot;&amp;[.S30]&amp;&quot;,'&quot;&amp;[.T30]&amp;&quot;','&quot;&amp;[.U30]&amp;&quot;','&quot;&amp;[.V30]&amp;&quot;','&quot;&amp;[.W30]&amp;&quot;','&quot;&amp;[.X30]&amp;&quot;',&quot;&amp;[.Y30]&amp;&quot;,&quot;&amp;[.Z30]&amp;&quot;,&quot;&amp;[.AA30]&amp;&quot;,&quot;&amp;[.AB30]&amp;&quot;,&quot;&amp;[.AC30]&amp;&quot;,&quot;&amp;[.AD30]&amp;&quot;,0,CURDATE(),CURDATE())&quot;&amp;IF([.$B31]&gt;0;&quot;,&quot;;&quot;;&quot;)" office:value-type="string" office:string-value="(27,'Comunale','',6,'Via Beethoven','ferraracomunale','',0,0,0,0,0,0,'','','','','',2,(select t.id from cities t where t.name = 'FERRARA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27,'Comunale','',6,'Via Beethoven','ferraracomunale','',0,0,0,0,0,0,'','','','','',2,(select t.id from cities t where t.name = 'FERRARA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31]&amp;&quot;-&quot;&amp;[.G31]&amp;&quot;-&quot;&amp;[.F31]" office:value-type="string" office:string-value="PIACENZA-50-8" calcext:value-type="string">
            <text:p>PIACENZA-50-8</text:p>
          </table:table-cell>
          <table:table-cell table:style-name="Default" table:formula="of:=ROW([.B31])-3" office:value-type="float" office:value="28" calcext:value-type="float">
            <text:p>28</text:p>
          </table:table-cell>
          <table:table-cell office:value-type="string" calcext:value-type="string">
            <text:p>Can.Vittorino</text:p>
          </table:table-cell>
          <table:table-cell/>
          <table:table-cell office:value-type="string" calcext:value-type="string">
            <text:p>PIACENZ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Via Nino Bixio</text:p>
          </table:table-cell>
          <table:table-cell table:style-name="Default" office:value-type="string" calcext:value-type="string">
            <text:p>piacenzavittorino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31];&quot;'&quot;;&quot;''&quot;)&amp;&quot;')&quot;" office:value-type="string" office:string-value="(select t.id from cities t where t.name = 'PIACENZA')" calcext:value-type="string">
            <text:p>(select t.id from cities t where t.name = 'PIACENZA')</text:p>
          </table:table-cell>
          <table:table-cell table:formula="of:=&quot;(select t.id from &quot;&amp;[.G$2]&amp;&quot; t where t.&quot;&amp;[.G$3]&amp;&quot; = '&quot;&amp;[.G31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J$2]&amp;&quot; t where t.&quot;&amp;[.J$3]&amp;&quot; = '&quot;&amp;[.J31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31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31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31]&amp;&quot;,'&quot;&amp;SUBSTITUTE([.C31];&quot;'&quot;;&quot;''&quot;)&amp;&quot;','&quot;&amp;[.D31]&amp;&quot;',&quot;&amp;[.F31]&amp;&quot;,'&quot;&amp;SUBSTITUTE([.H31];&quot;'&quot;;&quot;''&quot;)&amp;&quot;','&quot;&amp;[.I31]&amp;&quot;','&quot;&amp;[.M31]&amp;&quot;',&quot;&amp;[.N31]&amp;&quot;,&quot;&amp;[.O31]&amp;&quot;,&quot;&amp;[.P31]&amp;&quot;,&quot;&amp;[.Q31]&amp;&quot;,&quot;&amp;[.R31]&amp;&quot;,&quot;&amp;[.S31]&amp;&quot;,'&quot;&amp;[.T31]&amp;&quot;','&quot;&amp;[.U31]&amp;&quot;','&quot;&amp;[.V31]&amp;&quot;','&quot;&amp;[.W31]&amp;&quot;','&quot;&amp;[.X31]&amp;&quot;',&quot;&amp;[.Y31]&amp;&quot;,&quot;&amp;[.Z31]&amp;&quot;,&quot;&amp;[.AA31]&amp;&quot;,&quot;&amp;[.AB31]&amp;&quot;,&quot;&amp;[.AC31]&amp;&quot;,&quot;&amp;[.AD31]&amp;&quot;,0,CURDATE(),CURDATE())&quot;&amp;IF([.$B32]&gt;0;&quot;,&quot;;&quot;;&quot;)" office:value-type="string" office:string-value="(28,'Can.Vittorino','',8,'Via Nino Bixio','piacenzavittorino','',0,0,0,0,0,0,'','','','','',2,(select t.id from cities t where t.name = 'PIACENZA'),(select t.id from pool_types t where t.code = '50'),(select t.id from locker_cabinet_types t where t.code = ''),(select t.id from shower_types t where t.code = ''),(select t.id from hair_dryer_types t where t.code = ''),0,CURDATE(),CURDATE())," calcext:value-type="string">
            <text:p>(28,'Can.Vittorino','',8,'Via Nino Bixio','piacenzavittorino','',0,0,0,0,0,0,'','','','','',2,(select t.id from cities t where t.name = 'PIACENZA'),(select t.id from pool_types t where t.code = '50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32]&amp;&quot;-&quot;&amp;[.G32]&amp;&quot;-&quot;&amp;[.F32]" office:value-type="string" office:string-value="VEROLANUOVA-25-8" calcext:value-type="string">
            <text:p>VEROLANUOVA-25-8</text:p>
          </table:table-cell>
          <table:table-cell table:style-name="Default" table:formula="of:=ROW([.B32])-3" office:value-type="float" office:value="29" calcext:value-type="float">
            <text:p>29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VEROLANUOV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le Italia 9</text:p>
          </table:table-cell>
          <table:table-cell table:style-name="Default" office:value-type="string" calcext:value-type="string">
            <text:p>verolanuova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32];&quot;'&quot;;&quot;''&quot;)&amp;&quot;')&quot;" office:value-type="string" office:string-value="(select t.id from cities t where t.name = 'VEROLANUOVA')" calcext:value-type="string">
            <text:p>(select t.id from cities t where t.name = 'VEROLANUOVA')</text:p>
          </table:table-cell>
          <table:table-cell table:formula="of:=&quot;(select t.id from &quot;&amp;[.G$2]&amp;&quot; t where t.&quot;&amp;[.G$3]&amp;&quot; = '&quot;&amp;[.G3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32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32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32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32]&amp;&quot;,'&quot;&amp;SUBSTITUTE([.C32];&quot;'&quot;;&quot;''&quot;)&amp;&quot;','&quot;&amp;[.D32]&amp;&quot;',&quot;&amp;[.F32]&amp;&quot;,'&quot;&amp;SUBSTITUTE([.H32];&quot;'&quot;;&quot;''&quot;)&amp;&quot;','&quot;&amp;[.I32]&amp;&quot;','&quot;&amp;[.M32]&amp;&quot;',&quot;&amp;[.N32]&amp;&quot;,&quot;&amp;[.O32]&amp;&quot;,&quot;&amp;[.P32]&amp;&quot;,&quot;&amp;[.Q32]&amp;&quot;,&quot;&amp;[.R32]&amp;&quot;,&quot;&amp;[.S32]&amp;&quot;,'&quot;&amp;[.T32]&amp;&quot;','&quot;&amp;[.U32]&amp;&quot;','&quot;&amp;[.V32]&amp;&quot;','&quot;&amp;[.W32]&amp;&quot;','&quot;&amp;[.X32]&amp;&quot;',&quot;&amp;[.Y32]&amp;&quot;,&quot;&amp;[.Z32]&amp;&quot;,&quot;&amp;[.AA32]&amp;&quot;,&quot;&amp;[.AB32]&amp;&quot;,&quot;&amp;[.AC32]&amp;&quot;,&quot;&amp;[.AD32]&amp;&quot;,0,CURDATE(),CURDATE())&quot;&amp;IF([.$B33]&gt;0;&quot;,&quot;;&quot;;&quot;)" office:value-type="string" office:string-value="(29,'Comunale','',8,'Viale Italia 9','verolanuovacomunale','',0,0,0,0,0,0,'','','','','',2,(select t.id from cities t where t.name = 'VEROLANUOVA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29,'Comunale','',8,'Viale Italia 9','verolanuovacomunale','',0,0,0,0,0,0,'','','','','',2,(select t.id from cities t where t.name = 'VEROLANUOVA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33]&amp;&quot;-&quot;&amp;[.G33]&amp;&quot;-&quot;&amp;[.F33]" office:value-type="string" office:string-value="MODENA-50-8" calcext:value-type="string">
            <text:p>MODENA-50-8</text:p>
          </table:table-cell>
          <table:table-cell table:style-name="Default" table:formula="of:=ROW([.B33])-3" office:value-type="float" office:value="30" calcext:value-type="float">
            <text:p>30</text:p>
          </table:table-cell>
          <table:table-cell office:value-type="string" calcext:value-type="string">
            <text:p>Dogali</text:p>
          </table:table-cell>
          <table:table-cell/>
          <table:table-cell office:value-type="string" calcext:value-type="string">
            <text:p>MODEN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Via Dogali</text:p>
          </table:table-cell>
          <table:table-cell table:style-name="Default" office:value-type="string" calcext:value-type="string">
            <text:p>modenadogali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33];&quot;'&quot;;&quot;''&quot;)&amp;&quot;')&quot;" office:value-type="string" office:string-value="(select t.id from cities t where t.name = 'MODENA')" calcext:value-type="string">
            <text:p>(select t.id from cities t where t.name = 'MODENA')</text:p>
          </table:table-cell>
          <table:table-cell table:formula="of:=&quot;(select t.id from &quot;&amp;[.G$2]&amp;&quot; t where t.&quot;&amp;[.G$3]&amp;&quot; = '&quot;&amp;[.G3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J$2]&amp;&quot; t where t.&quot;&amp;[.J$3]&amp;&quot; = '&quot;&amp;[.J33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33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33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33]&amp;&quot;,'&quot;&amp;SUBSTITUTE([.C33];&quot;'&quot;;&quot;''&quot;)&amp;&quot;','&quot;&amp;[.D33]&amp;&quot;',&quot;&amp;[.F33]&amp;&quot;,'&quot;&amp;SUBSTITUTE([.H33];&quot;'&quot;;&quot;''&quot;)&amp;&quot;','&quot;&amp;[.I33]&amp;&quot;','&quot;&amp;[.M33]&amp;&quot;',&quot;&amp;[.N33]&amp;&quot;,&quot;&amp;[.O33]&amp;&quot;,&quot;&amp;[.P33]&amp;&quot;,&quot;&amp;[.Q33]&amp;&quot;,&quot;&amp;[.R33]&amp;&quot;,&quot;&amp;[.S33]&amp;&quot;,'&quot;&amp;[.T33]&amp;&quot;','&quot;&amp;[.U33]&amp;&quot;','&quot;&amp;[.V33]&amp;&quot;','&quot;&amp;[.W33]&amp;&quot;','&quot;&amp;[.X33]&amp;&quot;',&quot;&amp;[.Y33]&amp;&quot;,&quot;&amp;[.Z33]&amp;&quot;,&quot;&amp;[.AA33]&amp;&quot;,&quot;&amp;[.AB33]&amp;&quot;,&quot;&amp;[.AC33]&amp;&quot;,&quot;&amp;[.AD33]&amp;&quot;,0,CURDATE(),CURDATE())&quot;&amp;IF([.$B34]&gt;0;&quot;,&quot;;&quot;;&quot;)" office:value-type="string" office:string-value="(30,'Dogali','',8,'Via Dogali','modenadogali','',0,0,0,0,0,0,'','','','','',2,(select t.id from cities t where t.name = 'MODENA'),(select t.id from pool_types t where t.code = '50'),(select t.id from locker_cabinet_types t where t.code = ''),(select t.id from shower_types t where t.code = ''),(select t.id from hair_dryer_types t where t.code = ''),0,CURDATE(),CURDATE())," calcext:value-type="string">
            <text:p>(30,'Dogali','',8,'Via Dogali','modenadogali','',0,0,0,0,0,0,'','','','','',2,(select t.id from cities t where t.name = 'MODENA'),(select t.id from pool_types t where t.code = '50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34]&amp;&quot;-&quot;&amp;[.G34]&amp;&quot;-&quot;&amp;[.F34]" office:value-type="string" office:string-value="PINARELLA DI CERVIA-25-8" calcext:value-type="string">
            <text:p>PINARELLA DI CERVIA-25-8</text:p>
          </table:table-cell>
          <table:table-cell table:style-name="Default" table:formula="of:=ROW([.B34])-3" office:value-type="float" office:value="31" calcext:value-type="float">
            <text:p>31</text:p>
          </table:table-cell>
          <table:table-cell office:value-type="string" calcext:value-type="string">
            <text:p>Comunale</text:p>
          </table:table-cell>
          <table:table-cell office:value-type="string" calcext:value-type="string">
            <text:p>0544.973104</text:p>
          </table:table-cell>
          <table:table-cell office:value-type="string" calcext:value-type="string">
            <text:p>PINARELLA DI CERV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.la Val d'Isere 1</text:p>
          </table:table-cell>
          <table:table-cell table:style-name="Default" office:value-type="string" calcext:value-type="string">
            <text:p>pinarella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34];&quot;'&quot;;&quot;''&quot;)&amp;&quot;')&quot;" office:value-type="string" office:string-value="(select t.id from cities t where t.name = 'PINARELLA DI CERVIA')" calcext:value-type="string">
            <text:p>(select t.id from cities t where t.name = 'PINARELLA DI CERVIA')</text:p>
          </table:table-cell>
          <table:table-cell table:formula="of:=&quot;(select t.id from &quot;&amp;[.G$2]&amp;&quot; t where t.&quot;&amp;[.G$3]&amp;&quot; = '&quot;&amp;[.G3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34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34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34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34]&amp;&quot;,'&quot;&amp;SUBSTITUTE([.C34];&quot;'&quot;;&quot;''&quot;)&amp;&quot;','&quot;&amp;[.D34]&amp;&quot;',&quot;&amp;[.F34]&amp;&quot;,'&quot;&amp;SUBSTITUTE([.H34];&quot;'&quot;;&quot;''&quot;)&amp;&quot;','&quot;&amp;[.I34]&amp;&quot;','&quot;&amp;[.M34]&amp;&quot;',&quot;&amp;[.N34]&amp;&quot;,&quot;&amp;[.O34]&amp;&quot;,&quot;&amp;[.P34]&amp;&quot;,&quot;&amp;[.Q34]&amp;&quot;,&quot;&amp;[.R34]&amp;&quot;,&quot;&amp;[.S34]&amp;&quot;,'&quot;&amp;[.T34]&amp;&quot;','&quot;&amp;[.U34]&amp;&quot;','&quot;&amp;[.V34]&amp;&quot;','&quot;&amp;[.W34]&amp;&quot;','&quot;&amp;[.X34]&amp;&quot;',&quot;&amp;[.Y34]&amp;&quot;,&quot;&amp;[.Z34]&amp;&quot;,&quot;&amp;[.AA34]&amp;&quot;,&quot;&amp;[.AB34]&amp;&quot;,&quot;&amp;[.AC34]&amp;&quot;,&quot;&amp;[.AD34]&amp;&quot;,0,CURDATE(),CURDATE())&quot;&amp;IF([.$B35]&gt;0;&quot;,&quot;;&quot;;&quot;)" office:value-type="string" office:string-value="(31,'Comunale','0544.973104',8,'P.la Val d''Isere 1','pinarellacomunale','',0,0,0,0,0,0,'','','','','',2,(select t.id from cities t where t.name = 'PINARELLA DI CERVIA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31,'Comunale','0544.973104',8,'P.la Val d''Isere 1','pinarellacomunale','',0,0,0,0,0,0,'','','','','',2,(select t.id from cities t where t.name = 'PINARELLA DI CERVIA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35]&amp;&quot;-&quot;&amp;[.G35]&amp;&quot;-&quot;&amp;[.F35]" office:value-type="string" office:string-value="BIBBIANO-25-6" calcext:value-type="string">
            <text:p>BIBBIANO-25-6</text:p>
          </table:table-cell>
          <table:table-cell table:style-name="Default" table:formula="of:=ROW([.B35])-3" office:value-type="float" office:value="32" calcext:value-type="float">
            <text:p>32</text:p>
          </table:table-cell>
          <table:table-cell office:value-type="string" calcext:value-type="string">
            <text:p>Calypso</text:p>
          </table:table-cell>
          <table:table-cell/>
          <table:table-cell office:value-type="string" calcext:value-type="string">
            <text:p>BIBBIA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Monte Grappa, 2</text:p>
          </table:table-cell>
          <table:table-cell table:style-name="Default" office:value-type="string" calcext:value-type="string">
            <text:p>bibbianocalypso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G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35];&quot;'&quot;;&quot;''&quot;)&amp;&quot;')&quot;" office:value-type="string" office:string-value="(select t.id from cities t where t.name = 'BIBBIANO')" calcext:value-type="string">
            <text:p>(select t.id from cities t where t.name = 'BIBBIANO')</text:p>
          </table:table-cell>
          <table:table-cell table:formula="of:=&quot;(select t.id from &quot;&amp;[.G$2]&amp;&quot; t where t.&quot;&amp;[.G$3]&amp;&quot; = '&quot;&amp;[.G3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35]&amp;&quot;')&quot;" office:value-type="string" office:string-value="(select t.id from locker_cabinet_types t where t.code = 'P')" calcext:value-type="string">
            <text:p>(select t.id from locker_cabinet_types t where t.code = 'P')</text:p>
          </table:table-cell>
          <table:table-cell table:formula="of:=&quot;(select t.id from &quot;&amp;[.K$2]&amp;&quot; t where t.&quot;&amp;[.K$3]&amp;&quot; = '&quot;&amp;[.K35]&amp;&quot;')&quot;" office:value-type="string" office:string-value="(select t.id from shower_types t where t.code = 'G')" calcext:value-type="string">
            <text:p>(select t.id from shower_types t where t.code = 'G')</text:p>
          </table:table-cell>
          <table:table-cell table:formula="of:=&quot;(select t.id from &quot;&amp;[.L$2]&amp;&quot; t where t.&quot;&amp;[.L$3]&amp;&quot; = '&quot;&amp;[.L35]&amp;&quot;')&quot;" office:value-type="string" office:string-value="(select t.id from hair_dryer_types t where t.code = 'G')" calcext:value-type="string">
            <text:p>(select t.id from hair_dryer_types t where t.code = 'G')</text:p>
          </table:table-cell>
          <table:table-cell/>
          <table:table-cell table:formula="of:=&quot;(&quot;&amp;[.B35]&amp;&quot;,'&quot;&amp;SUBSTITUTE([.C35];&quot;'&quot;;&quot;''&quot;)&amp;&quot;','&quot;&amp;[.D35]&amp;&quot;',&quot;&amp;[.F35]&amp;&quot;,'&quot;&amp;SUBSTITUTE([.H35];&quot;'&quot;;&quot;''&quot;)&amp;&quot;','&quot;&amp;[.I35]&amp;&quot;','&quot;&amp;[.M35]&amp;&quot;',&quot;&amp;[.N35]&amp;&quot;,&quot;&amp;[.O35]&amp;&quot;,&quot;&amp;[.P35]&amp;&quot;,&quot;&amp;[.Q35]&amp;&quot;,&quot;&amp;[.R35]&amp;&quot;,&quot;&amp;[.S35]&amp;&quot;,'&quot;&amp;[.T35]&amp;&quot;','&quot;&amp;[.U35]&amp;&quot;','&quot;&amp;[.V35]&amp;&quot;','&quot;&amp;[.W35]&amp;&quot;','&quot;&amp;[.X35]&amp;&quot;',&quot;&amp;[.Y35]&amp;&quot;,&quot;&amp;[.Z35]&amp;&quot;,&quot;&amp;[.AA35]&amp;&quot;,&quot;&amp;[.AB35]&amp;&quot;,&quot;&amp;[.AC35]&amp;&quot;,&quot;&amp;[.AD35]&amp;&quot;,0,CURDATE(),CURDATE())&quot;&amp;IF([.$B36]&gt;0;&quot;,&quot;;&quot;;&quot;)" office:value-type="string" office:string-value="(32,'Calypso','',6,'Via Monte Grappa, 2','bibbianocalypso','',0,1,1,1,1,1,'','','','','',2,(select t.id from cities t where t.name = 'BIBBIANO'),(select t.id from pool_types t where t.code = '25'),(select t.id from locker_cabinet_types t where t.code = 'P'),(select t.id from shower_types t where t.code = 'G'),(select t.id from hair_dryer_types t where t.code = 'G'),0,CURDATE(),CURDATE())," calcext:value-type="string">
            <text:p>(32,'Calypso','',6,'Via Monte Grappa, 2','bibbianocalypso','',0,1,1,1,1,1,'','','','','',2,(select t.id from cities t where t.name = 'BIBBIANO'),(select t.id from pool_types t where t.code = '25'),(select t.id from locker_cabinet_types t where t.code = 'P'),(select t.id from shower_types t where t.code = 'G'),(select t.id from hair_dryer_types t where t.code = 'G'),0,CURDATE(),CURDATE()),</text:p>
          </table:table-cell>
        </table:table-row>
        <table:table-row table:style-name="ro3">
          <table:table-cell table:formula="of:=[.E36]&amp;&quot;-&quot;&amp;[.G36]&amp;&quot;-&quot;&amp;[.F36]" office:value-type="string" office:string-value="IMOLA-50-8" calcext:value-type="string">
            <text:p>IMOLA-50-8</text:p>
          </table:table-cell>
          <table:table-cell table:style-name="Default" table:formula="of:=ROW([.B36])-3" office:value-type="float" office:value="33" calcext:value-type="float">
            <text:p>33</text:p>
          </table:table-cell>
          <table:table-cell office:value-type="string" calcext:value-type="string">
            <text:p>Ruggi</text:p>
          </table:table-cell>
          <table:table-cell office:value-type="string" calcext:value-type="string">
            <text:p>0542 30558</text:p>
          </table:table-cell>
          <table:table-cell office:value-type="string" calcext:value-type="string">
            <text:p>IMO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Via Oriani, 2</text:p>
          </table:table-cell>
          <table:table-cell table:style-name="Default" office:value-type="string" calcext:value-type="string">
            <text:p>imolarugg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36];&quot;'&quot;;&quot;''&quot;)&amp;&quot;')&quot;" office:value-type="string" office:string-value="(select t.id from cities t where t.name = 'IMOLA')" calcext:value-type="string">
            <text:p>(select t.id from cities t where t.name = 'IMOLA')</text:p>
          </table:table-cell>
          <table:table-cell table:formula="of:=&quot;(select t.id from &quot;&amp;[.G$2]&amp;&quot; t where t.&quot;&amp;[.G$3]&amp;&quot; = '&quot;&amp;[.G3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J$2]&amp;&quot; t where t.&quot;&amp;[.J$3]&amp;&quot; = '&quot;&amp;[.J36]&amp;&quot;')&quot;" office:value-type="string" office:string-value="(select t.id from locker_cabinet_types t where t.code = 'P')" calcext:value-type="string">
            <text:p>(select t.id from locker_cabinet_types t where t.code = 'P')</text:p>
          </table:table-cell>
          <table:table-cell table:formula="of:=&quot;(select t.id from &quot;&amp;[.K$2]&amp;&quot; t where t.&quot;&amp;[.K$3]&amp;&quot; = '&quot;&amp;[.K36]&amp;&quot;')&quot;" office:value-type="string" office:string-value="(select t.id from shower_types t where t.code = 'G')" calcext:value-type="string">
            <text:p>(select t.id from shower_types t where t.code = 'G')</text:p>
          </table:table-cell>
          <table:table-cell table:formula="of:=&quot;(select t.id from &quot;&amp;[.L$2]&amp;&quot; t where t.&quot;&amp;[.L$3]&amp;&quot; = '&quot;&amp;[.L36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36]&amp;&quot;,'&quot;&amp;SUBSTITUTE([.C36];&quot;'&quot;;&quot;''&quot;)&amp;&quot;','&quot;&amp;[.D36]&amp;&quot;',&quot;&amp;[.F36]&amp;&quot;,'&quot;&amp;SUBSTITUTE([.H36];&quot;'&quot;;&quot;''&quot;)&amp;&quot;','&quot;&amp;[.I36]&amp;&quot;','&quot;&amp;[.M36]&amp;&quot;',&quot;&amp;[.N36]&amp;&quot;,&quot;&amp;[.O36]&amp;&quot;,&quot;&amp;[.P36]&amp;&quot;,&quot;&amp;[.Q36]&amp;&quot;,&quot;&amp;[.R36]&amp;&quot;,&quot;&amp;[.S36]&amp;&quot;,'&quot;&amp;[.T36]&amp;&quot;','&quot;&amp;[.U36]&amp;&quot;','&quot;&amp;[.V36]&amp;&quot;','&quot;&amp;[.W36]&amp;&quot;','&quot;&amp;[.X36]&amp;&quot;',&quot;&amp;[.Y36]&amp;&quot;,&quot;&amp;[.Z36]&amp;&quot;,&quot;&amp;[.AA36]&amp;&quot;,&quot;&amp;[.AB36]&amp;&quot;,&quot;&amp;[.AC36]&amp;&quot;,&quot;&amp;[.AD36]&amp;&quot;,0,CURDATE(),CURDATE())&quot;&amp;IF([.$B37]&gt;0;&quot;,&quot;;&quot;;&quot;)" office:value-type="string" office:string-value="(33,'Ruggi','0542 30558',8,'Via Oriani, 2','imolaruggi','',0,0,0,0,0,0,'','','','','',2,(select t.id from cities t where t.name = 'IMOLA'),(select t.id from pool_types t where t.code = '50'),(select t.id from locker_cabinet_types t where t.code = 'P'),(select t.id from shower_types t where t.code = 'G'),(select t.id from hair_dryer_types t where t.code = ''),0,CURDATE(),CURDATE())," calcext:value-type="string">
            <text:p>(33,'Ruggi','0542 30558',8,'Via Oriani, 2','imolaruggi','',0,0,0,0,0,0,'','','','','',2,(select t.id from cities t where t.name = 'IMOLA'),(select t.id from pool_types t where t.code = '50'),(select t.id from locker_cabinet_types t where t.code = 'P'),(select t.id from shower_types t where t.code = 'G'),(select t.id from hair_dryer_types t where t.code = ''),0,CURDATE(),CURDATE()),</text:p>
          </table:table-cell>
        </table:table-row>
        <table:table-row table:style-name="ro3">
          <table:table-cell table:formula="of:=[.E37]&amp;&quot;-&quot;&amp;[.G37]&amp;&quot;-&quot;&amp;[.F37]" office:value-type="string" office:string-value="OSTIA-50-10" calcext:value-type="string">
            <text:p>OSTIA-50-10</text:p>
          </table:table-cell>
          <table:table-cell table:style-name="Default" table:formula="of:=ROW([.B37])-3" office:value-type="float" office:value="34" calcext:value-type="float">
            <text:p>34</text:p>
          </table:table-cell>
          <table:table-cell office:value-type="string" calcext:value-type="string">
            <text:p>Ostia</text:p>
          </table:table-cell>
          <table:table-cell/>
          <table:table-cell office:value-type="string" calcext:value-type="string">
            <text:p>OST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</text:p>
          </table:table-cell>
          <table:table-cell/>
          <table:table-cell table:style-name="Default" office:value-type="string" calcext:value-type="string">
            <text:p>ostia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37];&quot;'&quot;;&quot;''&quot;)&amp;&quot;')&quot;" office:value-type="string" office:string-value="(select t.id from cities t where t.name = 'OSTIA')" calcext:value-type="string">
            <text:p>(select t.id from cities t where t.name = 'OSTIA')</text:p>
          </table:table-cell>
          <table:table-cell table:formula="of:=&quot;(select t.id from &quot;&amp;[.G$2]&amp;&quot; t where t.&quot;&amp;[.G$3]&amp;&quot; = '&quot;&amp;[.G3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J$2]&amp;&quot; t where t.&quot;&amp;[.J$3]&amp;&quot; = '&quot;&amp;[.J37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37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37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37]&amp;&quot;,'&quot;&amp;SUBSTITUTE([.C37];&quot;'&quot;;&quot;''&quot;)&amp;&quot;','&quot;&amp;[.D37]&amp;&quot;',&quot;&amp;[.F37]&amp;&quot;,'&quot;&amp;SUBSTITUTE([.H37];&quot;'&quot;;&quot;''&quot;)&amp;&quot;','&quot;&amp;[.I37]&amp;&quot;','&quot;&amp;[.M37]&amp;&quot;',&quot;&amp;[.N37]&amp;&quot;,&quot;&amp;[.O37]&amp;&quot;,&quot;&amp;[.P37]&amp;&quot;,&quot;&amp;[.Q37]&amp;&quot;,&quot;&amp;[.R37]&amp;&quot;,&quot;&amp;[.S37]&amp;&quot;,'&quot;&amp;[.T37]&amp;&quot;','&quot;&amp;[.U37]&amp;&quot;','&quot;&amp;[.V37]&amp;&quot;','&quot;&amp;[.W37]&amp;&quot;','&quot;&amp;[.X37]&amp;&quot;',&quot;&amp;[.Y37]&amp;&quot;,&quot;&amp;[.Z37]&amp;&quot;,&quot;&amp;[.AA37]&amp;&quot;,&quot;&amp;[.AB37]&amp;&quot;,&quot;&amp;[.AC37]&amp;&quot;,&quot;&amp;[.AD37]&amp;&quot;,0,CURDATE(),CURDATE())&quot;&amp;IF([.$B38]&gt;0;&quot;,&quot;;&quot;;&quot;)" office:value-type="string" office:string-value="(34,'Ostia','',10,'','ostiacomunale','',0,0,0,0,0,0,'','','','','',2,(select t.id from cities t where t.name = 'OSTIA'),(select t.id from pool_types t where t.code = '50'),(select t.id from locker_cabinet_types t where t.code = ''),(select t.id from shower_types t where t.code = ''),(select t.id from hair_dryer_types t where t.code = ''),0,CURDATE(),CURDATE())," calcext:value-type="string">
            <text:p>(34,'Ostia','',10,'','ostiacomunale','',0,0,0,0,0,0,'','','','','',2,(select t.id from cities t where t.name = 'OSTIA'),(select t.id from pool_types t where t.code = '50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38]&amp;&quot;-&quot;&amp;[.G38]&amp;&quot;-&quot;&amp;[.F38]" office:value-type="string" office:string-value="GUSSAGO-25-8" calcext:value-type="string">
            <text:p>GUSSAGO-25-8</text:p>
          </table:table-cell>
          <table:table-cell table:style-name="Default" table:formula="of:=ROW([.B38])-3" office:value-type="float" office:value="35" calcext:value-type="float">
            <text:p>35</text:p>
          </table:table-cell>
          <table:table-cell office:value-type="string" calcext:value-type="string">
            <text:p>Le gocce</text:p>
          </table:table-cell>
          <table:table-cell/>
          <table:table-cell office:value-type="string" calcext:value-type="string">
            <text:p>GUSSAG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Staffoli, 16</text:p>
          </table:table-cell>
          <table:table-cell table:style-name="Default" office:value-type="string" calcext:value-type="string">
            <text:p>gussagolegocc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38];&quot;'&quot;;&quot;''&quot;)&amp;&quot;')&quot;" office:value-type="string" office:string-value="(select t.id from cities t where t.name = 'GUSSAGO')" calcext:value-type="string">
            <text:p>(select t.id from cities t where t.name = 'GUSSAGO')</text:p>
          </table:table-cell>
          <table:table-cell table:formula="of:=&quot;(select t.id from &quot;&amp;[.G$2]&amp;&quot; t where t.&quot;&amp;[.G$3]&amp;&quot; = '&quot;&amp;[.G3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38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38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38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38]&amp;&quot;,'&quot;&amp;SUBSTITUTE([.C38];&quot;'&quot;;&quot;''&quot;)&amp;&quot;','&quot;&amp;[.D38]&amp;&quot;',&quot;&amp;[.F38]&amp;&quot;,'&quot;&amp;SUBSTITUTE([.H38];&quot;'&quot;;&quot;''&quot;)&amp;&quot;','&quot;&amp;[.I38]&amp;&quot;','&quot;&amp;[.M38]&amp;&quot;',&quot;&amp;[.N38]&amp;&quot;,&quot;&amp;[.O38]&amp;&quot;,&quot;&amp;[.P38]&amp;&quot;,&quot;&amp;[.Q38]&amp;&quot;,&quot;&amp;[.R38]&amp;&quot;,&quot;&amp;[.S38]&amp;&quot;,'&quot;&amp;[.T38]&amp;&quot;','&quot;&amp;[.U38]&amp;&quot;','&quot;&amp;[.V38]&amp;&quot;','&quot;&amp;[.W38]&amp;&quot;','&quot;&amp;[.X38]&amp;&quot;',&quot;&amp;[.Y38]&amp;&quot;,&quot;&amp;[.Z38]&amp;&quot;,&quot;&amp;[.AA38]&amp;&quot;,&quot;&amp;[.AB38]&amp;&quot;,&quot;&amp;[.AC38]&amp;&quot;,&quot;&amp;[.AD38]&amp;&quot;,0,CURDATE(),CURDATE())&quot;&amp;IF([.$B39]&gt;0;&quot;,&quot;;&quot;;&quot;)" office:value-type="string" office:string-value="(35,'Le gocce','',8,'Via Staffoli, 16','gussagolegocce','',0,0,0,0,0,0,'','','','','',2,(select t.id from cities t where t.name = 'GUSSAGO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35,'Le gocce','',8,'Via Staffoli, 16','gussagolegocce','',0,0,0,0,0,0,'','','','','',2,(select t.id from cities t where t.name = 'GUSSAGO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39]&amp;&quot;-&quot;&amp;[.G39]&amp;&quot;-&quot;&amp;[.F39]" office:value-type="string" office:string-value="BRESCIA-50-10" calcext:value-type="string">
            <text:p>BRESCIA-50-10</text:p>
          </table:table-cell>
          <table:table-cell table:style-name="Default" table:formula="of:=ROW([.B39])-3" office:value-type="float" office:value="36" calcext:value-type="float">
            <text:p>36</text:p>
          </table:table-cell>
          <table:table-cell office:value-type="string" calcext:value-type="string">
            <text:p>Palasystema</text:p>
          </table:table-cell>
          <table:table-cell/>
          <table:table-cell office:value-type="string" calcext:value-type="string">
            <text:p>BRESC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Via Rodi, 20</text:p>
          </table:table-cell>
          <table:table-cell table:style-name="Default" office:value-type="string" calcext:value-type="string">
            <text:p>bresciapalasystem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G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39];&quot;'&quot;;&quot;''&quot;)&amp;&quot;')&quot;" office:value-type="string" office:string-value="(select t.id from cities t where t.name = 'BRESCIA')" calcext:value-type="string">
            <text:p>(select t.id from cities t where t.name = 'BRESCIA')</text:p>
          </table:table-cell>
          <table:table-cell table:formula="of:=&quot;(select t.id from &quot;&amp;[.G$2]&amp;&quot; t where t.&quot;&amp;[.G$3]&amp;&quot; = '&quot;&amp;[.G3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J$2]&amp;&quot; t where t.&quot;&amp;[.J$3]&amp;&quot; = '&quot;&amp;[.J39]&amp;&quot;')&quot;" office:value-type="string" office:string-value="(select t.id from locker_cabinet_types t where t.code = 'P')" calcext:value-type="string">
            <text:p>(select t.id from locker_cabinet_types t where t.code = 'P')</text:p>
          </table:table-cell>
          <table:table-cell table:formula="of:=&quot;(select t.id from &quot;&amp;[.K$2]&amp;&quot; t where t.&quot;&amp;[.K$3]&amp;&quot; = '&quot;&amp;[.K39]&amp;&quot;')&quot;" office:value-type="string" office:string-value="(select t.id from shower_types t where t.code = 'G')" calcext:value-type="string">
            <text:p>(select t.id from shower_types t where t.code = 'G')</text:p>
          </table:table-cell>
          <table:table-cell table:formula="of:=&quot;(select t.id from &quot;&amp;[.L$2]&amp;&quot; t where t.&quot;&amp;[.L$3]&amp;&quot; = '&quot;&amp;[.L39]&amp;&quot;')&quot;" office:value-type="string" office:string-value="(select t.id from hair_dryer_types t where t.code = 'G')" calcext:value-type="string">
            <text:p>(select t.id from hair_dryer_types t where t.code = 'G')</text:p>
          </table:table-cell>
          <table:table-cell/>
          <table:table-cell table:formula="of:=&quot;(&quot;&amp;[.B39]&amp;&quot;,'&quot;&amp;SUBSTITUTE([.C39];&quot;'&quot;;&quot;''&quot;)&amp;&quot;','&quot;&amp;[.D39]&amp;&quot;',&quot;&amp;[.F39]&amp;&quot;,'&quot;&amp;SUBSTITUTE([.H39];&quot;'&quot;;&quot;''&quot;)&amp;&quot;','&quot;&amp;[.I39]&amp;&quot;','&quot;&amp;[.M39]&amp;&quot;',&quot;&amp;[.N39]&amp;&quot;,&quot;&amp;[.O39]&amp;&quot;,&quot;&amp;[.P39]&amp;&quot;,&quot;&amp;[.Q39]&amp;&quot;,&quot;&amp;[.R39]&amp;&quot;,&quot;&amp;[.S39]&amp;&quot;,'&quot;&amp;[.T39]&amp;&quot;','&quot;&amp;[.U39]&amp;&quot;','&quot;&amp;[.V39]&amp;&quot;','&quot;&amp;[.W39]&amp;&quot;','&quot;&amp;[.X39]&amp;&quot;',&quot;&amp;[.Y39]&amp;&quot;,&quot;&amp;[.Z39]&amp;&quot;,&quot;&amp;[.AA39]&amp;&quot;,&quot;&amp;[.AB39]&amp;&quot;,&quot;&amp;[.AC39]&amp;&quot;,&quot;&amp;[.AD39]&amp;&quot;,0,CURDATE(),CURDATE())&quot;&amp;IF([.$B40]&gt;0;&quot;,&quot;;&quot;;&quot;)" office:value-type="string" office:string-value="(36,'Palasystema','',10,'Via Rodi, 20','bresciapalasystema','',0,0,0,0,0,0,'','','','','',2,(select t.id from cities t where t.name = 'BRESCIA'),(select t.id from pool_types t where t.code = '50'),(select t.id from locker_cabinet_types t where t.code = 'P'),(select t.id from shower_types t where t.code = 'G'),(select t.id from hair_dryer_types t where t.code = 'G'),0,CURDATE(),CURDATE())," calcext:value-type="string">
            <text:p>(36,'Palasystema','',10,'Via Rodi, 20','bresciapalasystema','',0,0,0,0,0,0,'','','','','',2,(select t.id from cities t where t.name = 'BRESCIA'),(select t.id from pool_types t where t.code = '50'),(select t.id from locker_cabinet_types t where t.code = 'P'),(select t.id from shower_types t where t.code = 'G'),(select t.id from hair_dryer_types t where t.code = 'G'),0,CURDATE(),CURDATE()),</text:p>
          </table:table-cell>
        </table:table-row>
        <table:table-row table:style-name="ro3">
          <table:table-cell table:formula="of:=[.E40]&amp;&quot;-&quot;&amp;[.G40]&amp;&quot;-&quot;&amp;[.F40]" office:value-type="string" office:string-value="VAREDO-50-6" calcext:value-type="string">
            <text:p>VAREDO-50-6</text:p>
          </table:table-cell>
          <table:table-cell table:style-name="Default" table:formula="of:=ROW([.B40])-3" office:value-type="float" office:value="37" calcext:value-type="float">
            <text:p>37</text:p>
          </table:table-cell>
          <table:table-cell office:value-type="string" calcext:value-type="string">
            <text:p>Lido Azzurro</text:p>
          </table:table-cell>
          <table:table-cell/>
          <table:table-cell office:value-type="string" calcext:value-type="string">
            <text:p>VARED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V.le Rebuzzini, 22</text:p>
          </table:table-cell>
          <table:table-cell table:style-name="Default" office:value-type="string" calcext:value-type="string">
            <text:p>varedolido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40];&quot;'&quot;;&quot;''&quot;)&amp;&quot;')&quot;" office:value-type="string" office:string-value="(select t.id from cities t where t.name = 'VAREDO')" calcext:value-type="string">
            <text:p>(select t.id from cities t where t.name = 'VAREDO')</text:p>
          </table:table-cell>
          <table:table-cell table:formula="of:=&quot;(select t.id from &quot;&amp;[.G$2]&amp;&quot; t where t.&quot;&amp;[.G$3]&amp;&quot; = '&quot;&amp;[.G4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J$2]&amp;&quot; t where t.&quot;&amp;[.J$3]&amp;&quot; = '&quot;&amp;[.J40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40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40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40]&amp;&quot;,'&quot;&amp;SUBSTITUTE([.C40];&quot;'&quot;;&quot;''&quot;)&amp;&quot;','&quot;&amp;[.D40]&amp;&quot;',&quot;&amp;[.F40]&amp;&quot;,'&quot;&amp;SUBSTITUTE([.H40];&quot;'&quot;;&quot;''&quot;)&amp;&quot;','&quot;&amp;[.I40]&amp;&quot;','&quot;&amp;[.M40]&amp;&quot;',&quot;&amp;[.N40]&amp;&quot;,&quot;&amp;[.O40]&amp;&quot;,&quot;&amp;[.P40]&amp;&quot;,&quot;&amp;[.Q40]&amp;&quot;,&quot;&amp;[.R40]&amp;&quot;,&quot;&amp;[.S40]&amp;&quot;,'&quot;&amp;[.T40]&amp;&quot;','&quot;&amp;[.U40]&amp;&quot;','&quot;&amp;[.V40]&amp;&quot;','&quot;&amp;[.W40]&amp;&quot;','&quot;&amp;[.X40]&amp;&quot;',&quot;&amp;[.Y40]&amp;&quot;,&quot;&amp;[.Z40]&amp;&quot;,&quot;&amp;[.AA40]&amp;&quot;,&quot;&amp;[.AB40]&amp;&quot;,&quot;&amp;[.AC40]&amp;&quot;,&quot;&amp;[.AD40]&amp;&quot;,0,CURDATE(),CURDATE())&quot;&amp;IF([.$B41]&gt;0;&quot;,&quot;;&quot;;&quot;)" office:value-type="string" office:string-value="(37,'Lido Azzurro','',6,'V.le Rebuzzini, 22','varedolido','',0,0,0,0,0,0,'','','','','',2,(select t.id from cities t where t.name = 'VAREDO'),(select t.id from pool_types t where t.code = '50'),(select t.id from locker_cabinet_types t where t.code = ''),(select t.id from shower_types t where t.code = ''),(select t.id from hair_dryer_types t where t.code = ''),0,CURDATE(),CURDATE())," calcext:value-type="string">
            <text:p>(37,'Lido Azzurro','',6,'V.le Rebuzzini, 22','varedolido','',0,0,0,0,0,0,'','','','','',2,(select t.id from cities t where t.name = 'VAREDO'),(select t.id from pool_types t where t.code = '50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41]&amp;&quot;-&quot;&amp;[.G41]&amp;&quot;-&quot;&amp;[.F41]" office:value-type="string" office:string-value="PRATO-50-8" calcext:value-type="string">
            <text:p>PRATO-50-8</text:p>
          </table:table-cell>
          <table:table-cell table:style-name="Default" table:formula="of:=ROW([.B41])-3" office:value-type="float" office:value="38" calcext:value-type="float">
            <text:p>38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PRAT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Via Roma</text:p>
          </table:table-cell>
          <table:table-cell table:style-name="Default" office:value-type="string" calcext:value-type="string">
            <text:p>prato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41];&quot;'&quot;;&quot;''&quot;)&amp;&quot;')&quot;" office:value-type="string" office:string-value="(select t.id from cities t where t.name = 'PRATO')" calcext:value-type="string">
            <text:p>(select t.id from cities t where t.name = 'PRATO')</text:p>
          </table:table-cell>
          <table:table-cell table:formula="of:=&quot;(select t.id from &quot;&amp;[.G$2]&amp;&quot; t where t.&quot;&amp;[.G$3]&amp;&quot; = '&quot;&amp;[.G41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J$2]&amp;&quot; t where t.&quot;&amp;[.J$3]&amp;&quot; = '&quot;&amp;[.J41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41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41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41]&amp;&quot;,'&quot;&amp;SUBSTITUTE([.C41];&quot;'&quot;;&quot;''&quot;)&amp;&quot;','&quot;&amp;[.D41]&amp;&quot;',&quot;&amp;[.F41]&amp;&quot;,'&quot;&amp;SUBSTITUTE([.H41];&quot;'&quot;;&quot;''&quot;)&amp;&quot;','&quot;&amp;[.I41]&amp;&quot;','&quot;&amp;[.M41]&amp;&quot;',&quot;&amp;[.N41]&amp;&quot;,&quot;&amp;[.O41]&amp;&quot;,&quot;&amp;[.P41]&amp;&quot;,&quot;&amp;[.Q41]&amp;&quot;,&quot;&amp;[.R41]&amp;&quot;,&quot;&amp;[.S41]&amp;&quot;,'&quot;&amp;[.T41]&amp;&quot;','&quot;&amp;[.U41]&amp;&quot;','&quot;&amp;[.V41]&amp;&quot;','&quot;&amp;[.W41]&amp;&quot;','&quot;&amp;[.X41]&amp;&quot;',&quot;&amp;[.Y41]&amp;&quot;,&quot;&amp;[.Z41]&amp;&quot;,&quot;&amp;[.AA41]&amp;&quot;,&quot;&amp;[.AB41]&amp;&quot;,&quot;&amp;[.AC41]&amp;&quot;,&quot;&amp;[.AD41]&amp;&quot;,0,CURDATE(),CURDATE())&quot;&amp;IF([.$B42]&gt;0;&quot;,&quot;;&quot;;&quot;)" office:value-type="string" office:string-value="(38,'Comunale','',8,'Via Roma','pratocomunale','',0,0,0,0,0,0,'','','','','',2,(select t.id from cities t where t.name = 'PRATO'),(select t.id from pool_types t where t.code = '50'),(select t.id from locker_cabinet_types t where t.code = ''),(select t.id from shower_types t where t.code = ''),(select t.id from hair_dryer_types t where t.code = ''),0,CURDATE(),CURDATE())," calcext:value-type="string">
            <text:p>(38,'Comunale','',8,'Via Roma','pratocomunale','',0,0,0,0,0,0,'','','','','',2,(select t.id from cities t where t.name = 'PRATO'),(select t.id from pool_types t where t.code = '50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42]&amp;&quot;-&quot;&amp;[.G42]&amp;&quot;-&quot;&amp;[.F42]" office:value-type="string" office:string-value="PONTEDERA-50-8" calcext:value-type="string">
            <text:p>PONTEDERA-50-8</text:p>
          </table:table-cell>
          <table:table-cell table:style-name="Default" table:formula="of:=ROW([.B42])-3" office:value-type="float" office:value="39" calcext:value-type="float">
            <text:p>39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PONTEDER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Via della Costituzione, 37</text:p>
          </table:table-cell>
          <table:table-cell table:style-name="Default"/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42];&quot;'&quot;;&quot;''&quot;)&amp;&quot;')&quot;" office:value-type="string" office:string-value="(select t.id from cities t where t.name = 'PONTEDERA')" calcext:value-type="string">
            <text:p>(select t.id from cities t where t.name = 'PONTEDERA')</text:p>
          </table:table-cell>
          <table:table-cell table:formula="of:=&quot;(select t.id from &quot;&amp;[.G$2]&amp;&quot; t where t.&quot;&amp;[.G$3]&amp;&quot; = '&quot;&amp;[.G4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J$2]&amp;&quot; t where t.&quot;&amp;[.J$3]&amp;&quot; = '&quot;&amp;[.J42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42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42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42]&amp;&quot;,'&quot;&amp;SUBSTITUTE([.C42];&quot;'&quot;;&quot;''&quot;)&amp;&quot;','&quot;&amp;[.D42]&amp;&quot;',&quot;&amp;[.F42]&amp;&quot;,'&quot;&amp;SUBSTITUTE([.H42];&quot;'&quot;;&quot;''&quot;)&amp;&quot;','&quot;&amp;[.I42]&amp;&quot;','&quot;&amp;[.M42]&amp;&quot;',&quot;&amp;[.N42]&amp;&quot;,&quot;&amp;[.O42]&amp;&quot;,&quot;&amp;[.P42]&amp;&quot;,&quot;&amp;[.Q42]&amp;&quot;,&quot;&amp;[.R42]&amp;&quot;,&quot;&amp;[.S42]&amp;&quot;,'&quot;&amp;[.T42]&amp;&quot;','&quot;&amp;[.U42]&amp;&quot;','&quot;&amp;[.V42]&amp;&quot;','&quot;&amp;[.W42]&amp;&quot;','&quot;&amp;[.X42]&amp;&quot;',&quot;&amp;[.Y42]&amp;&quot;,&quot;&amp;[.Z42]&amp;&quot;,&quot;&amp;[.AA42]&amp;&quot;,&quot;&amp;[.AB42]&amp;&quot;,&quot;&amp;[.AC42]&amp;&quot;,&quot;&amp;[.AD42]&amp;&quot;,0,CURDATE(),CURDATE())&quot;&amp;IF([.$B43]&gt;0;&quot;,&quot;;&quot;;&quot;)" office:value-type="string" office:string-value="(39,'Comunale','',8,'Via della Costituzione, 37','','',0,0,0,0,0,0,'','','','','',2,(select t.id from cities t where t.name = 'PONTEDERA'),(select t.id from pool_types t where t.code = '50'),(select t.id from locker_cabinet_types t where t.code = ''),(select t.id from shower_types t where t.code = ''),(select t.id from hair_dryer_types t where t.code = ''),0,CURDATE(),CURDATE())," calcext:value-type="string">
            <text:p>(39,'Comunale','',8,'Via della Costituzione, 37','','',0,0,0,0,0,0,'','','','','',2,(select t.id from cities t where t.name = 'PONTEDERA'),(select t.id from pool_types t where t.code = '50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43]&amp;&quot;-&quot;&amp;[.G43]&amp;&quot;-&quot;&amp;[.F43]" office:value-type="string" office:string-value="TRIESTE-50-10" calcext:value-type="string">
            <text:p>TRIESTE-50-10</text:p>
          </table:table-cell>
          <table:table-cell table:style-name="Default" table:formula="of:=ROW([.B43])-3" office:value-type="float" office:value="40" calcext:value-type="float">
            <text:p>40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TRIES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</text:p>
          </table:table-cell>
          <table:table-cell/>
          <table:table-cell table:style-name="Default" office:value-type="string" calcext:value-type="string">
            <text:p>trieste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43];&quot;'&quot;;&quot;''&quot;)&amp;&quot;')&quot;" office:value-type="string" office:string-value="(select t.id from cities t where t.name = 'TRIESTE')" calcext:value-type="string">
            <text:p>(select t.id from cities t where t.name = 'TRIESTE')</text:p>
          </table:table-cell>
          <table:table-cell table:formula="of:=&quot;(select t.id from &quot;&amp;[.G$2]&amp;&quot; t where t.&quot;&amp;[.G$3]&amp;&quot; = '&quot;&amp;[.G4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J$2]&amp;&quot; t where t.&quot;&amp;[.J$3]&amp;&quot; = '&quot;&amp;[.J43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43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43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43]&amp;&quot;,'&quot;&amp;SUBSTITUTE([.C43];&quot;'&quot;;&quot;''&quot;)&amp;&quot;','&quot;&amp;[.D43]&amp;&quot;',&quot;&amp;[.F43]&amp;&quot;,'&quot;&amp;SUBSTITUTE([.H43];&quot;'&quot;;&quot;''&quot;)&amp;&quot;','&quot;&amp;[.I43]&amp;&quot;','&quot;&amp;[.M43]&amp;&quot;',&quot;&amp;[.N43]&amp;&quot;,&quot;&amp;[.O43]&amp;&quot;,&quot;&amp;[.P43]&amp;&quot;,&quot;&amp;[.Q43]&amp;&quot;,&quot;&amp;[.R43]&amp;&quot;,&quot;&amp;[.S43]&amp;&quot;,'&quot;&amp;[.T43]&amp;&quot;','&quot;&amp;[.U43]&amp;&quot;','&quot;&amp;[.V43]&amp;&quot;','&quot;&amp;[.W43]&amp;&quot;','&quot;&amp;[.X43]&amp;&quot;',&quot;&amp;[.Y43]&amp;&quot;,&quot;&amp;[.Z43]&amp;&quot;,&quot;&amp;[.AA43]&amp;&quot;,&quot;&amp;[.AB43]&amp;&quot;,&quot;&amp;[.AC43]&amp;&quot;,&quot;&amp;[.AD43]&amp;&quot;,0,CURDATE(),CURDATE())&quot;&amp;IF([.$B44]&gt;0;&quot;,&quot;;&quot;;&quot;)" office:value-type="string" office:string-value="(40,'Comunale','',10,'','triestecomunale','',0,0,0,0,0,0,'','','','','',2,(select t.id from cities t where t.name = 'TRIESTE'),(select t.id from pool_types t where t.code = '50'),(select t.id from locker_cabinet_types t where t.code = ''),(select t.id from shower_types t where t.code = ''),(select t.id from hair_dryer_types t where t.code = ''),0,CURDATE(),CURDATE())," calcext:value-type="string">
            <text:p>(40,'Comunale','',10,'','triestecomunale','',0,0,0,0,0,0,'','','','','',2,(select t.id from cities t where t.name = 'TRIESTE'),(select t.id from pool_types t where t.code = '50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44]&amp;&quot;-&quot;&amp;[.G44]&amp;&quot;-&quot;&amp;[.F44]" office:value-type="string" office:string-value="EINDHOVEN-50-10" calcext:value-type="string">
            <text:p>EINDHOVEN-50-10</text:p>
          </table:table-cell>
          <table:table-cell table:style-name="Default" table:formula="of:=ROW([.B44])-3" office:value-type="float" office:value="41" calcext:value-type="float">
            <text:p>41</text:p>
          </table:table-cell>
          <table:table-cell office:value-type="string" calcext:value-type="string">
            <text:p>Pieter Van den Hoogenband</text:p>
          </table:table-cell>
          <table:table-cell/>
          <table:table-cell office:value-type="string" calcext:value-type="string">
            <text:p>EINDHOV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</text:p>
          </table:table-cell>
          <table:table-cell/>
          <table:table-cell table:style-name="Default" office:value-type="string" calcext:value-type="string">
            <text:p>eindhovenvandenhoogenband</text:p>
          </table:table-cell>
          <table:table-cell/>
          <table:table-cell office:value-type="string" calcext:value-type="string">
            <text:p>G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44];&quot;'&quot;;&quot;''&quot;)&amp;&quot;')&quot;" office:value-type="string" office:string-value="(select t.id from cities t where t.name = 'EINDHOVEN')" calcext:value-type="string">
            <text:p>(select t.id from cities t where t.name = 'EINDHOVEN')</text:p>
          </table:table-cell>
          <table:table-cell table:formula="of:=&quot;(select t.id from &quot;&amp;[.G$2]&amp;&quot; t where t.&quot;&amp;[.G$3]&amp;&quot; = '&quot;&amp;[.G4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J$2]&amp;&quot; t where t.&quot;&amp;[.J$3]&amp;&quot; = '&quot;&amp;[.J44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44]&amp;&quot;')&quot;" office:value-type="string" office:string-value="(select t.id from shower_types t where t.code = 'G')" calcext:value-type="string">
            <text:p>(select t.id from shower_types t where t.code = 'G')</text:p>
          </table:table-cell>
          <table:table-cell table:formula="of:=&quot;(select t.id from &quot;&amp;[.L$2]&amp;&quot; t where t.&quot;&amp;[.L$3]&amp;&quot; = '&quot;&amp;[.L44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44]&amp;&quot;,'&quot;&amp;SUBSTITUTE([.C44];&quot;'&quot;;&quot;''&quot;)&amp;&quot;','&quot;&amp;[.D44]&amp;&quot;',&quot;&amp;[.F44]&amp;&quot;,'&quot;&amp;SUBSTITUTE([.H44];&quot;'&quot;;&quot;''&quot;)&amp;&quot;','&quot;&amp;[.I44]&amp;&quot;','&quot;&amp;[.M44]&amp;&quot;',&quot;&amp;[.N44]&amp;&quot;,&quot;&amp;[.O44]&amp;&quot;,&quot;&amp;[.P44]&amp;&quot;,&quot;&amp;[.Q44]&amp;&quot;,&quot;&amp;[.R44]&amp;&quot;,&quot;&amp;[.S44]&amp;&quot;,'&quot;&amp;[.T44]&amp;&quot;','&quot;&amp;[.U44]&amp;&quot;','&quot;&amp;[.V44]&amp;&quot;','&quot;&amp;[.W44]&amp;&quot;','&quot;&amp;[.X44]&amp;&quot;',&quot;&amp;[.Y44]&amp;&quot;,&quot;&amp;[.Z44]&amp;&quot;,&quot;&amp;[.AA44]&amp;&quot;,&quot;&amp;[.AB44]&amp;&quot;,&quot;&amp;[.AC44]&amp;&quot;,&quot;&amp;[.AD44]&amp;&quot;,0,CURDATE(),CURDATE())&quot;&amp;IF([.$B45]&gt;0;&quot;,&quot;;&quot;;&quot;)" office:value-type="string" office:string-value="(41,'Pieter Van den Hoogenband','',10,'','eindhovenvandenhoogenband','',1,1,1,1,1,1,'','','','','',2,(select t.id from cities t where t.name = 'EINDHOVEN'),(select t.id from pool_types t where t.code = '50'),(select t.id from locker_cabinet_types t where t.code = ''),(select t.id from shower_types t where t.code = 'G'),(select t.id from hair_dryer_types t where t.code = ''),0,CURDATE(),CURDATE())," calcext:value-type="string">
            <text:p>(41,'Pieter Van den Hoogenband','',10,'','eindhovenvandenhoogenband','',1,1,1,1,1,1,'','','','','',2,(select t.id from cities t where t.name = 'EINDHOVEN'),(select t.id from pool_types t where t.code = '50'),(select t.id from locker_cabinet_types t where t.code = ''),(select t.id from shower_types t where t.code = 'G'),(select t.id from hair_dryer_types t where t.code = ''),0,CURDATE(),CURDATE()),</text:p>
          </table:table-cell>
        </table:table-row>
        <table:table-row table:style-name="ro3">
          <table:table-cell table:formula="of:=[.E45]&amp;&quot;-&quot;&amp;[.G45]&amp;&quot;-&quot;&amp;[.F45]" office:value-type="string" office:string-value="ROVIGO-25-8" calcext:value-type="string">
            <text:p>ROVIGO-25-8</text:p>
          </table:table-cell>
          <table:table-cell table:style-name="Default" table:formula="of:=ROW([.B45])-3" office:value-type="float" office:value="42" calcext:value-type="float">
            <text:p>42</text:p>
          </table:table-cell>
          <table:table-cell office:value-type="string" calcext:value-type="string">
            <text:p>Polo acquatico</text:p>
          </table:table-cell>
          <table:table-cell/>
          <table:table-cell office:value-type="string" calcext:value-type="string">
            <text:p>ROVIG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le Porta Po 88</text:p>
          </table:table-cell>
          <table:table-cell table:style-name="Default" office:value-type="string" calcext:value-type="string">
            <text:p>rovigopolo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45];&quot;'&quot;;&quot;''&quot;)&amp;&quot;')&quot;" office:value-type="string" office:string-value="(select t.id from cities t where t.name = 'ROVIGO')" calcext:value-type="string">
            <text:p>(select t.id from cities t where t.name = 'ROVIGO')</text:p>
          </table:table-cell>
          <table:table-cell table:formula="of:=&quot;(select t.id from &quot;&amp;[.G$2]&amp;&quot; t where t.&quot;&amp;[.G$3]&amp;&quot; = '&quot;&amp;[.G4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45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45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45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45]&amp;&quot;,'&quot;&amp;SUBSTITUTE([.C45];&quot;'&quot;;&quot;''&quot;)&amp;&quot;','&quot;&amp;[.D45]&amp;&quot;',&quot;&amp;[.F45]&amp;&quot;,'&quot;&amp;SUBSTITUTE([.H45];&quot;'&quot;;&quot;''&quot;)&amp;&quot;','&quot;&amp;[.I45]&amp;&quot;','&quot;&amp;[.M45]&amp;&quot;',&quot;&amp;[.N45]&amp;&quot;,&quot;&amp;[.O45]&amp;&quot;,&quot;&amp;[.P45]&amp;&quot;,&quot;&amp;[.Q45]&amp;&quot;,&quot;&amp;[.R45]&amp;&quot;,&quot;&amp;[.S45]&amp;&quot;,'&quot;&amp;[.T45]&amp;&quot;','&quot;&amp;[.U45]&amp;&quot;','&quot;&amp;[.V45]&amp;&quot;','&quot;&amp;[.W45]&amp;&quot;','&quot;&amp;[.X45]&amp;&quot;',&quot;&amp;[.Y45]&amp;&quot;,&quot;&amp;[.Z45]&amp;&quot;,&quot;&amp;[.AA45]&amp;&quot;,&quot;&amp;[.AB45]&amp;&quot;,&quot;&amp;[.AC45]&amp;&quot;,&quot;&amp;[.AD45]&amp;&quot;,0,CURDATE(),CURDATE())&quot;&amp;IF([.$B46]&gt;0;&quot;,&quot;;&quot;;&quot;)" office:value-type="string" office:string-value="(42,'Polo acquatico','',8,'Viale Porta Po 88','rovigopolo','',0,0,0,0,0,0,'','','','','',2,(select t.id from cities t where t.name = 'ROVIGO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42,'Polo acquatico','',8,'Viale Porta Po 88','rovigopolo','',0,0,0,0,0,0,'','','','','',2,(select t.id from cities t where t.name = 'ROVIGO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46]&amp;&quot;-&quot;&amp;[.G46]&amp;&quot;-&quot;&amp;[.F46]" office:value-type="string" office:string-value="LEGNAGO-25-6" calcext:value-type="string">
            <text:p>LEGNAGO-25-6</text:p>
          </table:table-cell>
          <table:table-cell table:style-name="Default" table:formula="of:=ROW([.B46])-3" office:value-type="float" office:value="43" calcext:value-type="float">
            <text:p>43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LEGNAG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/>
          <table:table-cell table:style-name="Default" office:value-type="string" calcext:value-type="string">
            <text:p>legnago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46];&quot;'&quot;;&quot;''&quot;)&amp;&quot;')&quot;" office:value-type="string" office:string-value="(select t.id from cities t where t.name = 'LEGNAGO')" calcext:value-type="string">
            <text:p>(select t.id from cities t where t.name = 'LEGNAGO')</text:p>
          </table:table-cell>
          <table:table-cell table:formula="of:=&quot;(select t.id from &quot;&amp;[.G$2]&amp;&quot; t where t.&quot;&amp;[.G$3]&amp;&quot; = '&quot;&amp;[.G4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46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46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46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46]&amp;&quot;,'&quot;&amp;SUBSTITUTE([.C46];&quot;'&quot;;&quot;''&quot;)&amp;&quot;','&quot;&amp;[.D46]&amp;&quot;',&quot;&amp;[.F46]&amp;&quot;,'&quot;&amp;SUBSTITUTE([.H46];&quot;'&quot;;&quot;''&quot;)&amp;&quot;','&quot;&amp;[.I46]&amp;&quot;','&quot;&amp;[.M46]&amp;&quot;',&quot;&amp;[.N46]&amp;&quot;,&quot;&amp;[.O46]&amp;&quot;,&quot;&amp;[.P46]&amp;&quot;,&quot;&amp;[.Q46]&amp;&quot;,&quot;&amp;[.R46]&amp;&quot;,&quot;&amp;[.S46]&amp;&quot;,'&quot;&amp;[.T46]&amp;&quot;','&quot;&amp;[.U46]&amp;&quot;','&quot;&amp;[.V46]&amp;&quot;','&quot;&amp;[.W46]&amp;&quot;','&quot;&amp;[.X46]&amp;&quot;',&quot;&amp;[.Y46]&amp;&quot;,&quot;&amp;[.Z46]&amp;&quot;,&quot;&amp;[.AA46]&amp;&quot;,&quot;&amp;[.AB46]&amp;&quot;,&quot;&amp;[.AC46]&amp;&quot;,&quot;&amp;[.AD46]&amp;&quot;,0,CURDATE(),CURDATE())&quot;&amp;IF([.$B47]&gt;0;&quot;,&quot;;&quot;;&quot;)" office:value-type="string" office:string-value="(43,'Comunale','',6,'','legnagocomunale','',0,0,0,0,0,0,'','','','','',2,(select t.id from cities t where t.name = 'LEGNAGO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43,'Comunale','',6,'','legnagocomunale','',0,0,0,0,0,0,'','','','','',2,(select t.id from cities t where t.name = 'LEGNAGO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47]&amp;&quot;-&quot;&amp;[.G47]&amp;&quot;-&quot;&amp;[.F47]" office:value-type="string" office:string-value="FORNOVO TARO-25-6" calcext:value-type="string">
            <text:p>FORNOVO TARO-25-6</text:p>
          </table:table-cell>
          <table:table-cell table:style-name="Default" table:formula="of:=ROW([.B47])-3" office:value-type="float" office:value="44" calcext:value-type="float">
            <text:p>44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FORNOVO TA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/>
          <table:table-cell table:style-name="Default" office:value-type="string" calcext:value-type="string">
            <text:p>fornovo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47];&quot;'&quot;;&quot;''&quot;)&amp;&quot;')&quot;" office:value-type="string" office:string-value="(select t.id from cities t where t.name = 'FORNOVO TARO')" calcext:value-type="string">
            <text:p>(select t.id from cities t where t.name = 'FORNOVO TARO')</text:p>
          </table:table-cell>
          <table:table-cell table:formula="of:=&quot;(select t.id from &quot;&amp;[.G$2]&amp;&quot; t where t.&quot;&amp;[.G$3]&amp;&quot; = '&quot;&amp;[.G4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47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47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47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47]&amp;&quot;,'&quot;&amp;SUBSTITUTE([.C47];&quot;'&quot;;&quot;''&quot;)&amp;&quot;','&quot;&amp;[.D47]&amp;&quot;',&quot;&amp;[.F47]&amp;&quot;,'&quot;&amp;SUBSTITUTE([.H47];&quot;'&quot;;&quot;''&quot;)&amp;&quot;','&quot;&amp;[.I47]&amp;&quot;','&quot;&amp;[.M47]&amp;&quot;',&quot;&amp;[.N47]&amp;&quot;,&quot;&amp;[.O47]&amp;&quot;,&quot;&amp;[.P47]&amp;&quot;,&quot;&amp;[.Q47]&amp;&quot;,&quot;&amp;[.R47]&amp;&quot;,&quot;&amp;[.S47]&amp;&quot;,'&quot;&amp;[.T47]&amp;&quot;','&quot;&amp;[.U47]&amp;&quot;','&quot;&amp;[.V47]&amp;&quot;','&quot;&amp;[.W47]&amp;&quot;','&quot;&amp;[.X47]&amp;&quot;',&quot;&amp;[.Y47]&amp;&quot;,&quot;&amp;[.Z47]&amp;&quot;,&quot;&amp;[.AA47]&amp;&quot;,&quot;&amp;[.AB47]&amp;&quot;,&quot;&amp;[.AC47]&amp;&quot;,&quot;&amp;[.AD47]&amp;&quot;,0,CURDATE(),CURDATE())&quot;&amp;IF([.$B48]&gt;0;&quot;,&quot;;&quot;;&quot;)" office:value-type="string" office:string-value="(44,'Comunale','',6,'','fornovocomunale','',0,0,0,0,0,0,'','','','','',2,(select t.id from cities t where t.name = 'FORNOVO TARO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44,'Comunale','',6,'','fornovocomunale','',0,0,0,0,0,0,'','','','','',2,(select t.id from cities t where t.name = 'FORNOVO TARO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48]&amp;&quot;-&quot;&amp;[.G48]&amp;&quot;-&quot;&amp;[.F48]" office:value-type="string" office:string-value="MANTOVA-50-8" calcext:value-type="string">
            <text:p>MANTOVA-50-8</text:p>
          </table:table-cell>
          <table:table-cell table:style-name="Default" table:formula="of:=ROW([.B48])-3" office:value-type="float" office:value="45" calcext:value-type="float">
            <text:p>45</text:p>
          </table:table-cell>
          <table:table-cell office:value-type="string" calcext:value-type="string">
            <text:p>Scoperta</text:p>
          </table:table-cell>
          <table:table-cell/>
          <table:table-cell office:value-type="string" calcext:value-type="string">
            <text:p>MANTOV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</text:p>
          </table:table-cell>
          <table:table-cell/>
          <table:table-cell table:style-name="Default" office:value-type="string" calcext:value-type="string">
            <text:p>mantovascoperta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48];&quot;'&quot;;&quot;''&quot;)&amp;&quot;')&quot;" office:value-type="string" office:string-value="(select t.id from cities t where t.name = 'MANTOVA')" calcext:value-type="string">
            <text:p>(select t.id from cities t where t.name = 'MANTOVA')</text:p>
          </table:table-cell>
          <table:table-cell table:formula="of:=&quot;(select t.id from &quot;&amp;[.G$2]&amp;&quot; t where t.&quot;&amp;[.G$3]&amp;&quot; = '&quot;&amp;[.G4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J$2]&amp;&quot; t where t.&quot;&amp;[.J$3]&amp;&quot; = '&quot;&amp;[.J48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48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48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48]&amp;&quot;,'&quot;&amp;SUBSTITUTE([.C48];&quot;'&quot;;&quot;''&quot;)&amp;&quot;','&quot;&amp;[.D48]&amp;&quot;',&quot;&amp;[.F48]&amp;&quot;,'&quot;&amp;SUBSTITUTE([.H48];&quot;'&quot;;&quot;''&quot;)&amp;&quot;','&quot;&amp;[.I48]&amp;&quot;','&quot;&amp;[.M48]&amp;&quot;',&quot;&amp;[.N48]&amp;&quot;,&quot;&amp;[.O48]&amp;&quot;,&quot;&amp;[.P48]&amp;&quot;,&quot;&amp;[.Q48]&amp;&quot;,&quot;&amp;[.R48]&amp;&quot;,&quot;&amp;[.S48]&amp;&quot;,'&quot;&amp;[.T48]&amp;&quot;','&quot;&amp;[.U48]&amp;&quot;','&quot;&amp;[.V48]&amp;&quot;','&quot;&amp;[.W48]&amp;&quot;','&quot;&amp;[.X48]&amp;&quot;',&quot;&amp;[.Y48]&amp;&quot;,&quot;&amp;[.Z48]&amp;&quot;,&quot;&amp;[.AA48]&amp;&quot;,&quot;&amp;[.AB48]&amp;&quot;,&quot;&amp;[.AC48]&amp;&quot;,&quot;&amp;[.AD48]&amp;&quot;,0,CURDATE(),CURDATE())&quot;&amp;IF([.$B49]&gt;0;&quot;,&quot;;&quot;;&quot;)" office:value-type="string" office:string-value="(45,'Scoperta','',8,'','mantovascoperta','',0,0,0,0,0,0,'','','','','',2,(select t.id from cities t where t.name = 'MANTOVA'),(select t.id from pool_types t where t.code = '50'),(select t.id from locker_cabinet_types t where t.code = ''),(select t.id from shower_types t where t.code = ''),(select t.id from hair_dryer_types t where t.code = ''),0,CURDATE(),CURDATE())," calcext:value-type="string">
            <text:p>(45,'Scoperta','',8,'','mantovascoperta','',0,0,0,0,0,0,'','','','','',2,(select t.id from cities t where t.name = 'MANTOVA'),(select t.id from pool_types t where t.code = '50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49]&amp;&quot;-&quot;&amp;[.G49]&amp;&quot;-&quot;&amp;[.F49]" office:value-type="string" office:string-value="STOCCOLMA-50-10" calcext:value-type="string">
            <text:p>STOCCOLMA-50-10</text:p>
          </table:table-cell>
          <table:table-cell table:style-name="Default" table:formula="of:=ROW([.B49])-3" office:value-type="float" office:value="46" calcext:value-type="float">
            <text:p>46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STOCCOLM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</text:p>
          </table:table-cell>
          <table:table-cell/>
          <table:table-cell table:style-name="Default" office:value-type="string" calcext:value-type="string">
            <text:p>stoccolma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49];&quot;'&quot;;&quot;''&quot;)&amp;&quot;')&quot;" office:value-type="string" office:string-value="(select t.id from cities t where t.name = 'STOCCOLMA')" calcext:value-type="string">
            <text:p>(select t.id from cities t where t.name = 'STOCCOLMA')</text:p>
          </table:table-cell>
          <table:table-cell table:formula="of:=&quot;(select t.id from &quot;&amp;[.G$2]&amp;&quot; t where t.&quot;&amp;[.G$3]&amp;&quot; = '&quot;&amp;[.G4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J$2]&amp;&quot; t where t.&quot;&amp;[.J$3]&amp;&quot; = '&quot;&amp;[.J49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49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49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49]&amp;&quot;,'&quot;&amp;SUBSTITUTE([.C49];&quot;'&quot;;&quot;''&quot;)&amp;&quot;','&quot;&amp;[.D49]&amp;&quot;',&quot;&amp;[.F49]&amp;&quot;,'&quot;&amp;SUBSTITUTE([.H49];&quot;'&quot;;&quot;''&quot;)&amp;&quot;','&quot;&amp;[.I49]&amp;&quot;','&quot;&amp;[.M49]&amp;&quot;',&quot;&amp;[.N49]&amp;&quot;,&quot;&amp;[.O49]&amp;&quot;,&quot;&amp;[.P49]&amp;&quot;,&quot;&amp;[.Q49]&amp;&quot;,&quot;&amp;[.R49]&amp;&quot;,&quot;&amp;[.S49]&amp;&quot;,'&quot;&amp;[.T49]&amp;&quot;','&quot;&amp;[.U49]&amp;&quot;','&quot;&amp;[.V49]&amp;&quot;','&quot;&amp;[.W49]&amp;&quot;','&quot;&amp;[.X49]&amp;&quot;',&quot;&amp;[.Y49]&amp;&quot;,&quot;&amp;[.Z49]&amp;&quot;,&quot;&amp;[.AA49]&amp;&quot;,&quot;&amp;[.AB49]&amp;&quot;,&quot;&amp;[.AC49]&amp;&quot;,&quot;&amp;[.AD49]&amp;&quot;,0,CURDATE(),CURDATE())&quot;&amp;IF([.$B50]&gt;0;&quot;,&quot;;&quot;;&quot;)" office:value-type="string" office:string-value="(46,'Comunale','',10,'','stoccolmacomunale','',0,0,0,0,0,0,'','','','','',2,(select t.id from cities t where t.name = 'STOCCOLMA'),(select t.id from pool_types t where t.code = '50'),(select t.id from locker_cabinet_types t where t.code = ''),(select t.id from shower_types t where t.code = ''),(select t.id from hair_dryer_types t where t.code = ''),0,CURDATE(),CURDATE())," calcext:value-type="string">
            <text:p>(46,'Comunale','',10,'','stoccolmacomunale','',0,0,0,0,0,0,'','','','','',2,(select t.id from cities t where t.name = 'STOCCOLMA'),(select t.id from pool_types t where t.code = '50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50]&amp;&quot;-&quot;&amp;[.G50]&amp;&quot;-&quot;&amp;[.F50]" office:value-type="string" office:string-value="STANFORD-50-10" calcext:value-type="string">
            <text:p>STANFORD-50-10</text:p>
          </table:table-cell>
          <table:table-cell table:style-name="Default" table:formula="of:=ROW([.B50])-3" office:value-type="float" office:value="47" calcext:value-type="float">
            <text:p>47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STANFO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</text:p>
          </table:table-cell>
          <table:table-cell/>
          <table:table-cell table:style-name="Default" office:value-type="string" calcext:value-type="string">
            <text:p>stanford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50];&quot;'&quot;;&quot;''&quot;)&amp;&quot;')&quot;" office:value-type="string" office:string-value="(select t.id from cities t where t.name = 'STANFORD')" calcext:value-type="string">
            <text:p>(select t.id from cities t where t.name = 'STANFORD')</text:p>
          </table:table-cell>
          <table:table-cell table:formula="of:=&quot;(select t.id from &quot;&amp;[.G$2]&amp;&quot; t where t.&quot;&amp;[.G$3]&amp;&quot; = '&quot;&amp;[.G5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J$2]&amp;&quot; t where t.&quot;&amp;[.J$3]&amp;&quot; = '&quot;&amp;[.J50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50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50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50]&amp;&quot;,'&quot;&amp;SUBSTITUTE([.C50];&quot;'&quot;;&quot;''&quot;)&amp;&quot;','&quot;&amp;[.D50]&amp;&quot;',&quot;&amp;[.F50]&amp;&quot;,'&quot;&amp;SUBSTITUTE([.H50];&quot;'&quot;;&quot;''&quot;)&amp;&quot;','&quot;&amp;[.I50]&amp;&quot;','&quot;&amp;[.M50]&amp;&quot;',&quot;&amp;[.N50]&amp;&quot;,&quot;&amp;[.O50]&amp;&quot;,&quot;&amp;[.P50]&amp;&quot;,&quot;&amp;[.Q50]&amp;&quot;,&quot;&amp;[.R50]&amp;&quot;,&quot;&amp;[.S50]&amp;&quot;,'&quot;&amp;[.T50]&amp;&quot;','&quot;&amp;[.U50]&amp;&quot;','&quot;&amp;[.V50]&amp;&quot;','&quot;&amp;[.W50]&amp;&quot;','&quot;&amp;[.X50]&amp;&quot;',&quot;&amp;[.Y50]&amp;&quot;,&quot;&amp;[.Z50]&amp;&quot;,&quot;&amp;[.AA50]&amp;&quot;,&quot;&amp;[.AB50]&amp;&quot;,&quot;&amp;[.AC50]&amp;&quot;,&quot;&amp;[.AD50]&amp;&quot;,0,CURDATE(),CURDATE())&quot;&amp;IF([.$B51]&gt;0;&quot;,&quot;;&quot;;&quot;)" office:value-type="string" office:string-value="(47,'Comunale','',10,'','stanfordcomunale','',0,0,0,0,0,0,'','','','','',2,(select t.id from cities t where t.name = 'STANFORD'),(select t.id from pool_types t where t.code = '50'),(select t.id from locker_cabinet_types t where t.code = ''),(select t.id from shower_types t where t.code = ''),(select t.id from hair_dryer_types t where t.code = ''),0,CURDATE(),CURDATE())," calcext:value-type="string">
            <text:p>(47,'Comunale','',10,'','stanfordcomunale','',0,0,0,0,0,0,'','','','','',2,(select t.id from cities t where t.name = 'STANFORD'),(select t.id from pool_types t where t.code = '50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51]&amp;&quot;-&quot;&amp;[.G51]&amp;&quot;-&quot;&amp;[.F51]" office:value-type="string" office:string-value="CASTELNOVO NE' MONTI-25-6" calcext:value-type="string">
            <text:p>CASTELNOVO NE' MONTI-25-6</text:p>
          </table:table-cell>
          <table:table-cell table:style-name="Default" table:formula="of:=ROW([.B51])-3" office:value-type="float" office:value="48" calcext:value-type="float">
            <text:p>48</text:p>
          </table:table-cell>
          <table:table-cell office:value-type="string" calcext:value-type="string">
            <text:p>Onda della Pietra</text:p>
          </table:table-cell>
          <table:table-cell office:value-type="string" calcext:value-type="string">
            <text:p>0522 612091</text:p>
          </table:table-cell>
          <table:table-cell office:value-type="string" calcext:value-type="string">
            <text:p>CASTELNOVO NE' MONT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Ferrari 2</text:p>
          </table:table-cell>
          <table:table-cell table:style-name="Default" office:value-type="string" calcext:value-type="string">
            <text:p>castelnovoond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G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51];&quot;'&quot;;&quot;''&quot;)&amp;&quot;')&quot;" office:value-type="string" office:string-value="(select t.id from cities t where t.name = 'CASTELNOVO NE'' MONTI')" calcext:value-type="string">
            <text:p>(select t.id from cities t where t.name = 'CASTELNOVO NE'' MONTI')</text:p>
          </table:table-cell>
          <table:table-cell table:formula="of:=&quot;(select t.id from &quot;&amp;[.G$2]&amp;&quot; t where t.&quot;&amp;[.G$3]&amp;&quot; = '&quot;&amp;[.G5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51]&amp;&quot;')&quot;" office:value-type="string" office:string-value="(select t.id from locker_cabinet_types t where t.code = 'P')" calcext:value-type="string">
            <text:p>(select t.id from locker_cabinet_types t where t.code = 'P')</text:p>
          </table:table-cell>
          <table:table-cell table:formula="of:=&quot;(select t.id from &quot;&amp;[.K$2]&amp;&quot; t where t.&quot;&amp;[.K$3]&amp;&quot; = '&quot;&amp;[.K51]&amp;&quot;')&quot;" office:value-type="string" office:string-value="(select t.id from shower_types t where t.code = 'G')" calcext:value-type="string">
            <text:p>(select t.id from shower_types t where t.code = 'G')</text:p>
          </table:table-cell>
          <table:table-cell table:formula="of:=&quot;(select t.id from &quot;&amp;[.L$2]&amp;&quot; t where t.&quot;&amp;[.L$3]&amp;&quot; = '&quot;&amp;[.L51]&amp;&quot;')&quot;" office:value-type="string" office:string-value="(select t.id from hair_dryer_types t where t.code = 'G')" calcext:value-type="string">
            <text:p>(select t.id from hair_dryer_types t where t.code = 'G')</text:p>
          </table:table-cell>
          <table:table-cell/>
          <table:table-cell table:formula="of:=&quot;(&quot;&amp;[.B51]&amp;&quot;,'&quot;&amp;SUBSTITUTE([.C51];&quot;'&quot;;&quot;''&quot;)&amp;&quot;','&quot;&amp;[.D51]&amp;&quot;',&quot;&amp;[.F51]&amp;&quot;,'&quot;&amp;SUBSTITUTE([.H51];&quot;'&quot;;&quot;''&quot;)&amp;&quot;','&quot;&amp;[.I51]&amp;&quot;','&quot;&amp;[.M51]&amp;&quot;',&quot;&amp;[.N51]&amp;&quot;,&quot;&amp;[.O51]&amp;&quot;,&quot;&amp;[.P51]&amp;&quot;,&quot;&amp;[.Q51]&amp;&quot;,&quot;&amp;[.R51]&amp;&quot;,&quot;&amp;[.S51]&amp;&quot;,'&quot;&amp;[.T51]&amp;&quot;','&quot;&amp;[.U51]&amp;&quot;','&quot;&amp;[.V51]&amp;&quot;','&quot;&amp;[.W51]&amp;&quot;','&quot;&amp;[.X51]&amp;&quot;',&quot;&amp;[.Y51]&amp;&quot;,&quot;&amp;[.Z51]&amp;&quot;,&quot;&amp;[.AA51]&amp;&quot;,&quot;&amp;[.AB51]&amp;&quot;,&quot;&amp;[.AC51]&amp;&quot;,&quot;&amp;[.AD51]&amp;&quot;,0,CURDATE(),CURDATE())&quot;&amp;IF([.$B52]&gt;0;&quot;,&quot;;&quot;;&quot;)" office:value-type="string" office:string-value="(48,'Onda della Pietra','0522 612091',6,'Via Ferrari 2','castelnovoonda','',0,1,1,1,1,1,'','','','','',2,(select t.id from cities t where t.name = 'CASTELNOVO NE'' MONTI'),(select t.id from pool_types t where t.code = '25'),(select t.id from locker_cabinet_types t where t.code = 'P'),(select t.id from shower_types t where t.code = 'G'),(select t.id from hair_dryer_types t where t.code = 'G'),0,CURDATE(),CURDATE())," calcext:value-type="string">
            <text:p>(48,'Onda della Pietra','0522 612091',6,'Via Ferrari 2','castelnovoonda','',0,1,1,1,1,1,'','','','','',2,(select t.id from cities t where t.name = 'CASTELNOVO NE'' MONTI'),(select t.id from pool_types t where t.code = '25'),(select t.id from locker_cabinet_types t where t.code = 'P'),(select t.id from shower_types t where t.code = 'G'),(select t.id from hair_dryer_types t where t.code = 'G'),0,CURDATE(),CURDATE()),</text:p>
          </table:table-cell>
        </table:table-row>
        <table:table-row table:style-name="ro3">
          <table:table-cell table:formula="of:=[.E52]&amp;&quot;-&quot;&amp;[.G52]&amp;&quot;-&quot;&amp;[.F52]" office:value-type="string" office:string-value="RICCIONE-25-10" calcext:value-type="string">
            <text:p>RICCIONE-25-10</text:p>
          </table:table-cell>
          <table:table-cell table:style-name="Default" table:formula="of:=ROW([.B52])-3" office:value-type="float" office:value="49" calcext:value-type="float">
            <text:p>49</text:p>
          </table:table-cell>
          <table:table-cell office:value-type="string" calcext:value-type="string">
            <text:p>Stadio del nuoto</text:p>
          </table:table-cell>
          <table:table-cell/>
          <table:table-cell office:value-type="string" calcext:value-type="string">
            <text:p>RICCIO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Forlimpopoli</text:p>
          </table:table-cell>
          <table:table-cell table:style-name="Default" office:value-type="string" calcext:value-type="string">
            <text:p>riccionestadionuoto2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G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52];&quot;'&quot;;&quot;''&quot;)&amp;&quot;')&quot;" office:value-type="string" office:string-value="(select t.id from cities t where t.name = 'RICCIONE')" calcext:value-type="string">
            <text:p>(select t.id from cities t where t.name = 'RICCIONE')</text:p>
          </table:table-cell>
          <table:table-cell table:formula="of:=&quot;(select t.id from &quot;&amp;[.G$2]&amp;&quot; t where t.&quot;&amp;[.G$3]&amp;&quot; = '&quot;&amp;[.G5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52]&amp;&quot;')&quot;" office:value-type="string" office:string-value="(select t.id from locker_cabinet_types t where t.code = 'P')" calcext:value-type="string">
            <text:p>(select t.id from locker_cabinet_types t where t.code = 'P')</text:p>
          </table:table-cell>
          <table:table-cell table:formula="of:=&quot;(select t.id from &quot;&amp;[.K$2]&amp;&quot; t where t.&quot;&amp;[.K$3]&amp;&quot; = '&quot;&amp;[.K52]&amp;&quot;')&quot;" office:value-type="string" office:string-value="(select t.id from shower_types t where t.code = 'G')" calcext:value-type="string">
            <text:p>(select t.id from shower_types t where t.code = 'G')</text:p>
          </table:table-cell>
          <table:table-cell table:formula="of:=&quot;(select t.id from &quot;&amp;[.L$2]&amp;&quot; t where t.&quot;&amp;[.L$3]&amp;&quot; = '&quot;&amp;[.L52]&amp;&quot;')&quot;" office:value-type="string" office:string-value="(select t.id from hair_dryer_types t where t.code = 'G')" calcext:value-type="string">
            <text:p>(select t.id from hair_dryer_types t where t.code = 'G')</text:p>
          </table:table-cell>
          <table:table-cell/>
          <table:table-cell table:formula="of:=&quot;(&quot;&amp;[.B52]&amp;&quot;,'&quot;&amp;SUBSTITUTE([.C52];&quot;'&quot;;&quot;''&quot;)&amp;&quot;','&quot;&amp;[.D52]&amp;&quot;',&quot;&amp;[.F52]&amp;&quot;,'&quot;&amp;SUBSTITUTE([.H52];&quot;'&quot;;&quot;''&quot;)&amp;&quot;','&quot;&amp;[.I52]&amp;&quot;','&quot;&amp;[.M52]&amp;&quot;',&quot;&amp;[.N52]&amp;&quot;,&quot;&amp;[.O52]&amp;&quot;,&quot;&amp;[.P52]&amp;&quot;,&quot;&amp;[.Q52]&amp;&quot;,&quot;&amp;[.R52]&amp;&quot;,&quot;&amp;[.S52]&amp;&quot;,'&quot;&amp;[.T52]&amp;&quot;','&quot;&amp;[.U52]&amp;&quot;','&quot;&amp;[.V52]&amp;&quot;','&quot;&amp;[.W52]&amp;&quot;','&quot;&amp;[.X52]&amp;&quot;',&quot;&amp;[.Y52]&amp;&quot;,&quot;&amp;[.Z52]&amp;&quot;,&quot;&amp;[.AA52]&amp;&quot;,&quot;&amp;[.AB52]&amp;&quot;,&quot;&amp;[.AC52]&amp;&quot;,&quot;&amp;[.AD52]&amp;&quot;,0,CURDATE(),CURDATE())&quot;&amp;IF([.$B53]&gt;0;&quot;,&quot;;&quot;;&quot;)" office:value-type="string" office:string-value="(49,'Stadio del nuoto','',10,'Via Forlimpopoli','riccionestadionuoto25','',1,1,1,1,0,0,'','','','','',2,(select t.id from cities t where t.name = 'RICCIONE'),(select t.id from pool_types t where t.code = '25'),(select t.id from locker_cabinet_types t where t.code = 'P'),(select t.id from shower_types t where t.code = 'G'),(select t.id from hair_dryer_types t where t.code = 'G'),0,CURDATE(),CURDATE())," calcext:value-type="string">
            <text:p>(49,'Stadio del nuoto','',10,'Via Forlimpopoli','riccionestadionuoto25','',1,1,1,1,0,0,'','','','','',2,(select t.id from cities t where t.name = 'RICCIONE'),(select t.id from pool_types t where t.code = '25'),(select t.id from locker_cabinet_types t where t.code = 'P'),(select t.id from shower_types t where t.code = 'G'),(select t.id from hair_dryer_types t where t.code = 'G'),0,CURDATE(),CURDATE()),</text:p>
          </table:table-cell>
        </table:table-row>
        <table:table-row table:style-name="ro3">
          <table:table-cell table:formula="of:=[.E53]&amp;&quot;-&quot;&amp;[.G53]&amp;&quot;-&quot;&amp;[.F53]" office:value-type="string" office:string-value="RAPALLO-25-8" calcext:value-type="string">
            <text:p>RAPALLO-25-8</text:p>
          </table:table-cell>
          <table:table-cell table:style-name="Default" table:formula="of:=ROW([.B53])-3" office:value-type="float" office:value="50" calcext:value-type="float">
            <text:p>50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RAPALL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San Pietro di Novella 35</text:p>
          </table:table-cell>
          <table:table-cell table:style-name="Default" office:value-type="string" calcext:value-type="string">
            <text:p>rapallo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53];&quot;'&quot;;&quot;''&quot;)&amp;&quot;')&quot;" office:value-type="string" office:string-value="(select t.id from cities t where t.name = 'RAPALLO')" calcext:value-type="string">
            <text:p>(select t.id from cities t where t.name = 'RAPALLO')</text:p>
          </table:table-cell>
          <table:table-cell table:formula="of:=&quot;(select t.id from &quot;&amp;[.G$2]&amp;&quot; t where t.&quot;&amp;[.G$3]&amp;&quot; = '&quot;&amp;[.G5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53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53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53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53]&amp;&quot;,'&quot;&amp;SUBSTITUTE([.C53];&quot;'&quot;;&quot;''&quot;)&amp;&quot;','&quot;&amp;[.D53]&amp;&quot;',&quot;&amp;[.F53]&amp;&quot;,'&quot;&amp;SUBSTITUTE([.H53];&quot;'&quot;;&quot;''&quot;)&amp;&quot;','&quot;&amp;[.I53]&amp;&quot;','&quot;&amp;[.M53]&amp;&quot;',&quot;&amp;[.N53]&amp;&quot;,&quot;&amp;[.O53]&amp;&quot;,&quot;&amp;[.P53]&amp;&quot;,&quot;&amp;[.Q53]&amp;&quot;,&quot;&amp;[.R53]&amp;&quot;,&quot;&amp;[.S53]&amp;&quot;,'&quot;&amp;[.T53]&amp;&quot;','&quot;&amp;[.U53]&amp;&quot;','&quot;&amp;[.V53]&amp;&quot;','&quot;&amp;[.W53]&amp;&quot;','&quot;&amp;[.X53]&amp;&quot;',&quot;&amp;[.Y53]&amp;&quot;,&quot;&amp;[.Z53]&amp;&quot;,&quot;&amp;[.AA53]&amp;&quot;,&quot;&amp;[.AB53]&amp;&quot;,&quot;&amp;[.AC53]&amp;&quot;,&quot;&amp;[.AD53]&amp;&quot;,0,CURDATE(),CURDATE())&quot;&amp;IF([.$B54]&gt;0;&quot;,&quot;;&quot;;&quot;)" office:value-type="string" office:string-value="(50,'Comunale','',8,'Via San Pietro di Novella 35','rapallocomunale','',0,0,0,0,0,0,'','','','','',2,(select t.id from cities t where t.name = 'RAPALLO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50,'Comunale','',8,'Via San Pietro di Novella 35','rapallocomunale','',0,0,0,0,0,0,'','','','','',2,(select t.id from cities t where t.name = 'RAPALLO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54]&amp;&quot;-&quot;&amp;[.G54]&amp;&quot;-&quot;&amp;[.F54]" office:value-type="string" office:string-value="GENOVA-25-0" calcext:value-type="string">
            <text:p>GENOVA-25-0</text:p>
          </table:table-cell>
          <table:table-cell table:style-name="Default" table:formula="of:=ROW([.B54])-3" office:value-type="float" office:value="51" calcext:value-type="float">
            <text:p>51</text:p>
          </table:table-cell>
          <table:table-cell office:value-type="string" calcext:value-type="string">
            <text:p>Crocera</text:p>
          </table:table-cell>
          <table:table-cell/>
          <table:table-cell office:value-type="string" calcext:value-type="string">
            <text:p>GENO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Eridania 3</text:p>
          </table:table-cell>
          <table:table-cell table:style-name="Default" office:value-type="string" calcext:value-type="string">
            <text:p>genovacrocera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54];&quot;'&quot;;&quot;''&quot;)&amp;&quot;')&quot;" office:value-type="string" office:string-value="(select t.id from cities t where t.name = 'GENOVA')" calcext:value-type="string">
            <text:p>(select t.id from cities t where t.name = 'GENOVA')</text:p>
          </table:table-cell>
          <table:table-cell table:formula="of:=&quot;(select t.id from &quot;&amp;[.G$2]&amp;&quot; t where t.&quot;&amp;[.G$3]&amp;&quot; = '&quot;&amp;[.G5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54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54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54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54]&amp;&quot;,'&quot;&amp;SUBSTITUTE([.C54];&quot;'&quot;;&quot;''&quot;)&amp;&quot;','&quot;&amp;[.D54]&amp;&quot;',&quot;&amp;[.F54]&amp;&quot;,'&quot;&amp;SUBSTITUTE([.H54];&quot;'&quot;;&quot;''&quot;)&amp;&quot;','&quot;&amp;[.I54]&amp;&quot;','&quot;&amp;[.M54]&amp;&quot;',&quot;&amp;[.N54]&amp;&quot;,&quot;&amp;[.O54]&amp;&quot;,&quot;&amp;[.P54]&amp;&quot;,&quot;&amp;[.Q54]&amp;&quot;,&quot;&amp;[.R54]&amp;&quot;,&quot;&amp;[.S54]&amp;&quot;,'&quot;&amp;[.T54]&amp;&quot;','&quot;&amp;[.U54]&amp;&quot;','&quot;&amp;[.V54]&amp;&quot;','&quot;&amp;[.W54]&amp;&quot;','&quot;&amp;[.X54]&amp;&quot;',&quot;&amp;[.Y54]&amp;&quot;,&quot;&amp;[.Z54]&amp;&quot;,&quot;&amp;[.AA54]&amp;&quot;,&quot;&amp;[.AB54]&amp;&quot;,&quot;&amp;[.AC54]&amp;&quot;,&quot;&amp;[.AD54]&amp;&quot;,0,CURDATE(),CURDATE())&quot;&amp;IF([.$B55]&gt;0;&quot;,&quot;;&quot;;&quot;)" office:value-type="string" office:string-value="(51,'Crocera','',0,'Via Eridania 3','genovacrocera','',0,0,0,0,0,0,'','','','','',2,(select t.id from cities t where t.name = 'GENOVA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51,'Crocera','',0,'Via Eridania 3','genovacrocera','',0,0,0,0,0,0,'','','','','',2,(select t.id from cities t where t.name = 'GENOVA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55]&amp;&quot;-&quot;&amp;[.G55]&amp;&quot;-&quot;&amp;[.F55]" office:value-type="string" office:string-value="SAINT VINCENT-25-8" calcext:value-type="string">
            <text:p>SAINT VINCENT-25-8</text:p>
          </table:table-cell>
          <table:table-cell table:style-name="Default" table:formula="of:=ROW([.B55])-3" office:value-type="float" office:value="52" calcext:value-type="float">
            <text:p>52</text:p>
          </table:table-cell>
          <table:table-cell office:value-type="string" calcext:value-type="string">
            <text:p>Comunale</text:p>
          </table:table-cell>
          <table:table-cell office:value-type="string" calcext:value-type="string">
            <text:p>0166 61723</text:p>
          </table:table-cell>
          <table:table-cell office:value-type="string" calcext:value-type="string">
            <text:p>SAINT VINC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ia Trento 7</text:p>
          </table:table-cell>
          <table:table-cell table:style-name="Default" office:value-type="string" calcext:value-type="string">
            <text:p>saintvincent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55];&quot;'&quot;;&quot;''&quot;)&amp;&quot;')&quot;" office:value-type="string" office:string-value="(select t.id from cities t where t.name = 'SAINT VINCENT')" calcext:value-type="string">
            <text:p>(select t.id from cities t where t.name = 'SAINT VINCENT')</text:p>
          </table:table-cell>
          <table:table-cell table:formula="of:=&quot;(select t.id from &quot;&amp;[.G$2]&amp;&quot; t where t.&quot;&amp;[.G$3]&amp;&quot; = '&quot;&amp;[.G5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55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55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55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55]&amp;&quot;,'&quot;&amp;SUBSTITUTE([.C55];&quot;'&quot;;&quot;''&quot;)&amp;&quot;','&quot;&amp;[.D55]&amp;&quot;',&quot;&amp;[.F55]&amp;&quot;,'&quot;&amp;SUBSTITUTE([.H55];&quot;'&quot;;&quot;''&quot;)&amp;&quot;','&quot;&amp;[.I55]&amp;&quot;','&quot;&amp;[.M55]&amp;&quot;',&quot;&amp;[.N55]&amp;&quot;,&quot;&amp;[.O55]&amp;&quot;,&quot;&amp;[.P55]&amp;&quot;,&quot;&amp;[.Q55]&amp;&quot;,&quot;&amp;[.R55]&amp;&quot;,&quot;&amp;[.S55]&amp;&quot;,'&quot;&amp;[.T55]&amp;&quot;','&quot;&amp;[.U55]&amp;&quot;','&quot;&amp;[.V55]&amp;&quot;','&quot;&amp;[.W55]&amp;&quot;','&quot;&amp;[.X55]&amp;&quot;',&quot;&amp;[.Y55]&amp;&quot;,&quot;&amp;[.Z55]&amp;&quot;,&quot;&amp;[.AA55]&amp;&quot;,&quot;&amp;[.AB55]&amp;&quot;,&quot;&amp;[.AC55]&amp;&quot;,&quot;&amp;[.AD55]&amp;&quot;,0,CURDATE(),CURDATE())&quot;&amp;IF([.$B56]&gt;0;&quot;,&quot;;&quot;;&quot;)" office:value-type="string" office:string-value="(52,'Comunale','0166 61723',8,'Via Trento 7','saintvincentcomunale','',0,0,0,0,0,0,'','','','','',2,(select t.id from cities t where t.name = 'SAINT VINCENT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52,'Comunale','0166 61723',8,'Via Trento 7','saintvincentcomunale','',0,0,0,0,0,0,'','','','','',2,(select t.id from cities t where t.name = 'SAINT VINCENT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56]&amp;&quot;-&quot;&amp;[.G56]&amp;&quot;-&quot;&amp;[.F56]" office:value-type="string" office:string-value="AREZZO-25-6" calcext:value-type="string">
            <text:p>AREZZO-25-6</text:p>
          </table:table-cell>
          <table:table-cell table:style-name="Default" table:formula="of:=ROW([.B56])-3" office:value-type="float" office:value="53" calcext:value-type="float">
            <text:p>53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AREZZ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/>
          <table:table-cell table:style-name="Default" office:value-type="string" calcext:value-type="string">
            <text:p>arezzo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56];&quot;'&quot;;&quot;''&quot;)&amp;&quot;')&quot;" office:value-type="string" office:string-value="(select t.id from cities t where t.name = 'AREZZO')" calcext:value-type="string">
            <text:p>(select t.id from cities t where t.name = 'AREZZO')</text:p>
          </table:table-cell>
          <table:table-cell table:formula="of:=&quot;(select t.id from &quot;&amp;[.G$2]&amp;&quot; t where t.&quot;&amp;[.G$3]&amp;&quot; = '&quot;&amp;[.G5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56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56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56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56]&amp;&quot;,'&quot;&amp;SUBSTITUTE([.C56];&quot;'&quot;;&quot;''&quot;)&amp;&quot;','&quot;&amp;[.D56]&amp;&quot;',&quot;&amp;[.F56]&amp;&quot;,'&quot;&amp;SUBSTITUTE([.H56];&quot;'&quot;;&quot;''&quot;)&amp;&quot;','&quot;&amp;[.I56]&amp;&quot;','&quot;&amp;[.M56]&amp;&quot;',&quot;&amp;[.N56]&amp;&quot;,&quot;&amp;[.O56]&amp;&quot;,&quot;&amp;[.P56]&amp;&quot;,&quot;&amp;[.Q56]&amp;&quot;,&quot;&amp;[.R56]&amp;&quot;,&quot;&amp;[.S56]&amp;&quot;,'&quot;&amp;[.T56]&amp;&quot;','&quot;&amp;[.U56]&amp;&quot;','&quot;&amp;[.V56]&amp;&quot;','&quot;&amp;[.W56]&amp;&quot;','&quot;&amp;[.X56]&amp;&quot;',&quot;&amp;[.Y56]&amp;&quot;,&quot;&amp;[.Z56]&amp;&quot;,&quot;&amp;[.AA56]&amp;&quot;,&quot;&amp;[.AB56]&amp;&quot;,&quot;&amp;[.AC56]&amp;&quot;,&quot;&amp;[.AD56]&amp;&quot;,0,CURDATE(),CURDATE())&quot;&amp;IF([.$B57]&gt;0;&quot;,&quot;;&quot;;&quot;)" office:value-type="string" office:string-value="(53,'Comunale','',6,'','arezzocomunale','',0,0,0,0,0,0,'','','','','',2,(select t.id from cities t where t.name = 'AREZZO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53,'Comunale','',6,'','arezzocomunale','',0,0,0,0,0,0,'','','','','',2,(select t.id from cities t where t.name = 'AREZZO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57]&amp;&quot;-&quot;&amp;[.G57]&amp;&quot;-&quot;&amp;[.F57]" office:value-type="string" office:string-value="GENOVA-50-8" calcext:value-type="string">
            <text:p>GENOVA-50-8</text:p>
          </table:table-cell>
          <table:table-cell table:style-name="Default" table:formula="of:=ROW([.B57])-3" office:value-type="float" office:value="54" calcext:value-type="float">
            <text:p>54</text:p>
          </table:table-cell>
          <table:table-cell office:value-type="string" calcext:value-type="string">
            <text:p>Sciorba</text:p>
          </table:table-cell>
          <table:table-cell/>
          <table:table-cell office:value-type="string" calcext:value-type="string">
            <text:p>GENOV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Via Adamoli 57</text:p>
          </table:table-cell>
          <table:table-cell table:style-name="Default" office:value-type="string" calcext:value-type="string">
            <text:p>genovasciorba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57];&quot;'&quot;;&quot;''&quot;)&amp;&quot;')&quot;" office:value-type="string" office:string-value="(select t.id from cities t where t.name = 'GENOVA')" calcext:value-type="string">
            <text:p>(select t.id from cities t where t.name = 'GENOVA')</text:p>
          </table:table-cell>
          <table:table-cell table:formula="of:=&quot;(select t.id from &quot;&amp;[.G$2]&amp;&quot; t where t.&quot;&amp;[.G$3]&amp;&quot; = '&quot;&amp;[.G5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J$2]&amp;&quot; t where t.&quot;&amp;[.J$3]&amp;&quot; = '&quot;&amp;[.J57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57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57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57]&amp;&quot;,'&quot;&amp;SUBSTITUTE([.C57];&quot;'&quot;;&quot;''&quot;)&amp;&quot;','&quot;&amp;[.D57]&amp;&quot;',&quot;&amp;[.F57]&amp;&quot;,'&quot;&amp;SUBSTITUTE([.H57];&quot;'&quot;;&quot;''&quot;)&amp;&quot;','&quot;&amp;[.I57]&amp;&quot;','&quot;&amp;[.M57]&amp;&quot;',&quot;&amp;[.N57]&amp;&quot;,&quot;&amp;[.O57]&amp;&quot;,&quot;&amp;[.P57]&amp;&quot;,&quot;&amp;[.Q57]&amp;&quot;,&quot;&amp;[.R57]&amp;&quot;,&quot;&amp;[.S57]&amp;&quot;,'&quot;&amp;[.T57]&amp;&quot;','&quot;&amp;[.U57]&amp;&quot;','&quot;&amp;[.V57]&amp;&quot;','&quot;&amp;[.W57]&amp;&quot;','&quot;&amp;[.X57]&amp;&quot;',&quot;&amp;[.Y57]&amp;&quot;,&quot;&amp;[.Z57]&amp;&quot;,&quot;&amp;[.AA57]&amp;&quot;,&quot;&amp;[.AB57]&amp;&quot;,&quot;&amp;[.AC57]&amp;&quot;,&quot;&amp;[.AD57]&amp;&quot;,0,CURDATE(),CURDATE())&quot;&amp;IF([.$B58]&gt;0;&quot;,&quot;;&quot;;&quot;)" office:value-type="string" office:string-value="(54,'Sciorba','',8,'Via Adamoli 57','genovasciorba','',0,0,0,0,0,0,'','','','','',2,(select t.id from cities t where t.name = 'GENOVA'),(select t.id from pool_types t where t.code = '50'),(select t.id from locker_cabinet_types t where t.code = ''),(select t.id from shower_types t where t.code = ''),(select t.id from hair_dryer_types t where t.code = ''),0,CURDATE(),CURDATE())," calcext:value-type="string">
            <text:p>(54,'Sciorba','',8,'Via Adamoli 57','genovasciorba','',0,0,0,0,0,0,'','','','','',2,(select t.id from cities t where t.name = 'GENOVA'),(select t.id from pool_types t where t.code = '50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58]&amp;&quot;-&quot;&amp;[.G58]&amp;&quot;-&quot;&amp;[.F58]" office:value-type="string" office:string-value="LA SPEZIA-25-6" calcext:value-type="string">
            <text:p>LA SPEZIA-25-6</text:p>
          </table:table-cell>
          <table:table-cell table:style-name="Default" table:formula="of:=ROW([.B58])-3" office:value-type="float" office:value="55" calcext:value-type="float">
            <text:p>55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LA SPEZ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/>
          <table:table-cell table:style-name="Default" office:value-type="string" calcext:value-type="string">
            <text:p>laspezia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58];&quot;'&quot;;&quot;''&quot;)&amp;&quot;')&quot;" office:value-type="string" office:string-value="(select t.id from cities t where t.name = 'LA SPEZIA')" calcext:value-type="string">
            <text:p>(select t.id from cities t where t.name = 'LA SPEZIA')</text:p>
          </table:table-cell>
          <table:table-cell table:formula="of:=&quot;(select t.id from &quot;&amp;[.G$2]&amp;&quot; t where t.&quot;&amp;[.G$3]&amp;&quot; = '&quot;&amp;[.G5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58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58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58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58]&amp;&quot;,'&quot;&amp;SUBSTITUTE([.C58];&quot;'&quot;;&quot;''&quot;)&amp;&quot;','&quot;&amp;[.D58]&amp;&quot;',&quot;&amp;[.F58]&amp;&quot;,'&quot;&amp;SUBSTITUTE([.H58];&quot;'&quot;;&quot;''&quot;)&amp;&quot;','&quot;&amp;[.I58]&amp;&quot;','&quot;&amp;[.M58]&amp;&quot;',&quot;&amp;[.N58]&amp;&quot;,&quot;&amp;[.O58]&amp;&quot;,&quot;&amp;[.P58]&amp;&quot;,&quot;&amp;[.Q58]&amp;&quot;,&quot;&amp;[.R58]&amp;&quot;,&quot;&amp;[.S58]&amp;&quot;,'&quot;&amp;[.T58]&amp;&quot;','&quot;&amp;[.U58]&amp;&quot;','&quot;&amp;[.V58]&amp;&quot;','&quot;&amp;[.W58]&amp;&quot;','&quot;&amp;[.X58]&amp;&quot;',&quot;&amp;[.Y58]&amp;&quot;,&quot;&amp;[.Z58]&amp;&quot;,&quot;&amp;[.AA58]&amp;&quot;,&quot;&amp;[.AB58]&amp;&quot;,&quot;&amp;[.AC58]&amp;&quot;,&quot;&amp;[.AD58]&amp;&quot;,0,CURDATE(),CURDATE())&quot;&amp;IF([.$B59]&gt;0;&quot;,&quot;;&quot;;&quot;)" office:value-type="string" office:string-value="(55,'Comunale','',6,'','laspeziacomunale','',0,0,0,0,0,0,'','','','','',2,(select t.id from cities t where t.name = 'LA SPEZIA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55,'Comunale','',6,'','laspeziacomunale','',0,0,0,0,0,0,'','','','','',2,(select t.id from cities t where t.name = 'LA SPEZIA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59]&amp;&quot;-&quot;&amp;[.G59]&amp;&quot;-&quot;&amp;[.F59]" office:value-type="string" office:string-value="CREMONA-50-8" calcext:value-type="string">
            <text:p>CREMONA-50-8</text:p>
          </table:table-cell>
          <table:table-cell table:style-name="Default" table:formula="of:=ROW([.B59])-3" office:value-type="float" office:value="56" calcext:value-type="float">
            <text:p>56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CREMON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</text:p>
          </table:table-cell>
          <table:table-cell/>
          <table:table-cell table:style-name="Default" office:value-type="string" calcext:value-type="string">
            <text:p>cremona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59];&quot;'&quot;;&quot;''&quot;)&amp;&quot;')&quot;" office:value-type="string" office:string-value="(select t.id from cities t where t.name = 'CREMONA')" calcext:value-type="string">
            <text:p>(select t.id from cities t where t.name = 'CREMONA')</text:p>
          </table:table-cell>
          <table:table-cell table:formula="of:=&quot;(select t.id from &quot;&amp;[.G$2]&amp;&quot; t where t.&quot;&amp;[.G$3]&amp;&quot; = '&quot;&amp;[.G5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 table:formula="of:=&quot;(select t.id from &quot;&amp;[.J$2]&amp;&quot; t where t.&quot;&amp;[.J$3]&amp;&quot; = '&quot;&amp;[.J59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59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59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59]&amp;&quot;,'&quot;&amp;SUBSTITUTE([.C59];&quot;'&quot;;&quot;''&quot;)&amp;&quot;','&quot;&amp;[.D59]&amp;&quot;',&quot;&amp;[.F59]&amp;&quot;,'&quot;&amp;SUBSTITUTE([.H59];&quot;'&quot;;&quot;''&quot;)&amp;&quot;','&quot;&amp;[.I59]&amp;&quot;','&quot;&amp;[.M59]&amp;&quot;',&quot;&amp;[.N59]&amp;&quot;,&quot;&amp;[.O59]&amp;&quot;,&quot;&amp;[.P59]&amp;&quot;,&quot;&amp;[.Q59]&amp;&quot;,&quot;&amp;[.R59]&amp;&quot;,&quot;&amp;[.S59]&amp;&quot;,'&quot;&amp;[.T59]&amp;&quot;','&quot;&amp;[.U59]&amp;&quot;','&quot;&amp;[.V59]&amp;&quot;','&quot;&amp;[.W59]&amp;&quot;','&quot;&amp;[.X59]&amp;&quot;',&quot;&amp;[.Y59]&amp;&quot;,&quot;&amp;[.Z59]&amp;&quot;,&quot;&amp;[.AA59]&amp;&quot;,&quot;&amp;[.AB59]&amp;&quot;,&quot;&amp;[.AC59]&amp;&quot;,&quot;&amp;[.AD59]&amp;&quot;,0,CURDATE(),CURDATE())&quot;&amp;IF([.$B60]&gt;0;&quot;,&quot;;&quot;;&quot;)" office:value-type="string" office:string-value="(56,'Comunale','',8,'','cremonacomunale','',0,0,0,0,0,0,'','','','','',2,(select t.id from cities t where t.name = 'CREMONA'),(select t.id from pool_types t where t.code = '50'),(select t.id from locker_cabinet_types t where t.code = ''),(select t.id from shower_types t where t.code = ''),(select t.id from hair_dryer_types t where t.code = ''),0,CURDATE(),CURDATE())," calcext:value-type="string">
            <text:p>(56,'Comunale','',8,'','cremonacomunale','',0,0,0,0,0,0,'','','','','',2,(select t.id from cities t where t.name = 'CREMONA'),(select t.id from pool_types t where t.code = '50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60]&amp;&quot;-&quot;&amp;[.G60]&amp;&quot;-&quot;&amp;[.F60]" office:value-type="string" office:string-value="SONDRIO-25-8" calcext:value-type="string">
            <text:p>SONDRIO-25-8</text:p>
          </table:table-cell>
          <table:table-cell table:style-name="Default" table:formula="of:=ROW([.B60])-3" office:value-type="float" office:value="57" calcext:value-type="float">
            <text:p>57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SONDR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</text:p>
          </table:table-cell>
          <table:table-cell/>
          <table:table-cell table:style-name="Default" office:value-type="string" calcext:value-type="string">
            <text:p>sondrio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60];&quot;'&quot;;&quot;''&quot;)&amp;&quot;')&quot;" office:value-type="string" office:string-value="(select t.id from cities t where t.name = 'SONDRIO')" calcext:value-type="string">
            <text:p>(select t.id from cities t where t.name = 'SONDRIO')</text:p>
          </table:table-cell>
          <table:table-cell table:formula="of:=&quot;(select t.id from &quot;&amp;[.G$2]&amp;&quot; t where t.&quot;&amp;[.G$3]&amp;&quot; = '&quot;&amp;[.G6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60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60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60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60]&amp;&quot;,'&quot;&amp;SUBSTITUTE([.C60];&quot;'&quot;;&quot;''&quot;)&amp;&quot;','&quot;&amp;[.D60]&amp;&quot;',&quot;&amp;[.F60]&amp;&quot;,'&quot;&amp;SUBSTITUTE([.H60];&quot;'&quot;;&quot;''&quot;)&amp;&quot;','&quot;&amp;[.I60]&amp;&quot;','&quot;&amp;[.M60]&amp;&quot;',&quot;&amp;[.N60]&amp;&quot;,&quot;&amp;[.O60]&amp;&quot;,&quot;&amp;[.P60]&amp;&quot;,&quot;&amp;[.Q60]&amp;&quot;,&quot;&amp;[.R60]&amp;&quot;,&quot;&amp;[.S60]&amp;&quot;,'&quot;&amp;[.T60]&amp;&quot;','&quot;&amp;[.U60]&amp;&quot;','&quot;&amp;[.V60]&amp;&quot;','&quot;&amp;[.W60]&amp;&quot;','&quot;&amp;[.X60]&amp;&quot;',&quot;&amp;[.Y60]&amp;&quot;,&quot;&amp;[.Z60]&amp;&quot;,&quot;&amp;[.AA60]&amp;&quot;,&quot;&amp;[.AB60]&amp;&quot;,&quot;&amp;[.AC60]&amp;&quot;,&quot;&amp;[.AD60]&amp;&quot;,0,CURDATE(),CURDATE())&quot;&amp;IF([.$B62]&gt;0;&quot;,&quot;;&quot;;&quot;)" office:value-type="string" office:string-value="(57,'Comunale','',8,'','sondriocomunale','',0,0,0,0,0,0,'','','','','',2,(select t.id from cities t where t.name = 'SONDRIO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57,'Comunale','',8,'','sondriocomunale','',0,0,0,0,0,0,'','','','','',2,(select t.id from cities t where t.name = 'SONDRIO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61]&amp;&quot;-&quot;&amp;[.G61]&amp;&quot;-&quot;&amp;[.F61]" office:value-type="string" office:string-value="TRAVAGLIATO-25-8" calcext:value-type="string">
            <text:p>TRAVAGLIATO-25-8</text:p>
          </table:table-cell>
          <table:table-cell table:style-name="Default" table:formula="of:=ROW([.B61])-3" office:value-type="float" office:value="58" calcext:value-type="float">
            <text:p>58</text:p>
          </table:table-cell>
          <table:table-cell office:value-type="string" calcext:value-type="string">
            <text:p>Palablu</text:p>
          </table:table-cell>
          <table:table-cell office:value-type="string" calcext:value-type="string">
            <text:p>030 6864158</text:p>
          </table:table-cell>
          <table:table-cell office:value-type="string" calcext:value-type="string">
            <text:p>TRAVAGLIATO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Via Montegrappa</text:p>
          </table:table-cell>
          <table:table-cell table:style-name="Default" office:value-type="string" calcext:value-type="string">
            <text:p>palablutravagliato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61];&quot;'&quot;;&quot;''&quot;)&amp;&quot;')&quot;" office:value-type="string" office:string-value="(select t.id from cities t where t.name = 'TRAVAGLIATO')" calcext:value-type="string">
            <text:p>(select t.id from cities t where t.name = 'TRAVAGLIATO')</text:p>
          </table:table-cell>
          <table:table-cell table:formula="of:=&quot;(select t.id from &quot;&amp;[.G$2]&amp;&quot; t where t.&quot;&amp;[.G$3]&amp;&quot; = '&quot;&amp;[.G6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61]&amp;&quot;')&quot;" office:value-type="string" office:string-value="(select t.id from locker_cabinet_types t where t.code = 'P')" calcext:value-type="string">
            <text:p>(select t.id from locker_cabinet_types t where t.code = 'P')</text:p>
          </table:table-cell>
          <table:table-cell table:formula="of:=&quot;(select t.id from &quot;&amp;[.K$2]&amp;&quot; t where t.&quot;&amp;[.K$3]&amp;&quot; = '&quot;&amp;[.K61]&amp;&quot;')&quot;" office:value-type="string" office:string-value="(select t.id from shower_types t where t.code = 'G')" calcext:value-type="string">
            <text:p>(select t.id from shower_types t where t.code = 'G')</text:p>
          </table:table-cell>
          <table:table-cell table:formula="of:=&quot;(select t.id from &quot;&amp;[.L$2]&amp;&quot; t where t.&quot;&amp;[.L$3]&amp;&quot; = '&quot;&amp;[.L61]&amp;&quot;')&quot;" office:value-type="string" office:string-value="(select t.id from hair_dryer_types t where t.code = 'G')" calcext:value-type="string">
            <text:p>(select t.id from hair_dryer_types t where t.code = 'G')</text:p>
          </table:table-cell>
          <table:table-cell/>
          <table:table-cell table:formula="of:=&quot;(&quot;&amp;[.B61]&amp;&quot;,'&quot;&amp;SUBSTITUTE([.C61];&quot;'&quot;;&quot;''&quot;)&amp;&quot;','&quot;&amp;[.D61]&amp;&quot;',&quot;&amp;[.F61]&amp;&quot;,'&quot;&amp;SUBSTITUTE([.H61];&quot;'&quot;;&quot;''&quot;)&amp;&quot;','&quot;&amp;[.I61]&amp;&quot;','&quot;&amp;[.M61]&amp;&quot;',&quot;&amp;[.N61]&amp;&quot;,&quot;&amp;[.O61]&amp;&quot;,&quot;&amp;[.P61]&amp;&quot;,&quot;&amp;[.Q61]&amp;&quot;,&quot;&amp;[.R61]&amp;&quot;,&quot;&amp;[.S61]&amp;&quot;,'&quot;&amp;[.T61]&amp;&quot;','&quot;&amp;[.U61]&amp;&quot;','&quot;&amp;[.V61]&amp;&quot;','&quot;&amp;[.W61]&amp;&quot;','&quot;&amp;[.X61]&amp;&quot;',&quot;&amp;[.Y61]&amp;&quot;,&quot;&amp;[.Z61]&amp;&quot;,&quot;&amp;[.AA61]&amp;&quot;,&quot;&amp;[.AB61]&amp;&quot;,&quot;&amp;[.AC61]&amp;&quot;,&quot;&amp;[.AD61]&amp;&quot;,0,CURDATE(),CURDATE())&quot;&amp;IF([.$B63]&gt;0;&quot;,&quot;;&quot;;&quot;)" office:value-type="string" office:string-value="(58,'Palablu','030 6864158',8,'Via Montegrappa','palablutravagliato','',1,0,1,0,0,0,'','','','','',2,(select t.id from cities t where t.name = 'TRAVAGLIATO'),(select t.id from pool_types t where t.code = '25'),(select t.id from locker_cabinet_types t where t.code = 'P'),(select t.id from shower_types t where t.code = 'G'),(select t.id from hair_dryer_types t where t.code = 'G'),0,CURDATE(),CURDATE())," calcext:value-type="string">
            <text:p>(58,'Palablu','030 6864158',8,'Via Montegrappa','palablutravagliato','',1,0,1,0,0,0,'','','','','',2,(select t.id from cities t where t.name = 'TRAVAGLIATO'),(select t.id from pool_types t where t.code = '25'),(select t.id from locker_cabinet_types t where t.code = 'P'),(select t.id from shower_types t where t.code = 'G'),(select t.id from hair_dryer_types t where t.code = 'G'),0,CURDATE(),CURDATE()),</text:p>
          </table:table-cell>
        </table:table-row>
        <table:table-row table:style-name="ro3">
          <table:table-cell table:formula="of:=[.E62]&amp;&quot;-&quot;&amp;[.G62]&amp;&quot;-&quot;&amp;[.F62]" office:value-type="string" office:string-value="RUBIERA-25-6" calcext:value-type="string">
            <text:p>RUBIERA-25-6</text:p>
          </table:table-cell>
          <table:table-cell table:style-name="Default" table:formula="of:=ROW([.B62])-3" office:value-type="float" office:value="59" calcext:value-type="float">
            <text:p>59</text:p>
          </table:table-cell>
          <table:table-cell office:value-type="string" calcext:value-type="string">
            <text:p>Komodo</text:p>
          </table:table-cell>
          <table:table-cell/>
          <table:table-cell office:value-type="string" calcext:value-type="string">
            <text:p>RUBIE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/>
          <table:table-cell table:style-name="Default" office:value-type="string" calcext:value-type="string">
            <text:p>komodorubier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G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62];&quot;'&quot;;&quot;''&quot;)&amp;&quot;')&quot;" office:value-type="string" office:string-value="(select t.id from cities t where t.name = 'RUBIERA')" calcext:value-type="string">
            <text:p>(select t.id from cities t where t.name = 'RUBIERA')</text:p>
          </table:table-cell>
          <table:table-cell table:formula="of:=&quot;(select t.id from &quot;&amp;[.G$2]&amp;&quot; t where t.&quot;&amp;[.G$3]&amp;&quot; = '&quot;&amp;[.G6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62]&amp;&quot;')&quot;" office:value-type="string" office:string-value="(select t.id from locker_cabinet_types t where t.code = 'P')" calcext:value-type="string">
            <text:p>(select t.id from locker_cabinet_types t where t.code = 'P')</text:p>
          </table:table-cell>
          <table:table-cell table:formula="of:=&quot;(select t.id from &quot;&amp;[.K$2]&amp;&quot; t where t.&quot;&amp;[.K$3]&amp;&quot; = '&quot;&amp;[.K62]&amp;&quot;')&quot;" office:value-type="string" office:string-value="(select t.id from shower_types t where t.code = 'G')" calcext:value-type="string">
            <text:p>(select t.id from shower_types t where t.code = 'G')</text:p>
          </table:table-cell>
          <table:table-cell table:formula="of:=&quot;(select t.id from &quot;&amp;[.L$2]&amp;&quot; t where t.&quot;&amp;[.L$3]&amp;&quot; = '&quot;&amp;[.L62]&amp;&quot;')&quot;" office:value-type="string" office:string-value="(select t.id from hair_dryer_types t where t.code = 'G')" calcext:value-type="string">
            <text:p>(select t.id from hair_dryer_types t where t.code = 'G')</text:p>
          </table:table-cell>
          <table:table-cell/>
          <table:table-cell table:formula="of:=&quot;(&quot;&amp;[.B62]&amp;&quot;,'&quot;&amp;SUBSTITUTE([.C62];&quot;'&quot;;&quot;''&quot;)&amp;&quot;','&quot;&amp;[.D62]&amp;&quot;',&quot;&amp;[.F62]&amp;&quot;,'&quot;&amp;SUBSTITUTE([.H62];&quot;'&quot;;&quot;''&quot;)&amp;&quot;','&quot;&amp;[.I62]&amp;&quot;','&quot;&amp;[.M62]&amp;&quot;',&quot;&amp;[.N62]&amp;&quot;,&quot;&amp;[.O62]&amp;&quot;,&quot;&amp;[.P62]&amp;&quot;,&quot;&amp;[.Q62]&amp;&quot;,&quot;&amp;[.R62]&amp;&quot;,&quot;&amp;[.S62]&amp;&quot;,'&quot;&amp;[.T62]&amp;&quot;','&quot;&amp;[.U62]&amp;&quot;','&quot;&amp;[.V62]&amp;&quot;','&quot;&amp;[.W62]&amp;&quot;','&quot;&amp;[.X62]&amp;&quot;',&quot;&amp;[.Y62]&amp;&quot;,&quot;&amp;[.Z62]&amp;&quot;,&quot;&amp;[.AA62]&amp;&quot;,&quot;&amp;[.AB62]&amp;&quot;,&quot;&amp;[.AC62]&amp;&quot;,&quot;&amp;[.AD62]&amp;&quot;,0,CURDATE(),CURDATE())&quot;&amp;IF([.$B63]&gt;0;&quot;,&quot;;&quot;;&quot;)" office:value-type="string" office:string-value="(59,'Komodo','',6,'','komodorubiera','',0,1,1,0,1,1,'','','','','',2,(select t.id from cities t where t.name = 'RUBIERA'),(select t.id from pool_types t where t.code = '25'),(select t.id from locker_cabinet_types t where t.code = 'P'),(select t.id from shower_types t where t.code = 'G'),(select t.id from hair_dryer_types t where t.code = 'G'),0,CURDATE(),CURDATE())," calcext:value-type="string">
            <text:p>(59,'Komodo','',6,'','komodorubiera','',0,1,1,0,1,1,'','','','','',2,(select t.id from cities t where t.name = 'RUBIERA'),(select t.id from pool_types t where t.code = '25'),(select t.id from locker_cabinet_types t where t.code = 'P'),(select t.id from shower_types t where t.code = 'G'),(select t.id from hair_dryer_types t where t.code = 'G'),0,CURDATE(),CURDATE()),</text:p>
          </table:table-cell>
        </table:table-row>
        <table:table-row table:style-name="ro3">
          <table:table-cell table:formula="of:=[.E63]&amp;&quot;-&quot;&amp;[.G63]&amp;&quot;-&quot;&amp;[.F63]" office:value-type="string" office:string-value="CORREGGIO-25-6" calcext:value-type="string">
            <text:p>CORREGGIO-25-6</text:p>
          </table:table-cell>
          <table:table-cell table:style-name="Default" table:formula="of:=ROW([.B63])-3" office:value-type="float" office:value="60" calcext:value-type="float">
            <text:p>60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CORREGG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</text:p>
          </table:table-cell>
          <table:table-cell/>
          <table:table-cell table:style-name="Default" office:value-type="string" calcext:value-type="string">
            <text:p>correggiocomunale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63];&quot;'&quot;;&quot;''&quot;)&amp;&quot;')&quot;" office:value-type="string" office:string-value="(select t.id from cities t where t.name = 'CORREGGIO')" calcext:value-type="string">
            <text:p>(select t.id from cities t where t.name = 'CORREGGIO')</text:p>
          </table:table-cell>
          <table:table-cell table:formula="of:=&quot;(select t.id from &quot;&amp;[.G$2]&amp;&quot; t where t.&quot;&amp;[.G$3]&amp;&quot; = '&quot;&amp;[.G6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63]&amp;&quot;')&quot;" office:value-type="string" office:string-value="(select t.id from locker_cabinet_types t where t.code = '')" calcext:value-type="string">
            <text:p>(select t.id from locker_cabinet_types t where t.code = '')</text:p>
          </table:table-cell>
          <table:table-cell table:formula="of:=&quot;(select t.id from &quot;&amp;[.K$2]&amp;&quot; t where t.&quot;&amp;[.K$3]&amp;&quot; = '&quot;&amp;[.K63]&amp;&quot;')&quot;" office:value-type="string" office:string-value="(select t.id from shower_types t where t.code = '')" calcext:value-type="string">
            <text:p>(select t.id from shower_types t where t.code = '')</text:p>
          </table:table-cell>
          <table:table-cell table:formula="of:=&quot;(select t.id from &quot;&amp;[.L$2]&amp;&quot; t where t.&quot;&amp;[.L$3]&amp;&quot; = '&quot;&amp;[.L63]&amp;&quot;')&quot;" office:value-type="string" office:string-value="(select t.id from hair_dryer_types t where t.code = '')" calcext:value-type="string">
            <text:p>(select t.id from hair_dryer_types t where t.code = '')</text:p>
          </table:table-cell>
          <table:table-cell/>
          <table:table-cell table:formula="of:=&quot;(&quot;&amp;[.B63]&amp;&quot;,'&quot;&amp;SUBSTITUTE([.C63];&quot;'&quot;;&quot;''&quot;)&amp;&quot;','&quot;&amp;[.D63]&amp;&quot;',&quot;&amp;[.F63]&amp;&quot;,'&quot;&amp;SUBSTITUTE([.H63];&quot;'&quot;;&quot;''&quot;)&amp;&quot;','&quot;&amp;[.I63]&amp;&quot;','&quot;&amp;[.M63]&amp;&quot;',&quot;&amp;[.N63]&amp;&quot;,&quot;&amp;[.O63]&amp;&quot;,&quot;&amp;[.P63]&amp;&quot;,&quot;&amp;[.Q63]&amp;&quot;,&quot;&amp;[.R63]&amp;&quot;,&quot;&amp;[.S63]&amp;&quot;,'&quot;&amp;[.T63]&amp;&quot;','&quot;&amp;[.U63]&amp;&quot;','&quot;&amp;[.V63]&amp;&quot;','&quot;&amp;[.W63]&amp;&quot;','&quot;&amp;[.X63]&amp;&quot;',&quot;&amp;[.Y63]&amp;&quot;,&quot;&amp;[.Z63]&amp;&quot;,&quot;&amp;[.AA63]&amp;&quot;,&quot;&amp;[.AB63]&amp;&quot;,&quot;&amp;[.AC63]&amp;&quot;,&quot;&amp;[.AD63]&amp;&quot;,0,CURDATE(),CURDATE())&quot;&amp;IF([.$B64]&gt;0;&quot;,&quot;;&quot;;&quot;)" office:value-type="string" office:string-value="(60,'Comunale','',6,'','correggiocomunale','',0,0,0,0,0,0,'','','','','',2,(select t.id from cities t where t.name = 'CORREGGIO'),(select t.id from pool_types t where t.code = '25'),(select t.id from locker_cabinet_types t where t.code = ''),(select t.id from shower_types t where t.code = ''),(select t.id from hair_dryer_types t where t.code = ''),0,CURDATE(),CURDATE())," calcext:value-type="string">
            <text:p>(60,'Comunale','',6,'','correggiocomunale','',0,0,0,0,0,0,'','','','','',2,(select t.id from cities t where t.name = 'CORREGGIO'),(select t.id from pool_types t where t.code = '25'),(select t.id from locker_cabinet_types t where t.code = ''),(select t.id from shower_types t where t.code = ''),(select t.id from hair_dryer_types t where t.code = ''),0,CURDATE(),CURDATE()),</text:p>
          </table:table-cell>
        </table:table-row>
        <table:table-row table:style-name="ro3">
          <table:table-cell table:formula="of:=[.E64]&amp;&quot;-&quot;&amp;[.G64]&amp;&quot;-&quot;&amp;[.F64]" office:value-type="string" office:string-value="SASSUOLO-25-8" calcext:value-type="string">
            <text:p>SASSUOLO-25-8</text:p>
          </table:table-cell>
          <table:table-cell table:style-name="Default" table:formula="of:=ROW([.B64])-3" office:value-type="float" office:value="61" calcext:value-type="float">
            <text:p>61</text:p>
          </table:table-cell>
          <table:table-cell office:value-type="string" calcext:value-type="string">
            <text:p>Comunale</text:p>
          </table:table-cell>
          <table:table-cell/>
          <table:table-cell office:value-type="string" calcext:value-type="string">
            <text:p>SASSUOL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</text:p>
          </table:table-cell>
          <table:table-cell/>
          <table:table-cell table:style-name="Default" office:value-type="string" calcext:value-type="string">
            <text:p>sassuolocomunale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&quot;(select t.id from &quot;&amp;[.E$2]&amp;&quot; t where t.&quot;&amp;[.E$3]&amp;&quot; = '&quot;&amp;SUBSTITUTE([.E64];&quot;'&quot;;&quot;''&quot;)&amp;&quot;')&quot;" office:value-type="string" office:string-value="(select t.id from cities t where t.name = 'SASSUOLO')" calcext:value-type="string">
            <text:p>(select t.id from cities t where t.name = 'SASSUOLO')</text:p>
          </table:table-cell>
          <table:table-cell table:formula="of:=&quot;(select t.id from &quot;&amp;[.G$2]&amp;&quot; t where t.&quot;&amp;[.G$3]&amp;&quot; = '&quot;&amp;[.G6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 table:formula="of:=&quot;(select t.id from &quot;&amp;[.J$2]&amp;&quot; t where t.&quot;&amp;[.J$3]&amp;&quot; = '&quot;&amp;[.J64]&amp;&quot;')&quot;" office:value-type="string" office:string-value="(select t.id from locker_cabinet_types t where t.code = 'P')" calcext:value-type="string">
            <text:p>(select t.id from locker_cabinet_types t where t.code = 'P')</text:p>
          </table:table-cell>
          <table:table-cell table:formula="of:=&quot;(select t.id from &quot;&amp;[.K$2]&amp;&quot; t where t.&quot;&amp;[.K$3]&amp;&quot; = '&quot;&amp;[.K64]&amp;&quot;')&quot;" office:value-type="string" office:string-value="(select t.id from shower_types t where t.code = 'C')" calcext:value-type="string">
            <text:p>(select t.id from shower_types t where t.code = 'C')</text:p>
          </table:table-cell>
          <table:table-cell table:formula="of:=&quot;(select t.id from &quot;&amp;[.L$2]&amp;&quot; t where t.&quot;&amp;[.L$3]&amp;&quot; = '&quot;&amp;[.L64]&amp;&quot;')&quot;" office:value-type="string" office:string-value="(select t.id from hair_dryer_types t where t.code = 'C')" calcext:value-type="string">
            <text:p>(select t.id from hair_dryer_types t where t.code = 'C')</text:p>
          </table:table-cell>
          <table:table-cell/>
          <table:table-cell table:formula="of:=&quot;(&quot;&amp;[.B64]&amp;&quot;,'&quot;&amp;SUBSTITUTE([.C64];&quot;'&quot;;&quot;''&quot;)&amp;&quot;','&quot;&amp;[.D64]&amp;&quot;',&quot;&amp;[.F64]&amp;&quot;,'&quot;&amp;SUBSTITUTE([.H64];&quot;'&quot;;&quot;''&quot;)&amp;&quot;','&quot;&amp;[.I64]&amp;&quot;','&quot;&amp;[.M64]&amp;&quot;',&quot;&amp;[.N64]&amp;&quot;,&quot;&amp;[.O64]&amp;&quot;,&quot;&amp;[.P64]&amp;&quot;,&quot;&amp;[.Q64]&amp;&quot;,&quot;&amp;[.R64]&amp;&quot;,&quot;&amp;[.S64]&amp;&quot;,'&quot;&amp;[.T64]&amp;&quot;','&quot;&amp;[.U64]&amp;&quot;','&quot;&amp;[.V64]&amp;&quot;','&quot;&amp;[.W64]&amp;&quot;','&quot;&amp;[.X64]&amp;&quot;',&quot;&amp;[.Y64]&amp;&quot;,&quot;&amp;[.Z64]&amp;&quot;,&quot;&amp;[.AA64]&amp;&quot;,&quot;&amp;[.AB64]&amp;&quot;,&quot;&amp;[.AC64]&amp;&quot;,&quot;&amp;[.AD64]&amp;&quot;,0,CURDATE(),CURDATE())&quot;&amp;IF([.$B65]&gt;0;&quot;,&quot;;&quot;;&quot;)" office:value-type="string" office:string-value="(61,'Comunale','',8,'','sassuolocomunale','',1,0,1,0,0,1,'','','','','',2,(select t.id from cities t where t.name = 'SASSUOLO'),(select t.id from pool_types t where t.code = '25'),(select t.id from locker_cabinet_types t where t.code = 'P'),(select t.id from shower_types t where t.code = 'C'),(select t.id from hair_dryer_types t where t.code = 'C'),0,CURDATE(),CURDATE());" calcext:value-type="string">
            <text:p>(61,'Comunale','',8,'','sassuolocomunale','',1,0,1,0,0,1,'','','','','',2,(select t.id from cities t where t.name = 'SASSUOLO'),(select t.id from pool_types t where t.code = '25'),(select t.id from locker_cabinet_types t where t.code = 'P'),(select t.id from shower_types t where t.code = 'C'),(select t.id from hair_dryer_types t where t.code = 'C'),0,CURDATE(),CURDATE());</text:p>
          </table:table-cell>
        </table:table-row>
        <table:table-row table:style-name="ro3" table:number-rows-repeated="4">
          <table:table-cell table:number-columns-repeated="32"/>
        </table:table-row>
        <table:table-row table:style-name="ro3" table:number-rows-repeated="6">
          <table:table-cell table:number-columns-repeated="7"/>
          <table:table-cell table:style-name="ce10"/>
          <table:table-cell table:number-columns-repeated="24"/>
        </table:table-row>
        <table:table-row table:style-name="ro3">
          <table:table-cell table:number-columns-repeated="32"/>
        </table:table-row>
        <table:table-row table:style-name="ro3" table:number-rows-repeated="10">
          <table:table-cell table:number-columns-repeated="7"/>
          <table:table-cell table:style-name="ce10"/>
          <table:table-cell table:number-columns-repeated="24"/>
        </table:table-row>
        <table:table-row table:style-name="ro3">
          <table:table-cell table:number-columns-repeated="32"/>
        </table:table-row>
        <table:table-row table:style-name="ro3" table:number-rows-repeated="4">
          <table:table-cell table:number-columns-repeated="7"/>
          <table:table-cell table:style-name="ce10"/>
          <table:table-cell table:number-columns-repeated="24"/>
        </table:table-row>
        <table:table-row table:style-name="ro3" table:number-rows-repeated="8">
          <table:table-cell table:number-columns-repeated="32"/>
        </table:table-row>
        <table:table-row table:style-name="ro3" table:number-rows-repeated="2">
          <table:table-cell table:number-columns-repeated="7"/>
          <table:table-cell table:style-name="ce10"/>
          <table:table-cell table:number-columns-repeated="24"/>
        </table:table-row>
        <table:table-row table:style-name="ro3">
          <table:table-cell table:number-columns-repeated="32"/>
        </table:table-row>
        <table:table-row table:style-name="ro3">
          <table:table-cell table:number-columns-repeated="7"/>
          <table:table-cell table:style-name="ce10"/>
          <table:table-cell table:number-columns-repeated="24"/>
        </table:table-row>
        <table:table-row table:style-name="ro3">
          <table:table-cell table:number-columns-repeated="32"/>
        </table:table-row>
        <table:table-row table:style-name="ro3" table:number-rows-repeated="2">
          <table:table-cell table:number-columns-repeated="7"/>
          <table:table-cell table:style-name="ce10"/>
          <table:table-cell table:number-columns-repeated="24"/>
        </table:table-row>
        <table:table-row table:style-name="ro3">
          <table:table-cell table:number-columns-repeated="32"/>
        </table:table-row>
        <table:table-row table:style-name="ro3" table:number-rows-repeated="7">
          <table:table-cell table:number-columns-repeated="7"/>
          <table:table-cell table:style-name="ce10"/>
          <table:table-cell table:number-columns-repeated="24"/>
        </table:table-row>
        <table:table-row table:style-name="ro3">
          <table:table-cell table:number-columns-repeated="32"/>
        </table:table-row>
        <table:table-row table:style-name="ro3" table:number-rows-repeated="2">
          <table:table-cell table:number-columns-repeated="7"/>
          <table:table-cell table:style-name="ce10"/>
          <table:table-cell table:number-columns-repeated="24"/>
        </table:table-row>
        <table:table-row table:style-name="ro3">
          <table:table-cell table:number-columns-repeated="32"/>
        </table:table-row>
        <table:table-row table:style-name="ro3" table:number-rows-repeated="2">
          <table:table-cell table:number-columns-repeated="7"/>
          <table:table-cell table:style-name="ce10"/>
          <table:table-cell table:number-columns-repeated="24"/>
        </table:table-row>
        <table:table-row table:style-name="ro3">
          <table:table-cell table:number-columns-repeated="32"/>
        </table:table-row>
        <table:table-row table:style-name="ro3">
          <table:table-cell table:number-columns-repeated="7"/>
          <table:table-cell table:style-name="ce10"/>
          <table:table-cell table:number-columns-repeated="24"/>
        </table:table-row>
        <table:table-row table:style-name="ro3">
          <table:table-cell table:number-columns-repeated="32"/>
        </table:table-row>
        <table:table-row table:style-name="ro3" table:number-rows-repeated="8">
          <table:table-cell table:number-columns-repeated="7"/>
          <table:table-cell table:style-name="ce10"/>
          <table:table-cell table:number-columns-repeated="24"/>
        </table:table-row>
        <table:table-row table:style-name="ro3" table:number-rows-repeated="2">
          <table:table-cell table:number-columns-repeated="32"/>
        </table:table-row>
        <table:table-row table:style-name="ro3" table:number-rows-repeated="2">
          <table:table-cell table:number-columns-repeated="7"/>
          <table:table-cell table:style-name="ce10"/>
          <table:table-cell table:number-columns-repeated="24"/>
        </table:table-row>
        <table:table-row table:style-name="ro3" table:number-rows-repeated="2">
          <table:table-cell table:number-columns-repeated="32"/>
        </table:table-row>
        <table:table-row table:style-name="ro3" table:number-rows-repeated="3">
          <table:table-cell table:number-columns-repeated="7"/>
          <table:table-cell table:style-name="ce10"/>
          <table:table-cell table:number-columns-repeated="24"/>
        </table:table-row>
        <table:table-row table:style-name="ro3">
          <table:table-cell table:number-columns-repeated="32"/>
        </table:table-row>
        <table:table-row table:style-name="ro3" table:number-rows-repeated="2">
          <table:table-cell table:number-columns-repeated="7"/>
          <table:table-cell table:style-name="ce10"/>
          <table:table-cell table:number-columns-repeated="24"/>
        </table:table-row>
        <table:table-row table:style-name="ro3" table:number-rows-repeated="3">
          <table:table-cell table:number-columns-repeated="32"/>
        </table:table-row>
        <table:table-row table:style-name="ro3" table:number-rows-repeated="6">
          <table:table-cell table:number-columns-repeated="7"/>
          <table:table-cell table:style-name="ce10"/>
          <table:table-cell table:number-columns-repeated="24"/>
        </table:table-row>
        <table:table-row table:style-name="ro3" table:number-rows-repeated="2">
          <table:table-cell table:number-columns-repeated="32"/>
        </table:table-row>
        <table:table-row table:style-name="ro3">
          <table:table-cell table:number-columns-repeated="7"/>
          <table:table-cell table:style-name="ce10"/>
          <table:table-cell table:number-columns-repeated="24"/>
        </table:table-row>
        <table:table-row table:style-name="ro3">
          <table:table-cell table:number-columns-repeated="32"/>
        </table:table-row>
        <table:table-row table:style-name="ro3">
          <table:table-cell table:number-columns-repeated="7"/>
          <table:table-cell table:style-name="ce10"/>
          <table:table-cell table:number-columns-repeated="24"/>
        </table:table-row>
        <table:table-row table:style-name="ro3">
          <table:table-cell table:number-columns-repeated="32"/>
        </table:table-row>
        <table:table-row table:style-name="ro3" table:number-rows-repeated="9">
          <table:table-cell table:number-columns-repeated="7"/>
          <table:table-cell table:style-name="ce10"/>
          <table:table-cell table:number-columns-repeated="24"/>
        </table:table-row>
        <table:table-row table:style-name="ro3" table:number-rows-repeated="2">
          <table:table-cell table:number-columns-repeated="32"/>
        </table:table-row>
        <table:table-row table:style-name="ro3" table:number-rows-repeated="4">
          <table:table-cell table:number-columns-repeated="7"/>
          <table:table-cell table:style-name="ce10"/>
          <table:table-cell table:number-columns-repeated="24"/>
        </table:table-row>
        <table:table-row table:style-name="ro3">
          <table:table-cell table:number-columns-repeated="32"/>
        </table:table-row>
        <table:table-row table:style-name="ro3" table:number-rows-repeated="6">
          <table:table-cell table:number-columns-repeated="7"/>
          <table:table-cell table:style-name="ce10"/>
          <table:table-cell table:number-columns-repeated="24"/>
        </table:table-row>
        <table:table-row table:style-name="ro3">
          <table:table-cell table:number-columns-repeated="32"/>
        </table:table-row>
        <table:table-row table:style-name="ro3" table:number-rows-repeated="5">
          <table:table-cell table:number-columns-repeated="7"/>
          <table:table-cell table:style-name="ce10"/>
          <table:table-cell table:number-columns-repeated="24"/>
        </table:table-row>
        <table:table-row table:style-name="ro3" table:number-rows-repeated="3">
          <table:table-cell table:number-columns-repeated="32"/>
        </table:table-row>
        <table:table-row table:style-name="ro3" table:number-rows-repeated="9">
          <table:table-cell table:number-columns-repeated="7"/>
          <table:table-cell table:style-name="ce10"/>
          <table:table-cell table:number-columns-repeated="24"/>
        </table:table-row>
        <table:table-row table:style-name="ro3" table:number-rows-repeated="13">
          <table:table-cell table:number-columns-repeated="32"/>
        </table:table-row>
        <table:table-row table:style-name="ro3">
          <table:table-cell table:number-columns-repeated="7"/>
          <table:table-cell table:style-name="ce10"/>
          <table:table-cell table:number-columns-repeated="24"/>
        </table:table-row>
        <table:table-row table:style-name="ro3" table:number-rows-repeated="4">
          <table:table-cell table:number-columns-repeated="32"/>
        </table:table-row>
        <table:table-row table:style-name="ro3">
          <table:table-cell table:number-columns-repeated="32"/>
        </table:table-row>
      </table:table>
      <table:named-expressions/>
      <table:database-ranges>
        <table:database-range table:name="__Anonymous_Sheet_DB__0" table:target-range-address="cities.B3:cities.F54">
          <table:sort>
            <table:sort-by table:field-number="0" table:data-type="automatic"/>
          </table:sort>
        </table:database-range>
        <table:database-range table:name="__Anonymous_Sheet_DB__1" table:target-range-address="swimming_pools.B3:swimming_pools.AF3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/00/0000</text:date>, <text:time style:data-style-name="N2" text:time-value="22:23:35.044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5M49S</meta:editing-duration>
    <meta:editing-cycles>45</meta:editing-cycles>
    <meta:generator>LibreOffice/4.2.5.2$Windows_x86 LibreOffice_project/61cb170a04bb1f12e77c884eab9192be736ec5f5</meta:generator>
    <dc:date>2014-09-22T22:28:08.063000000</dc:date>
    <dc:creator>Marco Ligabue</dc:creator>
    <meta:document-statistic meta:table-count="2" meta:cell-count="1783" meta:object-count="0"/>
    <meta:user-defined meta:name="Info 1"/>
    <meta:user-defined meta:name="Info 2"/>
    <meta:user-defined meta:name="Info 3"/>
    <meta:user-defined meta:name="Info 4"/>
  </office:meta>
</office:document-meta>
</file>